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600000027D806C59B8868620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09e2b3" officeooo:paragraph-rsid="0013c42a" style:font-size-asian="14pt" style:font-weight-asian="bold" style:font-size-complex="14pt" style:font-weight-complex="bold"/>
    </style:style>
    <style:style style:name="P2" style:family="paragraph" style:parent-style-name="Standard">
      <style:text-properties fo:font-size="14pt" fo:font-weight="bold" officeooo:rsid="001d6ebf" officeooo:paragraph-rsid="0013c42a" style:font-size-asian="14pt" style:font-weight-asian="bold" style:font-size-complex="14pt" style:font-weight-complex="bold"/>
    </style:style>
    <style:style style:name="P3" style:family="paragraph" style:parent-style-name="Standard">
      <style:text-properties fo:font-size="14pt" officeooo:rsid="0009e2b3" officeooo:paragraph-rsid="0013c42a" style:font-size-asian="14pt" style:font-size-complex="14pt"/>
    </style:style>
    <style:style style:name="P4" style:family="paragraph" style:parent-style-name="Standard">
      <style:text-properties fo:font-size="14pt" fo:font-style="normal" fo:font-weight="bold" officeooo:rsid="000a8155" officeooo:paragraph-rsid="0013c42a"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normal" officeooo:rsid="000cdb98" officeooo:paragraph-rsid="001c6201" style:font-size-asian="14pt" style:font-weight-asian="normal" style:font-size-complex="14pt" style:font-weight-complex="normal"/>
    </style:style>
    <style:style style:name="P6" style:family="paragraph" style:parent-style-name="Standard">
      <style:text-properties fo:font-size="14pt" fo:font-weight="normal" officeooo:rsid="000cdb98" officeooo:paragraph-rsid="003c1e32" style:font-size-asian="14pt" style:font-weight-asian="normal" style:font-size-complex="14pt" style:font-weight-complex="normal"/>
    </style:style>
    <style:style style:name="P7" style:family="paragraph" style:parent-style-name="Standard">
      <style:text-properties fo:font-size="14pt" fo:font-weight="normal" officeooo:rsid="000e30e4" officeooo:paragraph-rsid="001c9f9f" style:font-size-asian="14pt" style:font-weight-asian="normal" style:font-size-complex="14pt" style:font-weight-complex="normal"/>
    </style:style>
    <style:style style:name="P8" style:family="paragraph" style:parent-style-name="Standard">
      <style:text-properties fo:font-size="14pt" fo:font-weight="normal" officeooo:rsid="000e30e4" officeooo:paragraph-rsid="003f44eb" style:font-size-asian="14pt" style:font-weight-asian="normal" style:font-size-complex="14pt" style:font-weight-complex="normal"/>
    </style:style>
    <style:style style:name="P9" style:family="paragraph" style:parent-style-name="Standard">
      <style:text-properties fo:font-size="15pt" fo:font-weight="bold" officeooo:rsid="0013c42a" officeooo:paragraph-rsid="0013c42a" style:font-size-asian="15pt" style:font-weight-asian="bold" style:font-size-complex="15pt" style:font-weight-complex="bold"/>
    </style:style>
    <style:style style:name="P10"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13c42a" style:font-size-asian="14pt" style:font-style-asian="normal" style:font-weight-asian="normal" style:font-size-complex="14pt" style:font-style-complex="normal" style:font-weight-complex="normal" style:text-emphasize="none"/>
    </style:style>
    <style:style style:name="P11"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2738e8" style:font-size-asian="14pt" style:font-style-asian="normal" style:font-weight-asian="normal" style:font-size-complex="14pt" style:font-style-complex="normal" style:font-weight-complex="normal" style:text-emphasize="none"/>
    </style:style>
    <style:style style:name="P12"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362c23" style:font-size-asian="14pt" style:font-style-asian="normal" style:font-weight-asian="normal" style:font-size-complex="14pt" style:font-style-complex="normal" style:font-weight-complex="normal" style:text-emphasize="none"/>
    </style:style>
    <style:style style:name="P13"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62b12" officeooo:paragraph-rsid="003f44eb" style:font-size-asian="14pt" style:font-style-asian="normal" style:font-weight-asian="normal" style:font-size-complex="14pt" style:font-style-complex="normal" style:font-weight-complex="normal" style:text-emphasize="none"/>
    </style:style>
    <style:style style:name="P14"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2738e8" style:font-size-asian="14pt" style:font-style-asian="normal" style:font-weight-asian="normal" style:font-size-complex="14pt" style:font-style-complex="normal" style:font-weight-complex="normal" style:text-emphasize="none"/>
    </style:style>
    <style:style style:name="P15"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3561ac" style:font-size-asian="14pt" style:font-style-asian="normal" style:font-weight-asian="normal" style:font-size-complex="14pt" style:font-style-complex="normal" style:font-weight-complex="normal" style:text-emphasize="none"/>
    </style:style>
    <style:style style:name="P16"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e30e4" officeooo:paragraph-rsid="00362c23" style:font-size-asian="14pt" style:font-style-asian="normal" style:font-weight-asian="normal" style:font-size-complex="14pt" style:font-style-complex="normal" style:font-weight-complex="normal" style:text-emphasize="none"/>
    </style:style>
    <style:style style:name="P17"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bold" officeooo:rsid="0009b27b" officeooo:paragraph-rsid="00362c23" style:font-size-asian="14pt" style:font-style-asian="normal" style:font-weight-asian="bold" style:font-size-complex="14pt" style:font-style-complex="normal" style:font-weight-complex="bold" style:text-emphasize="none"/>
    </style:style>
    <style:style style:name="P18"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13c42a" officeooo:paragraph-rsid="0013c42a" style:font-size-asian="15pt" style:font-style-asian="italic" style:font-weight-asian="bold" style:font-size-complex="15pt" style:font-style-complex="italic" style:font-weight-complex="bold" style:text-emphasize="none"/>
    </style:style>
    <style:style style:name="P19"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062b12" officeooo:paragraph-rsid="002e2859" style:font-size-asian="15pt" style:font-style-asian="italic" style:font-weight-asian="bold" style:font-size-complex="15pt" style:font-style-complex="italic" style:font-weight-complex="bold" style:text-emphasize="none"/>
    </style:style>
    <style:style style:name="P20" style:family="paragraph" style:parent-style-name="Standard">
      <style:text-properties fo:color="#000000" loext:opacity="100%" style:text-outline="false" style:text-line-through-style="none" style:text-line-through-type="none" style:font-name="Liberation Sans" fo:font-size="15pt" fo:font-style="normal" fo:text-shadow="none" style:text-underline-style="none" fo:font-weight="bold" officeooo:rsid="002738e8" officeooo:paragraph-rsid="002738e8" style:font-size-asian="15pt" style:font-style-asian="normal" style:font-weight-asian="bold" style:font-size-complex="15pt" style:font-style-complex="normal" style:font-weight-complex="bold" style:text-emphasize="none"/>
    </style:style>
    <style:style style:name="P2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3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3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3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3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3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295b5f" style:font-size-asian="14pt" style:font-style-asian="italic" style:font-weight-asian="normal" style:font-size-complex="14pt" style:font-style-complex="italic" style:font-weight-complex="normal" style:text-emphasize="none"/>
    </style:style>
    <style:style style:name="P3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62468e" style:font-size-asian="14pt" style:font-style-asian="italic" style:font-weight-asian="normal" style:font-size-complex="14pt" style:font-style-complex="italic" style:font-weight-complex="normal" style:text-emphasize="none"/>
    </style:style>
    <style:style style:name="P3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c6201" officeooo:paragraph-rsid="002c6433" style:font-size-asian="14pt" style:font-style-asian="italic" style:font-weight-asian="normal" style:font-size-complex="14pt" style:font-style-complex="italic" style:font-weight-complex="normal" style:text-emphasize="none"/>
    </style:style>
    <style:style style:name="P3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c6433" officeooo:paragraph-rsid="002738e8" style:font-size-asian="14pt" style:font-style-asian="italic" style:font-weight-asian="normal" style:font-size-complex="14pt" style:font-style-complex="italic" style:font-weight-complex="normal" style:text-emphasize="none"/>
    </style:style>
    <style:style style:name="P3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a86d9" officeooo:paragraph-rsid="004cabba" style:font-size-asian="14pt" style:font-style-asian="italic" style:font-weight-asian="normal" style:font-size-complex="14pt" style:font-style-complex="italic" style:font-weight-complex="normal" style:text-emphasize="none"/>
    </style:style>
    <style:style style:name="P3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5c9cf1" style:font-size-asian="14pt" style:font-style-asian="italic" style:font-weight-asian="normal" style:font-size-complex="14pt" style:font-style-complex="italic" style:font-weight-complex="normal" style:text-emphasize="none"/>
    </style:style>
    <style:style style:name="P4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66204a" style:font-size-asian="14pt" style:font-style-asian="italic" style:font-weight-asian="normal" style:font-size-complex="14pt" style:font-style-complex="italic" style:font-weight-complex="normal" style:text-emphasize="none"/>
    </style:style>
    <style:style style:name="P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a46f0" style:font-size-asian="14pt" style:font-style-asian="normal" style:font-weight-asian="normal" style:font-size-complex="14pt" style:font-style-complex="normal" style:font-weight-complex="normal" style:text-emphasize="none"/>
    </style:style>
    <style:style style:name="P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1a734" style:font-size-asian="14pt" style:font-style-asian="normal" style:font-weight-asian="normal" style:font-size-complex="14pt" style:font-style-complex="normal" style:font-weight-complex="normal" style:text-emphasize="none"/>
    </style:style>
    <style:style style:name="P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3812b" style:font-size-asian="14pt" style:font-style-asian="normal" style:font-weight-asian="normal" style:font-size-complex="14pt" style:font-style-complex="normal" style:font-weight-complex="normal" style:text-emphasize="none"/>
    </style:style>
    <style:style style:name="P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72a04" style:font-size-asian="14pt" style:font-style-asian="normal" style:font-weight-asian="normal" style:font-size-complex="14pt" style:font-style-complex="normal" style:font-weight-complex="normal" style:text-emphasize="none"/>
    </style:style>
    <style:style style:name="P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95b5f" style:font-size-asian="14pt" style:font-style-asian="normal" style:font-weight-asian="normal" style:font-size-complex="14pt" style:font-style-complex="normal" style:font-weight-complex="normal" style:text-emphasize="none"/>
    </style:style>
    <style:style style:name="P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a84dc" style:font-size-asian="14pt" style:font-style-asian="normal" style:font-weight-asian="normal" style:font-size-complex="14pt" style:font-style-complex="normal" style:font-weight-complex="normal" style:text-emphasize="none"/>
    </style:style>
    <style:style style:name="P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3168b3" style:font-size-asian="14pt" style:font-style-asian="normal" style:font-weight-asian="normal" style:font-size-complex="14pt" style:font-style-complex="normal" style:font-weight-complex="normal" style:text-emphasize="none"/>
    </style:style>
    <style:style style:name="P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4cabba" style:font-size-asian="14pt" style:font-style-asian="normal" style:font-weight-asian="normal" style:font-size-complex="14pt" style:font-style-complex="normal" style:font-weight-complex="normal" style:text-emphasize="none"/>
    </style:style>
    <style:style style:name="P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5dcf8" style:font-size-asian="14pt" style:font-style-asian="normal" style:font-weight-asian="normal" style:font-size-complex="14pt" style:font-style-complex="normal" style:font-weight-complex="normal" style:text-emphasize="none"/>
    </style:style>
    <style:style style:name="P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4109" style:font-size-asian="14pt" style:font-style-asian="normal" style:font-weight-asian="normal" style:font-size-complex="14pt" style:font-style-complex="normal" style:font-weight-complex="normal" style:text-emphasize="none"/>
    </style:style>
    <style:style style:name="P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dec4" style:font-size-asian="14pt" style:font-style-asian="normal" style:font-weight-asian="normal" style:font-size-complex="14pt" style:font-style-complex="normal" style:font-weight-complex="normal" style:text-emphasize="none"/>
    </style:style>
    <style:style style:name="P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2468e" style:font-size-asian="14pt" style:font-style-asian="normal" style:font-weight-asian="normal" style:font-size-complex="14pt" style:font-style-complex="normal" style:font-weight-complex="normal" style:text-emphasize="none"/>
    </style:style>
    <style:style style:name="P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6204a" style:font-size-asian="14pt" style:font-style-asian="normal" style:font-weight-asian="normal" style:font-size-complex="14pt" style:font-style-complex="normal" style:font-weight-complex="normal" style:text-emphasize="none"/>
    </style:style>
    <style:style style:name="P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7f407" style:font-size-asian="14pt" style:font-style-asian="normal" style:font-weight-asian="normal" style:font-size-complex="14pt" style:font-style-complex="normal" style:font-weight-complex="normal" style:text-emphasize="none"/>
    </style:style>
    <style:style style:name="P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a46f0" style:font-size-asian="14pt" style:font-style-asian="normal" style:font-weight-asian="normal" style:font-size-complex="14pt" style:font-style-complex="normal" style:font-weight-complex="normal" style:text-emphasize="none"/>
    </style:style>
    <style:style style:name="P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272a04" style:font-size-asian="14pt" style:font-style-asian="normal" style:font-weight-asian="normal" style:font-size-complex="14pt" style:font-style-complex="normal" style:font-weight-complex="normal" style:text-emphasize="none"/>
    </style:style>
    <style:style style:name="P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3168b3" style:font-size-asian="14pt" style:font-style-asian="normal" style:font-weight-asian="normal" style:font-size-complex="14pt" style:font-style-complex="normal" style:font-weight-complex="normal" style:text-emphasize="none"/>
    </style:style>
    <style:style style:name="P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15ad0" style:font-size-asian="14pt" style:font-style-asian="normal" style:font-weight-asian="normal" style:font-size-complex="14pt" style:font-style-complex="normal" style:font-weight-complex="normal" style:text-emphasize="none"/>
    </style:style>
    <style:style style:name="P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21bb" style:font-size-asian="14pt" style:font-style-asian="normal" style:font-weight-asian="normal" style:font-size-complex="14pt" style:font-style-complex="normal" style:font-weight-complex="normal" style:text-emphasize="none"/>
    </style:style>
    <style:style style:name="P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931e" style:font-size-asian="14pt" style:font-style-asian="normal" style:font-weight-asian="normal" style:font-size-complex="14pt" style:font-style-complex="normal" style:font-weight-complex="normal" style:text-emphasize="none"/>
    </style:style>
    <style:style style:name="P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6ab" style:font-size-asian="14pt" style:font-style-asian="normal" style:font-weight-asian="normal" style:font-size-complex="14pt" style:font-style-complex="normal" style:font-weight-complex="normal" style:text-emphasize="none"/>
    </style:style>
    <style:style style:name="P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c6c" style:font-size-asian="14pt" style:font-style-asian="normal" style:font-weight-asian="normal" style:font-size-complex="14pt" style:font-style-complex="normal" style:font-weight-complex="normal" style:text-emphasize="none"/>
    </style:style>
    <style:style style:name="P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4c2d4" style:font-size-asian="14pt" style:font-style-asian="normal" style:font-weight-asian="normal" style:font-size-complex="14pt" style:font-style-complex="normal" style:font-weight-complex="normal" style:text-emphasize="none"/>
    </style:style>
    <style:style style:name="P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52f7b" style:font-size-asian="14pt" style:font-style-asian="normal" style:font-weight-asian="normal" style:font-size-complex="14pt" style:font-style-complex="normal" style:font-weight-complex="normal" style:text-emphasize="none"/>
    </style:style>
    <style:style style:name="P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70b80" style:font-size-asian="14pt" style:font-style-asian="normal" style:font-weight-asian="normal" style:font-size-complex="14pt" style:font-style-complex="normal" style:font-weight-complex="normal" style:text-emphasize="none"/>
    </style:style>
    <style:style style:name="P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cabba" style:font-size-asian="14pt" style:font-style-asian="normal" style:font-weight-asian="normal" style:font-size-complex="14pt" style:font-style-complex="normal" style:font-weight-complex="normal" style:text-emphasize="none"/>
    </style:style>
    <style:style style:name="P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21c75" style:font-size-asian="14pt" style:font-style-asian="normal" style:font-weight-asian="normal" style:font-size-complex="14pt" style:font-style-complex="normal" style:font-weight-complex="normal" style:text-emphasize="none"/>
    </style:style>
    <style:style style:name="P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5dcf8" style:font-size-asian="14pt" style:font-style-asian="normal" style:font-weight-asian="normal" style:font-size-complex="14pt" style:font-style-complex="normal" style:font-weight-complex="normal" style:text-emphasize="none"/>
    </style:style>
    <style:style style:name="P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4109" style:font-size-asian="14pt" style:font-style-asian="normal" style:font-weight-asian="normal" style:font-size-complex="14pt" style:font-style-complex="normal" style:font-weight-complex="normal" style:text-emphasize="none"/>
    </style:style>
    <style:style style:name="P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dec4" style:font-size-asian="14pt" style:font-style-asian="normal" style:font-weight-asian="normal" style:font-size-complex="14pt" style:font-style-complex="normal" style:font-weight-complex="normal" style:text-emphasize="none"/>
    </style:style>
    <style:style style:name="P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66204a" style:font-size-asian="14pt" style:font-style-asian="normal" style:font-weight-asian="normal" style:font-size-complex="14pt" style:font-style-complex="normal" style:font-weight-complex="normal" style:text-emphasize="none"/>
    </style:style>
    <style:style style:name="P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c9f9f" style:font-size-asian="14pt" style:font-style-asian="normal" style:font-weight-asian="normal" style:font-size-complex="14pt" style:font-style-complex="normal" style:font-weight-complex="normal" style:text-emphasize="none"/>
    </style:style>
    <style:style style:name="P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561ac" style:font-size-asian="14pt" style:font-style-asian="normal" style:font-weight-asian="normal" style:font-size-complex="14pt" style:font-style-complex="normal" style:font-weight-complex="normal" style:text-emphasize="none"/>
    </style:style>
    <style:style style:name="P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f44eb" style:font-size-asian="14pt" style:font-style-asian="normal" style:font-weight-asian="normal" style:font-size-complex="14pt" style:font-style-complex="normal" style:font-weight-complex="normal" style:text-emphasize="none"/>
    </style:style>
    <style:style style:name="P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15ad0" style:font-size-asian="14pt" style:font-style-asian="normal" style:font-weight-asian="normal" style:font-size-complex="14pt" style:font-style-complex="normal" style:font-weight-complex="normal" style:text-emphasize="none"/>
    </style:style>
    <style:style style:name="P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21bb" style:font-size-asian="14pt" style:font-style-asian="normal" style:font-weight-asian="normal" style:font-size-complex="14pt" style:font-style-complex="normal" style:font-weight-complex="normal" style:text-emphasize="none"/>
    </style:style>
    <style:style style:name="P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f6ab" style:font-size-asian="14pt" style:font-style-asian="normal" style:font-weight-asian="normal" style:font-size-complex="14pt" style:font-style-complex="normal" style:font-weight-complex="normal" style:text-emphasize="none"/>
    </style:style>
    <style:style style:name="P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43fca" style:font-size-asian="14pt" style:font-style-asian="normal" style:font-weight-asian="normal" style:font-size-complex="14pt" style:font-style-complex="normal" style:font-weight-complex="normal" style:text-emphasize="none"/>
    </style:style>
    <style:style style:name="P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58194b" style:font-size-asian="14pt" style:font-style-asian="normal" style:font-weight-asian="normal" style:font-size-complex="14pt" style:font-style-complex="normal" style:font-weight-complex="normal" style:text-emphasize="none"/>
    </style:style>
    <style:style style:name="P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a46f0" style:font-size-asian="14pt" style:font-style-asian="normal" style:font-weight-asian="normal" style:font-size-complex="14pt" style:font-style-complex="normal" style:font-weight-complex="normal" style:text-emphasize="none"/>
    </style:style>
    <style:style style:name="P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01808" style:font-size-asian="14pt" style:font-style-asian="normal" style:font-weight-asian="normal" style:font-size-complex="14pt" style:font-style-complex="normal" style:font-weight-complex="normal" style:text-emphasize="none"/>
    </style:style>
    <style:style style:name="P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72a04" style:font-size-asian="14pt" style:font-style-asian="normal" style:font-weight-asian="normal" style:font-size-complex="14pt" style:font-style-complex="normal" style:font-weight-complex="normal" style:text-emphasize="none"/>
    </style:style>
    <style:style style:name="P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50f96" style:font-size-asian="14pt" style:font-style-asian="normal" style:font-weight-asian="normal" style:font-size-complex="14pt" style:font-style-complex="normal" style:font-weight-complex="normal" style:text-emphasize="none"/>
    </style:style>
    <style:style style:name="P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a86d9" style:font-size-asian="14pt" style:font-style-asian="normal" style:font-weight-asian="normal" style:font-size-complex="14pt" style:font-style-complex="normal" style:font-weight-complex="normal" style:text-emphasize="none"/>
    </style:style>
    <style:style style:name="P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5dcf8" style:font-size-asian="14pt" style:font-style-asian="normal" style:font-weight-asian="normal" style:font-size-complex="14pt" style:font-style-complex="normal" style:font-weight-complex="normal" style:text-emphasize="none"/>
    </style:style>
    <style:style style:name="P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74109" style:font-size-asian="14pt" style:font-style-asian="normal" style:font-weight-asian="normal" style:font-size-complex="14pt" style:font-style-complex="normal" style:font-weight-complex="normal" style:text-emphasize="none"/>
    </style:style>
    <style:style style:name="P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01808" style:font-size-asian="14pt" style:font-style-asian="normal" style:font-weight-asian="normal" style:font-size-complex="14pt" style:font-style-complex="normal" style:font-weight-complex="normal" style:text-emphasize="none"/>
    </style:style>
    <style:style style:name="P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72a04" style:font-size-asian="14pt" style:font-style-asian="normal" style:font-weight-asian="normal" style:font-size-complex="14pt" style:font-style-complex="normal" style:font-weight-complex="normal" style:text-emphasize="none"/>
    </style:style>
    <style:style style:name="P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55dcf8" style:font-size-asian="14pt" style:font-style-asian="normal" style:font-weight-asian="normal" style:font-size-complex="14pt" style:font-style-complex="normal" style:font-weight-complex="normal" style:text-emphasize="none"/>
    </style:style>
    <style:style style:name="P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3812b" style:font-size-asian="14pt" style:font-style-asian="normal" style:font-weight-asian="normal" style:font-size-complex="14pt" style:font-style-complex="normal" style:font-weight-complex="normal" style:text-emphasize="none"/>
    </style:style>
    <style:style style:name="P9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72a04" style:font-size-asian="14pt" style:font-style-asian="normal" style:font-weight-asian="normal" style:font-size-complex="14pt" style:font-style-complex="normal" style:font-weight-complex="normal" style:text-emphasize="none"/>
    </style:style>
    <style:style style:name="P9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95b5f" style:font-size-asian="14pt" style:font-style-asian="normal" style:font-weight-asian="normal" style:font-size-complex="14pt" style:font-style-complex="normal" style:font-weight-complex="normal" style:text-emphasize="none"/>
    </style:style>
    <style:style style:name="P9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a84dc" style:font-size-asian="14pt" style:font-style-asian="normal" style:font-weight-asian="normal" style:font-size-complex="14pt" style:font-style-complex="normal" style:font-weight-complex="normal" style:text-emphasize="none"/>
    </style:style>
    <style:style style:name="P9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168b3" style:font-size-asian="14pt" style:font-style-asian="normal" style:font-weight-asian="normal" style:font-size-complex="14pt" style:font-style-complex="normal" style:font-weight-complex="normal" style:text-emphasize="none"/>
    </style:style>
    <style:style style:name="P9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62c23" style:font-size-asian="14pt" style:font-style-asian="normal" style:font-weight-asian="normal" style:font-size-complex="14pt" style:font-style-complex="normal" style:font-weight-complex="normal" style:text-emphasize="none"/>
    </style:style>
    <style:style style:name="P9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4cc249" style:font-size-asian="14pt" style:font-style-asian="normal" style:font-weight-asian="normal" style:font-size-complex="14pt" style:font-style-complex="normal" style:font-weight-complex="normal" style:text-emphasize="none"/>
    </style:style>
    <style:style style:name="P9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574109" style:font-size-asian="14pt" style:font-style-asian="normal" style:font-weight-asian="normal" style:font-size-complex="14pt" style:font-style-complex="normal" style:font-weight-complex="normal" style:text-emphasize="none"/>
    </style:style>
    <style:style style:name="P10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66204a" style:font-size-asian="14pt" style:font-style-asian="normal" style:font-weight-asian="normal" style:font-size-complex="14pt" style:font-style-complex="normal" style:font-weight-complex="normal" style:text-emphasize="none"/>
    </style:style>
    <style:style style:name="P10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1a734" style:font-size-asian="14pt" style:font-style-asian="normal" style:font-weight-asian="normal" style:font-size-complex="14pt" style:font-style-complex="normal" style:font-weight-complex="normal" style:text-emphasize="none"/>
    </style:style>
    <style:style style:name="P10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a46f0" style:font-size-asian="14pt" style:font-style-asian="normal" style:font-weight-asian="normal" style:font-size-complex="14pt" style:font-style-complex="normal" style:font-weight-complex="normal" style:text-emphasize="none"/>
    </style:style>
    <style:style style:name="P10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3812b" style:font-size-asian="14pt" style:font-style-asian="normal" style:font-weight-asian="normal" style:font-size-complex="14pt" style:font-style-complex="normal" style:font-weight-complex="normal" style:text-emphasize="none"/>
    </style:style>
    <style:style style:name="P10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72a04" style:font-size-asian="14pt" style:font-style-asian="normal" style:font-weight-asian="normal" style:font-size-complex="14pt" style:font-style-complex="normal" style:font-weight-complex="normal" style:text-emphasize="none"/>
    </style:style>
    <style:style style:name="P10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95b5f" style:font-size-asian="14pt" style:font-style-asian="normal" style:font-weight-asian="normal" style:font-size-complex="14pt" style:font-style-complex="normal" style:font-weight-complex="normal" style:text-emphasize="none"/>
    </style:style>
    <style:style style:name="P10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89f94" style:font-size-asian="14pt" style:font-style-asian="normal" style:font-weight-asian="normal" style:font-size-complex="14pt" style:font-style-complex="normal" style:font-weight-complex="normal" style:text-emphasize="none"/>
    </style:style>
    <style:style style:name="P10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4dc" style:font-size-asian="14pt" style:font-style-asian="normal" style:font-weight-asian="normal" style:font-size-complex="14pt" style:font-style-complex="normal" style:font-weight-complex="normal" style:text-emphasize="none"/>
    </style:style>
    <style:style style:name="P10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6d9" style:font-size-asian="14pt" style:font-style-asian="normal" style:font-weight-asian="normal" style:font-size-complex="14pt" style:font-style-complex="normal" style:font-weight-complex="normal" style:text-emphasize="none"/>
    </style:style>
    <style:style style:name="P1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168b3" style:font-size-asian="14pt" style:font-style-asian="normal" style:font-weight-asian="normal" style:font-size-complex="14pt" style:font-style-complex="normal" style:font-weight-complex="normal" style:text-emphasize="none"/>
    </style:style>
    <style:style style:name="P1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601ae" style:font-size-asian="14pt" style:font-style-asian="normal" style:font-weight-asian="normal" style:font-size-complex="14pt" style:font-style-complex="normal" style:font-weight-complex="normal" style:text-emphasize="none"/>
    </style:style>
    <style:style style:name="P1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41958" style:font-size-asian="14pt" style:font-style-asian="normal" style:font-weight-asian="normal" style:font-size-complex="14pt" style:font-style-complex="normal" style:font-weight-complex="normal" style:text-emphasize="none"/>
    </style:style>
    <style:style style:name="P1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5dcf8" style:font-size-asian="14pt" style:font-style-asian="normal" style:font-weight-asian="normal" style:font-size-complex="14pt" style:font-style-complex="normal" style:font-weight-complex="normal" style:text-emphasize="none"/>
    </style:style>
    <style:style style:name="P1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4109" style:font-size-asian="14pt" style:font-style-asian="normal" style:font-weight-asian="normal" style:font-size-complex="14pt" style:font-style-complex="normal" style:font-weight-complex="normal" style:text-emphasize="none"/>
    </style:style>
    <style:style style:name="P1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dec4" style:font-size-asian="14pt" style:font-style-asian="normal" style:font-weight-asian="normal" style:font-size-complex="14pt" style:font-style-complex="normal" style:font-weight-complex="normal" style:text-emphasize="none"/>
    </style:style>
    <style:style style:name="P1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66204a" style:font-size-asian="14pt" style:font-style-asian="normal" style:font-weight-asian="normal" style:font-size-complex="14pt" style:font-style-complex="normal" style:font-weight-complex="normal" style:text-emphasize="none"/>
    </style:style>
    <style:style style:name="P1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1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1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1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12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4b72e1" style:font-size-asian="14pt" style:font-style-asian="normal" style:font-weight-asian="normal" style:font-size-complex="14pt" style:font-style-complex="normal" style:font-weight-complex="normal" style:text-emphasize="none"/>
    </style:style>
    <style:style style:name="P12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23812b" style:font-size-asian="14pt" style:font-style-asian="normal" style:font-weight-asian="normal" style:font-size-complex="14pt" style:font-style-complex="normal" style:font-weight-complex="normal" style:text-emphasize="none"/>
    </style:style>
    <style:style style:name="P12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345424" style:font-size-asian="14pt" style:font-style-asian="normal" style:font-weight-asian="normal" style:font-size-complex="14pt" style:font-style-complex="normal" style:font-weight-complex="normal" style:text-emphasize="none"/>
    </style:style>
    <style:style style:name="P12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9a620" style:font-size-asian="14pt" style:font-style-asian="normal" style:font-weight-asian="normal" style:font-size-complex="14pt" style:font-style-complex="normal" style:font-weight-complex="normal" style:text-emphasize="none"/>
    </style:style>
    <style:style style:name="P12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a84dc" style:font-size-asian="14pt" style:font-style-asian="normal" style:font-weight-asian="normal" style:font-size-complex="14pt" style:font-style-complex="normal" style:font-weight-complex="normal" style:text-emphasize="none"/>
    </style:style>
    <style:style style:name="P12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4cabba" style:font-size-asian="14pt" style:font-style-asian="normal" style:font-weight-asian="normal" style:font-size-complex="14pt" style:font-style-complex="normal" style:font-weight-complex="normal" style:text-emphasize="none"/>
    </style:style>
    <style:style style:name="P12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5dcf8" style:font-size-asian="14pt" style:font-style-asian="normal" style:font-weight-asian="normal" style:font-size-complex="14pt" style:font-style-complex="normal" style:font-weight-complex="normal" style:text-emphasize="none"/>
    </style:style>
    <style:style style:name="P12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4109" style:font-size-asian="14pt" style:font-style-asian="normal" style:font-weight-asian="normal" style:font-size-complex="14pt" style:font-style-complex="normal" style:font-weight-complex="normal" style:text-emphasize="none"/>
    </style:style>
    <style:style style:name="P12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dec4" style:font-size-asian="14pt" style:font-style-asian="normal" style:font-weight-asian="normal" style:font-size-complex="14pt" style:font-style-complex="normal" style:font-weight-complex="normal" style:text-emphasize="none"/>
    </style:style>
    <style:style style:name="P12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3168b3" style:font-size-asian="14pt" style:font-style-asian="normal" style:font-weight-asian="normal" style:font-size-complex="14pt" style:font-style-complex="normal" style:font-weight-complex="normal" style:text-emphasize="none"/>
    </style:style>
    <style:style style:name="P13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66204a" style:font-size-asian="14pt" style:font-style-asian="normal" style:font-weight-asian="normal" style:font-size-complex="14pt" style:font-style-complex="normal" style:font-weight-complex="normal" style:text-emphasize="none"/>
    </style:style>
    <style:style style:name="P13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3168b3" style:font-size-asian="14pt" style:font-style-asian="normal" style:font-weight-asian="normal" style:font-size-complex="14pt" style:font-style-complex="normal" style:font-weight-complex="normal" style:text-emphasize="none"/>
    </style:style>
    <style:style style:name="P13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3a5d47" style:font-size-asian="14pt" style:font-style-asian="normal" style:font-weight-asian="normal" style:font-size-complex="14pt" style:font-style-complex="normal" style:font-weight-complex="normal" style:text-emphasize="none"/>
    </style:style>
    <style:style style:name="P13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3464" style:font-size-asian="14pt" style:font-style-asian="normal" style:font-weight-asian="normal" style:font-size-complex="14pt" style:font-style-complex="normal" style:font-weight-complex="normal" style:text-emphasize="none"/>
    </style:style>
    <style:style style:name="P13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c2ca" style:font-size-asian="14pt" style:font-style-asian="normal" style:font-weight-asian="normal" style:font-size-complex="14pt" style:font-style-complex="normal" style:font-weight-complex="normal" style:text-emphasize="none"/>
    </style:style>
    <style:style style:name="P13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a5d47" style:font-size-asian="14pt" style:font-style-asian="normal" style:font-weight-asian="normal" style:font-size-complex="14pt" style:font-style-complex="normal" style:font-weight-complex="normal" style:text-emphasize="none"/>
    </style:style>
    <style:style style:name="P13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13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4321bb" style:font-size-asian="14pt" style:font-style-asian="normal" style:font-weight-asian="normal" style:font-size-complex="14pt" style:font-style-complex="normal" style:font-weight-complex="normal" style:text-emphasize="none"/>
    </style:style>
    <style:style style:name="P13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6160" officeooo:paragraph-rsid="00486160" style:font-size-asian="14pt" style:font-style-asian="normal" style:font-weight-asian="normal" style:font-size-complex="14pt" style:font-style-complex="normal" style:font-weight-complex="normal" style:text-emphasize="none"/>
    </style:style>
    <style:style style:name="P1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8982e" style:font-size-asian="14pt" style:font-style-asian="normal" style:font-weight-asian="normal" style:font-size-complex="14pt" style:font-style-complex="normal" style:font-weight-complex="normal" style:text-emphasize="none"/>
    </style:style>
    <style:style style:name="P1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a28ad" style:font-size-asian="14pt" style:font-style-asian="normal" style:font-weight-asian="normal" style:font-size-complex="14pt" style:font-style-complex="normal" style:font-weight-complex="normal" style:text-emphasize="none"/>
    </style:style>
    <style:style style:name="P1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58194b" style:font-size-asian="14pt" style:font-style-asian="normal" style:font-weight-asian="normal" style:font-size-complex="14pt" style:font-style-complex="normal" style:font-weight-complex="normal" style:text-emphasize="none"/>
    </style:style>
    <style:style style:name="P1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cc249" officeooo:paragraph-rsid="004cc249" style:font-size-asian="14pt" style:font-style-asian="normal" style:font-weight-asian="normal" style:font-size-complex="14pt" style:font-style-complex="normal" style:font-weight-complex="normal" style:text-emphasize="none"/>
    </style:style>
    <style:style style:name="P1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74109" officeooo:paragraph-rsid="00574109" style:font-size-asian="14pt" style:font-style-asian="normal" style:font-weight-asian="normal" style:font-size-complex="14pt" style:font-style-complex="normal" style:font-weight-complex="normal" style:text-emphasize="none"/>
    </style:style>
    <style:style style:name="P1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c9cf1" officeooo:paragraph-rsid="005fe690" style:font-size-asian="14pt" style:font-style-asian="normal" style:font-weight-asian="normal" style:font-size-complex="14pt" style:font-style-complex="normal" style:font-weight-complex="normal" style:text-emphasize="none"/>
    </style:style>
    <style:style style:name="P1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29c8" officeooo:paragraph-rsid="0062468e" style:font-size-asian="14pt" style:font-style-asian="normal" style:font-weight-asian="normal" style:font-size-complex="14pt" style:font-style-complex="normal" style:font-weight-complex="normal" style:text-emphasize="none"/>
    </style:style>
    <style:style style:name="P1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1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5f1f" officeooo:paragraph-rsid="0062468e" style:font-size-asian="14pt" style:font-style-asian="normal" style:font-weight-asian="normal" style:font-size-complex="14pt" style:font-style-complex="normal" style:font-weight-complex="normal" style:text-emphasize="none"/>
    </style:style>
    <style:style style:name="P1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b4c11" officeooo:paragraph-rsid="0062468e" style:font-size-asian="14pt" style:font-style-asian="normal" style:font-weight-asian="normal" style:font-size-complex="14pt" style:font-style-complex="normal" style:font-weight-complex="normal" style:text-emphasize="none"/>
    </style:style>
    <style:style style:name="P1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e591a" officeooo:paragraph-rsid="0062468e" style:font-size-asian="14pt" style:font-style-asian="normal" style:font-weight-asian="normal" style:font-size-complex="14pt" style:font-style-complex="normal" style:font-weight-complex="normal" style:text-emphasize="none"/>
    </style:style>
    <style:style style:name="P1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1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454a1" officeooo:paragraph-rsid="0062468e" style:font-size-asian="14pt" style:font-style-asian="normal" style:font-weight-asian="normal" style:font-size-complex="14pt" style:font-style-complex="normal" style:font-weight-complex="normal" style:text-emphasize="none"/>
    </style:style>
    <style:style style:name="P1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4512" officeooo:paragraph-rsid="0062468e" style:font-size-asian="14pt" style:font-style-asian="normal" style:font-weight-asian="normal" style:font-size-complex="14pt" style:font-style-complex="normal" style:font-weight-complex="normal" style:text-emphasize="none"/>
    </style:style>
    <style:style style:name="P1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1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1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1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1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3812b" style:font-size-asian="14pt" style:font-style-asian="normal" style:font-weight-asian="bold" style:font-size-complex="14pt" style:font-style-complex="normal" style:font-weight-complex="bold" style:text-emphasize="none"/>
    </style:style>
    <style:style style:name="P1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1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38e8" style:font-size-asian="14pt" style:font-style-asian="normal" style:font-weight-asian="bold" style:font-size-complex="14pt" style:font-style-complex="normal" style:font-weight-complex="bold" style:text-emphasize="none"/>
    </style:style>
    <style:style style:name="P1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1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1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3168b3" style:font-size-asian="14pt" style:font-style-asian="normal" style:font-weight-asian="bold" style:font-size-complex="14pt" style:font-style-complex="normal" style:font-weight-complex="bold" style:text-emphasize="none"/>
    </style:style>
    <style:style style:name="P1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4cabba" style:font-size-asian="14pt" style:font-style-asian="normal" style:font-weight-asian="bold" style:font-size-complex="14pt" style:font-style-complex="normal" style:font-weight-complex="bold" style:text-emphasize="none"/>
    </style:style>
    <style:style style:name="P1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1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4109" style:font-size-asian="14pt" style:font-style-asian="normal" style:font-weight-asian="bold" style:font-size-complex="14pt" style:font-style-complex="normal" style:font-weight-complex="bold" style:text-emphasize="none"/>
    </style:style>
    <style:style style:name="P1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dec4" style:font-size-asian="14pt" style:font-style-asian="normal" style:font-weight-asian="bold" style:font-size-complex="14pt" style:font-style-complex="normal" style:font-weight-complex="bold" style:text-emphasize="none"/>
    </style:style>
    <style:style style:name="P1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1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6204a" style:font-size-asian="14pt" style:font-style-asian="normal" style:font-weight-asian="bold" style:font-size-complex="14pt" style:font-style-complex="normal" style:font-weight-complex="bold" style:text-emphasize="none"/>
    </style:style>
    <style:style style:name="P1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89f94" style:font-size-asian="14pt" style:font-style-asian="normal" style:font-weight-asian="bold" style:font-size-complex="14pt" style:font-style-complex="normal" style:font-weight-complex="bold" style:text-emphasize="none"/>
    </style:style>
    <style:style style:name="P1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a46f0" style:font-size-asian="14pt" style:font-style-asian="normal" style:font-weight-asian="bold" style:font-size-complex="14pt" style:font-style-complex="normal" style:font-weight-complex="bold" style:text-emphasize="none"/>
    </style:style>
    <style:style style:name="P1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1a734" style:font-size-asian="14pt" style:font-style-asian="normal" style:font-weight-asian="bold" style:font-size-complex="14pt" style:font-style-complex="normal" style:font-weight-complex="bold" style:text-emphasize="none"/>
    </style:style>
    <style:style style:name="P1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3812b" style:font-size-asian="14pt" style:font-style-asian="normal" style:font-weight-asian="bold" style:font-size-complex="14pt" style:font-style-complex="normal" style:font-weight-complex="bold" style:text-emphasize="none"/>
    </style:style>
    <style:style style:name="P1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72a04" style:font-size-asian="14pt" style:font-style-asian="normal" style:font-weight-asian="bold" style:font-size-complex="14pt" style:font-style-complex="normal" style:font-weight-complex="bold" style:text-emphasize="none"/>
    </style:style>
    <style:style style:name="P1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95b5f" style:font-size-asian="14pt" style:font-style-asian="normal" style:font-weight-asian="bold" style:font-size-complex="14pt" style:font-style-complex="normal" style:font-weight-complex="bold" style:text-emphasize="none"/>
    </style:style>
    <style:style style:name="P1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a84dc" style:font-size-asian="14pt" style:font-style-asian="normal" style:font-weight-asian="bold" style:font-size-complex="14pt" style:font-style-complex="normal" style:font-weight-complex="bold" style:text-emphasize="none"/>
    </style:style>
    <style:style style:name="P1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3168b3" style:font-size-asian="14pt" style:font-style-asian="normal" style:font-weight-asian="bold" style:font-size-complex="14pt" style:font-style-complex="normal" style:font-weight-complex="bold" style:text-emphasize="none"/>
    </style:style>
    <style:style style:name="P1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4cabba" style:font-size-asian="14pt" style:font-style-asian="normal" style:font-weight-asian="bold" style:font-size-complex="14pt" style:font-style-complex="normal" style:font-weight-complex="bold" style:text-emphasize="none"/>
    </style:style>
    <style:style style:name="P1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5dcf8" style:font-size-asian="14pt" style:font-style-asian="normal" style:font-weight-asian="bold" style:font-size-complex="14pt" style:font-style-complex="normal" style:font-weight-complex="bold" style:text-emphasize="none"/>
    </style:style>
    <style:style style:name="P1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4109" style:font-size-asian="14pt" style:font-style-asian="normal" style:font-weight-asian="bold" style:font-size-complex="14pt" style:font-style-complex="normal" style:font-weight-complex="bold" style:text-emphasize="none"/>
    </style:style>
    <style:style style:name="P1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dec4" style:font-size-asian="14pt" style:font-style-asian="normal" style:font-weight-asian="bold" style:font-size-complex="14pt" style:font-style-complex="normal" style:font-weight-complex="bold" style:text-emphasize="none"/>
    </style:style>
    <style:style style:name="P1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2468e" style:font-size-asian="14pt" style:font-style-asian="normal" style:font-weight-asian="bold" style:font-size-complex="14pt" style:font-style-complex="normal" style:font-weight-complex="bold" style:text-emphasize="none"/>
    </style:style>
    <style:style style:name="P1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738e8" style:font-size-asian="14pt" style:font-style-asian="normal" style:font-weight-asian="bold" style:font-size-complex="14pt" style:font-style-complex="normal" style:font-weight-complex="bold" style:text-emphasize="none"/>
    </style:style>
    <style:style style:name="P1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a84dc" style:font-size-asian="14pt" style:font-style-asian="normal" style:font-weight-asian="bold" style:font-size-complex="14pt" style:font-style-complex="normal" style:font-weight-complex="bold" style:text-emphasize="none"/>
    </style:style>
    <style:style style:name="P1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3a5d47" style:font-size-asian="14pt" style:font-style-asian="normal" style:font-weight-asian="bold" style:font-size-complex="14pt" style:font-style-complex="normal" style:font-weight-complex="bold" style:text-emphasize="none"/>
    </style:style>
    <style:style style:name="P1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a84dc" officeooo:paragraph-rsid="0037c2ca" style:font-size-asian="14pt" style:font-style-asian="normal" style:font-weight-asian="bold" style:font-size-complex="14pt" style:font-style-complex="normal" style:font-weight-complex="bold" style:text-emphasize="none"/>
    </style:style>
    <style:style style:name="P1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48982e" officeooo:paragraph-rsid="0048982e" style:font-size-asian="14pt" style:font-style-asian="normal" style:font-weight-asian="bold" style:font-size-complex="14pt" style:font-style-complex="normal" style:font-weight-complex="bold" style:text-emphasize="none"/>
    </style:style>
    <style:style style:name="P1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561ac" officeooo:paragraph-rsid="003561ac" style:font-size-asian="14pt" style:font-style-asian="normal" style:font-weight-asian="bold" style:font-size-complex="14pt" style:font-style-complex="normal" style:font-weight-complex="bold" style:text-emphasize="none"/>
    </style:style>
    <style:style style:name="P1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a5d47" officeooo:paragraph-rsid="003a5d47" style:font-size-asian="14pt" style:font-style-asian="normal" style:font-weight-asian="bold" style:font-size-complex="14pt" style:font-style-complex="normal" style:font-weight-complex="bold" style:text-emphasize="none"/>
    </style:style>
    <style:style style:name="P1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611ae1" officeooo:paragraph-rsid="00611ae1" style:font-size-asian="14pt" style:font-style-asian="normal" style:font-weight-asian="bold" style:font-size-complex="14pt" style:font-style-complex="normal" style:font-weight-complex="bold" style:text-emphasize="none"/>
    </style:style>
    <style:style style:name="P1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1380d" officeooo:paragraph-rsid="0062468e" style:font-size-asian="14pt" style:font-style-asian="normal" style:font-weight-asian="bold" style:font-size-complex="14pt" style:font-style-complex="normal" style:font-weight-complex="bold" style:text-emphasize="none"/>
    </style:style>
    <style:style style:name="P1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b9ab6" officeooo:paragraph-rsid="0062468e" style:font-size-asian="14pt" style:font-style-asian="normal" style:font-weight-asian="bold" style:font-size-complex="14pt" style:font-style-complex="normal" style:font-weight-complex="bold" style:text-emphasize="none"/>
    </style:style>
    <style:style style:name="P192" style:family="paragraph" style:parent-style-name="Standard">
      <style:text-properties fo:color="#000000" loext:opacity="100%" style:text-outline="false" style:text-line-through-style="none" style:text-line-through-type="none" style:font-name="Segoe UI" fo:font-size="15pt" fo:font-style="italic" fo:text-shadow="none" style:text-underline-style="none" fo:font-weight="bold" officeooo:rsid="002a84dc" officeooo:paragraph-rsid="002a84dc" style:font-size-asian="15pt" style:font-style-asian="italic" style:font-weight-asian="bold" style:font-size-complex="15pt" style:font-style-complex="italic" style:font-weight-complex="bold" style:text-emphasize="none"/>
    </style:style>
    <style:style style:name="P193" style:family="paragraph" style:parent-style-name="Standard">
      <style:text-properties fo:color="#000000" loext:opacity="100%" style:text-outline="false" style:text-line-through-style="none" style:text-line-through-type="none" style:font-name="Segoe UI" fo:font-size="15pt" fo:font-style="normal" fo:text-shadow="none" style:text-underline-style="none" fo:font-weight="bold" officeooo:rsid="00486160" officeooo:paragraph-rsid="00486160" style:font-size-asian="15pt" style:font-style-asian="normal" style:font-weight-asian="bold" style:font-size-complex="15pt" style:font-style-complex="normal" style:font-weight-complex="bold" style:text-emphasize="none"/>
    </style:style>
    <style:style style:name="P194" style:family="paragraph" style:parent-style-name="Standard">
      <style:text-properties fo:color="#000000" loext:opacity="100%" style:text-outline="false" style:text-line-through-style="none" style:text-line-through-type="none" style:font-name="Segoe UI" fo:font-size="16pt" fo:font-style="italic" fo:text-shadow="none" style:text-underline-style="solid" style:text-underline-width="auto" style:text-underline-color="font-color"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195" style:family="paragraph" style:parent-style-name="Standard">
      <style:text-properties fo:color="#000000" loext:opacity="100%" style:font-name="Segoe UI" fo:font-size="14pt" officeooo:paragraph-rsid="001c6201" style:font-size-asian="14pt"/>
    </style:style>
    <style:style style:name="P196" style:family="paragraph" style:parent-style-name="Standard">
      <style:text-properties fo:color="#000000" loext:opacity="100%" style:font-name="Segoe UI" fo:font-size="14pt" officeooo:paragraph-rsid="001c9f9f" style:font-size-asian="14pt"/>
    </style:style>
    <style:style style:name="P197" style:family="paragraph" style:parent-style-name="Standard">
      <style:text-properties fo:color="#000000" loext:opacity="100%" style:font-name="Segoe UI" fo:font-size="14pt" officeooo:rsid="001e06d9" officeooo:paragraph-rsid="001e06d9" style:font-size-asian="14pt"/>
    </style:style>
    <style:style style:name="P198" style:family="paragraph" style:parent-style-name="Standard">
      <style:text-properties fo:color="#000000" loext:opacity="100%" style:font-name="Segoe UI" fo:font-size="14pt" officeooo:rsid="002d802e" officeooo:paragraph-rsid="002d802e" style:font-size-asian="14pt"/>
    </style:style>
    <style:style style:name="P199" style:family="paragraph" style:parent-style-name="Standard">
      <style:text-properties fo:color="#000000" loext:opacity="100%" style:font-name="Segoe UI" fo:font-size="14pt" officeooo:paragraph-rsid="00387c7e" style:font-size-asian="14pt"/>
    </style:style>
    <style:style style:name="P200" style:family="paragraph" style:parent-style-name="Standard">
      <style:text-properties fo:color="#000000" loext:opacity="100%" style:font-name="Segoe UI" fo:font-size="14pt" officeooo:paragraph-rsid="003d58b8" style:font-size-asian="14pt"/>
    </style:style>
    <style:style style:name="P201" style:family="paragraph" style:parent-style-name="Standard">
      <style:text-properties fo:color="#000000" loext:opacity="100%" style:font-name="Segoe UI" fo:font-size="14pt" officeooo:paragraph-rsid="003f44eb" style:font-size-asian="14pt"/>
    </style:style>
    <style:style style:name="P202" style:family="paragraph" style:parent-style-name="Standard">
      <style:text-properties fo:color="#000000" loext:opacity="100%" style:font-name="Segoe UI" fo:font-size="14pt" officeooo:paragraph-rsid="00362c23" style:font-size-asian="14pt"/>
    </style:style>
    <style:style style:name="P203" style:family="paragraph" style:parent-style-name="Standard">
      <style:text-properties fo:color="#000000" loext:opacity="100%" style:font-name="Segoe UI" fo:font-size="14pt" fo:font-weight="bold" officeooo:paragraph-rsid="001c6201" style:font-size-asian="14pt" style:font-weight-asian="bold" style:font-weight-complex="bold"/>
    </style:style>
    <style:style style:name="P204" style:family="paragraph" style:parent-style-name="Standard">
      <style:text-properties fo:color="#000000" loext:opacity="100%" style:font-name="Segoe UI" fo:font-size="14pt" fo:font-style="normal" fo:font-weight="normal" officeooo:rsid="0013c42a" officeooo:paragraph-rsid="001c9f9f" style:font-size-asian="14pt" style:font-style-asian="normal" style:font-weight-asian="normal" style:font-size-complex="14pt" style:font-style-complex="normal" style:font-weight-complex="normal"/>
    </style:style>
    <style:style style:name="P205" style:family="paragraph" style:parent-style-name="Standard">
      <style:text-properties fo:color="#000000" loext:opacity="100%" style:font-name="Segoe UI" fo:font-size="14pt" fo:font-style="normal" officeooo:paragraph-rsid="00511ecf" style:font-size-asian="14pt" style:font-style-asian="normal" style:font-style-complex="normal"/>
    </style:style>
    <style:style style:name="P206" style:family="paragraph" style:parent-style-name="Standard">
      <style:text-properties fo:color="#000000" loext:opacity="100%" style:font-name="Segoe UI" fo:font-size="15pt" fo:font-style="italic" fo:font-weight="bold" officeooo:rsid="0013c42a" officeooo:paragraph-rsid="002738e8" style:font-size-asian="15pt" style:font-style-asian="italic" style:font-weight-asian="bold" style:font-size-complex="15pt" style:font-style-complex="italic" style:font-weight-complex="bold"/>
    </style:style>
    <style:style style:name="P207" style:family="paragraph" style:parent-style-name="Standard">
      <style:text-properties fo:color="#000000" loext:opacity="100%" officeooo:rsid="000e5ad8" officeooo:paragraph-rsid="0062468e"/>
    </style:style>
    <style:style style:name="P208" style:family="paragraph" style:parent-style-name="Standard">
      <style:text-properties fo:color="#000000" loext:opacity="100%" officeooo:rsid="000f424c" officeooo:paragraph-rsid="0062468e"/>
    </style:style>
    <style:style style:name="P209" style:family="paragraph" style:parent-style-name="Standard">
      <style:text-properties fo:font-weight="normal" officeooo:rsid="001a46f0" officeooo:paragraph-rsid="001a46f0" style:font-weight-asian="normal" style:font-weight-complex="normal"/>
    </style:style>
    <style:style style:name="P210"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9e2b3" officeooo:paragraph-rsid="0013c42a" style:font-size-asian="14pt" style:font-style-asian="normal" style:font-weight-asian="normal" style:font-size-complex="14pt" style:font-weight-complex="normal" style:text-emphasize="none"/>
    </style:style>
    <style:style style:name="P211"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1213d" officeooo:paragraph-rsid="0013c42a" style:font-size-asian="14pt" style:font-style-asian="normal" style:font-weight-asian="normal" style:font-size-complex="14pt" style:font-weight-complex="normal" style:text-emphasize="none"/>
    </style:style>
    <style:style style:name="P212"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13c42a" officeooo:paragraph-rsid="0013c42a" style:font-size-asian="14pt" style:font-style-asian="normal" style:font-weight-asian="normal" style:font-size-complex="14pt" style:font-weight-complex="normal" style:text-emphasize="none"/>
    </style:style>
    <style:style style:name="P213"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2738e8" style:font-size-asian="14pt" style:font-style-asian="normal" style:font-weight-asian="normal" style:font-size-complex="14pt" style:font-weight-complex="normal" style:text-emphasize="none"/>
    </style:style>
    <style:style style:name="P214"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486160" style:font-size-asian="14pt" style:font-style-asian="normal" style:font-weight-asian="normal" style:font-size-complex="14pt" style:font-weight-complex="normal" style:text-emphasize="none"/>
    </style:style>
    <style:style style:name="P215" style:family="paragraph" style:parent-style-name="Standard">
      <style:text-properties style:text-outline="false" style:text-line-through-style="none" style:text-line-through-type="none" style:font-name="Liberation Sans" fo:font-size="14pt" fo:font-style="normal" fo:text-shadow="none" style:text-underline-style="none" fo:font-weight="bold" officeooo:rsid="000e30e4" officeooo:paragraph-rsid="00486160" style:font-size-asian="14pt" style:font-style-asian="normal" style:font-weight-asian="bold" style:font-size-complex="14pt" style:font-weight-complex="bold" style:text-emphasize="none"/>
    </style:style>
    <style:style style:name="P216"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89f94" style:font-size-asian="14pt" style:font-style-asian="italic" style:font-weight-asian="normal" style:font-size-complex="14pt" style:font-style-complex="italic" style:font-weight-complex="normal" style:text-emphasize="none"/>
    </style:style>
    <style:style style:name="P21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a46f0" style:font-size-asian="14pt" style:font-style-asian="italic" style:font-weight-asian="normal" style:font-size-complex="14pt" style:font-style-complex="italic" style:font-weight-complex="normal" style:text-emphasize="none"/>
    </style:style>
    <style:style style:name="P21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1a734" style:font-size-asian="14pt" style:font-style-asian="italic" style:font-weight-asian="normal" style:font-size-complex="14pt" style:font-style-complex="italic" style:font-weight-complex="normal" style:text-emphasize="none"/>
    </style:style>
    <style:style style:name="P21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3812b" style:font-size-asian="14pt" style:font-style-asian="italic" style:font-weight-asian="normal" style:font-size-complex="14pt" style:font-style-complex="italic" style:font-weight-complex="normal" style:text-emphasize="none"/>
    </style:style>
    <style:style style:name="P22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72a04" style:font-size-asian="14pt" style:font-style-asian="italic" style:font-weight-asian="normal" style:font-size-complex="14pt" style:font-style-complex="italic" style:font-weight-complex="normal" style:text-emphasize="none"/>
    </style:style>
    <style:style style:name="P221"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95b5f" style:font-size-asian="14pt" style:font-style-asian="italic" style:font-weight-asian="normal" style:font-size-complex="14pt" style:font-style-complex="italic" style:font-weight-complex="normal" style:text-emphasize="none"/>
    </style:style>
    <style:style style:name="P222"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a84dc" style:font-size-asian="14pt" style:font-style-asian="italic" style:font-weight-asian="normal" style:font-size-complex="14pt" style:font-style-complex="italic" style:font-weight-complex="normal" style:text-emphasize="none"/>
    </style:style>
    <style:style style:name="P223"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3168b3" style:font-size-asian="14pt" style:font-style-asian="italic" style:font-weight-asian="normal" style:font-size-complex="14pt" style:font-style-complex="italic" style:font-weight-complex="normal" style:text-emphasize="none"/>
    </style:style>
    <style:style style:name="P224"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4cabba" style:font-size-asian="14pt" style:font-style-asian="italic" style:font-weight-asian="normal" style:font-size-complex="14pt" style:font-style-complex="italic" style:font-weight-complex="normal" style:text-emphasize="none"/>
    </style:style>
    <style:style style:name="P225"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5dcf8" style:font-size-asian="14pt" style:font-style-asian="italic" style:font-weight-asian="normal" style:font-size-complex="14pt" style:font-style-complex="italic" style:font-weight-complex="normal" style:text-emphasize="none"/>
    </style:style>
    <style:style style:name="P226"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4109" style:font-size-asian="14pt" style:font-style-asian="italic" style:font-weight-asian="normal" style:font-size-complex="14pt" style:font-style-complex="italic" style:font-weight-complex="normal" style:text-emphasize="none"/>
    </style:style>
    <style:style style:name="P22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dec4" style:font-size-asian="14pt" style:font-style-asian="italic" style:font-weight-asian="normal" style:font-size-complex="14pt" style:font-style-complex="italic" style:font-weight-complex="normal" style:text-emphasize="none"/>
    </style:style>
    <style:style style:name="P22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2468e" style:font-size-asian="14pt" style:font-style-asian="italic" style:font-weight-asian="normal" style:font-size-complex="14pt" style:font-style-complex="italic" style:font-weight-complex="normal" style:text-emphasize="none"/>
    </style:style>
    <style:style style:name="P229"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23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23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23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23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72a04" style:font-size-asian="14pt" style:font-style-asian="normal" style:font-weight-asian="normal" style:font-size-complex="14pt" style:font-style-complex="normal" style:font-weight-complex="normal" style:text-emphasize="none"/>
    </style:style>
    <style:style style:name="P23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23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a84dc" style:font-size-asian="14pt" style:font-style-asian="normal" style:font-weight-asian="normal" style:font-size-complex="14pt" style:font-style-complex="normal" style:font-weight-complex="normal" style:text-emphasize="none"/>
    </style:style>
    <style:style style:name="P23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3168b3" style:font-size-asian="14pt" style:font-style-asian="normal" style:font-weight-asian="normal" style:font-size-complex="14pt" style:font-style-complex="normal" style:font-weight-complex="normal" style:text-emphasize="none"/>
    </style:style>
    <style:style style:name="P23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4cabba" style:font-size-asian="14pt" style:font-style-asian="normal" style:font-weight-asian="normal" style:font-size-complex="14pt" style:font-style-complex="normal" style:font-weight-complex="normal" style:text-emphasize="none"/>
    </style:style>
    <style:style style:name="P23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5dcf8" style:font-size-asian="14pt" style:font-style-asian="normal" style:font-weight-asian="normal" style:font-size-complex="14pt" style:font-style-complex="normal" style:font-weight-complex="normal" style:text-emphasize="none"/>
    </style:style>
    <style:style style:name="P23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4109" style:font-size-asian="14pt" style:font-style-asian="normal" style:font-weight-asian="normal" style:font-size-complex="14pt" style:font-style-complex="normal" style:font-weight-complex="normal" style:text-emphasize="none"/>
    </style:style>
    <style:style style:name="P24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dec4" style:font-size-asian="14pt" style:font-style-asian="normal" style:font-weight-asian="normal" style:font-size-complex="14pt" style:font-style-complex="normal" style:font-weight-complex="normal" style:text-emphasize="none"/>
    </style:style>
    <style:style style:name="P24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2468e" style:font-size-asian="14pt" style:font-style-asian="normal" style:font-weight-asian="normal" style:font-size-complex="14pt" style:font-style-complex="normal" style:font-weight-complex="normal" style:text-emphasize="none"/>
    </style:style>
    <style:style style:name="P24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a07ea" officeooo:paragraph-rsid="0062468e" style:font-size-asian="14pt" style:font-style-asian="normal" style:font-weight-asian="normal" style:font-size-complex="14pt" style:font-style-complex="normal" style:font-weight-complex="normal" style:text-emphasize="none"/>
    </style:style>
    <style:style style:name="P24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24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24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89be5" officeooo:paragraph-rsid="0062468e" style:font-size-asian="14pt" style:font-style-asian="normal" style:font-weight-asian="normal" style:font-size-complex="14pt" style:font-style-complex="normal" style:font-weight-complex="normal" style:text-emphasize="none"/>
    </style:style>
    <style:style style:name="P24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24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74f2" officeooo:paragraph-rsid="0062468e" style:font-size-asian="14pt" style:font-style-asian="normal" style:font-weight-asian="normal" style:font-size-complex="14pt" style:font-style-complex="normal" style:font-weight-complex="normal" style:text-emphasize="none"/>
    </style:style>
    <style:style style:name="P24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66945d" officeooo:paragraph-rsid="0066204a" style:font-size-asian="14pt" style:font-style-asian="normal" style:font-weight-asian="normal" style:font-size-complex="14pt" style:font-style-complex="normal" style:font-weight-complex="normal" style:text-emphasize="none"/>
    </style:style>
    <style:style style:name="P24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6a768" officeooo:paragraph-rsid="0066204a" style:font-size-asian="14pt" style:font-style-asian="normal" style:font-weight-asian="normal" style:font-size-complex="14pt" style:font-style-complex="normal" style:font-weight-complex="normal" style:text-emphasize="none"/>
    </style:style>
    <style:style style:name="P25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1a46f0" style:font-size-asian="14pt" style:font-style-asian="normal" style:font-weight-asian="bold" style:font-size-complex="14pt" style:font-style-complex="normal" style:font-weight-complex="bold" style:text-emphasize="none"/>
    </style:style>
    <style:style style:name="P25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1a734" style:font-size-asian="14pt" style:font-style-asian="normal" style:font-weight-asian="bold" style:font-size-complex="14pt" style:font-style-complex="normal" style:font-weight-complex="bold" style:text-emphasize="none"/>
    </style:style>
    <style:style style:name="P25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3812b" style:font-size-asian="14pt" style:font-style-asian="normal" style:font-weight-asian="bold" style:font-size-complex="14pt" style:font-style-complex="normal" style:font-weight-complex="bold" style:text-emphasize="none"/>
    </style:style>
    <style:style style:name="P25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72a04" style:font-size-asian="14pt" style:font-style-asian="normal" style:font-weight-asian="bold" style:font-size-complex="14pt" style:font-style-complex="normal" style:font-weight-complex="bold" style:text-emphasize="none"/>
    </style:style>
    <style:style style:name="P25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95b5f" style:font-size-asian="14pt" style:font-style-asian="normal" style:font-weight-asian="bold" style:font-size-complex="14pt" style:font-style-complex="normal" style:font-weight-complex="bold" style:text-emphasize="none"/>
    </style:style>
    <style:style style:name="P25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a84dc" style:font-size-asian="14pt" style:font-style-asian="normal" style:font-weight-asian="bold" style:font-size-complex="14pt" style:font-style-complex="normal" style:font-weight-complex="bold" style:text-emphasize="none"/>
    </style:style>
    <style:style style:name="P25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3168b3" style:font-size-asian="14pt" style:font-style-asian="normal" style:font-weight-asian="bold" style:font-size-complex="14pt" style:font-style-complex="normal" style:font-weight-complex="bold" style:text-emphasize="none"/>
    </style:style>
    <style:style style:name="P25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4cabba" style:font-size-asian="14pt" style:font-style-asian="normal" style:font-weight-asian="bold" style:font-size-complex="14pt" style:font-style-complex="normal" style:font-weight-complex="bold" style:text-emphasize="none"/>
    </style:style>
    <style:style style:name="P25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5dcf8" style:font-size-asian="14pt" style:font-style-asian="normal" style:font-weight-asian="bold" style:font-size-complex="14pt" style:font-style-complex="normal" style:font-weight-complex="bold" style:text-emphasize="none"/>
    </style:style>
    <style:style style:name="P25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4109" style:font-size-asian="14pt" style:font-style-asian="normal" style:font-weight-asian="bold" style:font-size-complex="14pt" style:font-style-complex="normal" style:font-weight-complex="bold" style:text-emphasize="none"/>
    </style:style>
    <style:style style:name="P26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dec4" style:font-size-asian="14pt" style:font-style-asian="normal" style:font-weight-asian="bold" style:font-size-complex="14pt" style:font-style-complex="normal" style:font-weight-complex="bold" style:text-emphasize="none"/>
    </style:style>
    <style:style style:name="P26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2468e" style:font-size-asian="14pt" style:font-style-asian="normal" style:font-weight-asian="bold" style:font-size-complex="14pt" style:font-style-complex="normal" style:font-weight-complex="bold" style:text-emphasize="none"/>
    </style:style>
    <style:style style:name="P26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6204a" style:font-size-asian="14pt" style:font-style-asian="normal" style:font-weight-asian="bold" style:font-size-complex="14pt" style:font-style-complex="normal" style:font-weight-complex="bold" style:text-emphasize="none"/>
    </style:style>
    <style:style style:name="P26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89f94" officeooo:paragraph-rsid="0066204a" style:font-size-asian="14pt" style:font-style-asian="normal" style:font-weight-asian="bold" style:font-size-complex="14pt" style:font-style-complex="normal" style:font-weight-complex="bold" style:text-emphasize="none"/>
    </style:style>
    <style:style style:name="P26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a46f0" style:font-size-asian="14pt" style:font-style-asian="italic" style:font-weight-asian="normal" style:font-size-complex="14pt" style:font-style-complex="italic" style:font-weight-complex="normal" style:text-emphasize="none"/>
    </style:style>
    <style:style style:name="P26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72a04" style:font-size-asian="14pt" style:font-style-asian="italic" style:font-weight-asian="normal" style:font-size-complex="14pt" style:font-style-complex="italic" style:font-weight-complex="normal" style:text-emphasize="none"/>
    </style:style>
    <style:style style:name="P26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53927" officeooo:paragraph-rsid="0023812b" style:font-size-asian="14pt" style:font-style-asian="italic" style:font-weight-asian="normal" style:font-size-complex="14pt" style:font-style-complex="italic" style:font-weight-complex="normal" style:text-emphasize="none"/>
    </style:style>
    <style:style style:name="P26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5dcf8" style:font-size-asian="14pt" style:font-style-asian="italic" style:font-weight-asian="normal" style:font-size-complex="14pt" style:font-style-complex="italic" style:font-weight-complex="normal" style:text-emphasize="none"/>
    </style:style>
    <style:style style:name="P26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7dec4" style:font-size-asian="14pt" style:font-style-asian="italic" style:font-weight-asian="normal" style:font-size-complex="14pt" style:font-style-complex="italic" style:font-weight-complex="normal" style:text-emphasize="none"/>
    </style:style>
    <style:style style:name="P269"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89be5" officeooo:paragraph-rsid="0062468e" style:font-size-asian="15pt" style:font-style-asian="normal" style:font-weight-asian="normal" style:font-size-complex="15pt" style:font-style-complex="normal" style:font-weight-complex="normal" style:text-emphasize="none"/>
    </style:style>
    <style:style style:name="P270"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a42f3" officeooo:paragraph-rsid="0062468e" style:font-size-asian="15pt" style:font-style-asian="normal" style:font-weight-asian="normal" style:font-size-complex="15pt" style:font-style-complex="normal" style:font-weight-complex="normal" style:text-emphasize="none"/>
    </style:style>
    <style:style style:name="P271"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solid" style:text-underline-width="auto" style:text-underline-color="font-color"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272"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solid" style:text-underline-width="auto" style:text-underline-color="font-color" fo:font-weight="bold" officeooo:rsid="001a42f3" officeooo:paragraph-rsid="0062468e" style:font-size-asian="16pt" style:font-style-asian="italic" style:font-weight-asian="bold" style:font-size-complex="16pt" style:font-style-complex="italic" style:font-weight-complex="bold" style:text-emphasize="none"/>
    </style:style>
    <style:style style:name="P273"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3812b" style:font-size-asian="14pt" style:font-style-asian="italic" style:font-weight-asian="normal" style:font-size-complex="14pt" style:font-style-complex="italic" style:font-weight-complex="normal" style:text-emphasize="none"/>
    </style:style>
    <style:style style:name="P274"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4321bb" style:font-size-asian="14pt" style:font-style-asian="italic" style:font-weight-asian="normal" style:font-size-complex="14pt" style:font-style-complex="italic" style:font-weight-complex="normal" style:text-emphasize="none"/>
    </style:style>
    <style:style style:name="P275" style:family="paragraph" style:parent-style-name="Standard">
      <style:text-properties fo:font-variant="normal" fo:text-transform="none" fo:color="#d62e4e" loext:opacity="100%" style:text-outline="false" style:text-line-through-style="none" style:text-line-through-type="none" style:font-name="Segoe UI" fo:font-size="14pt" fo:letter-spacing="normal" fo:font-style="italic" fo:text-shadow="none" style:text-underline-style="solid" style:text-underline-width="auto" style:text-underline-color="font-color" fo:font-weight="bold" officeooo:rsid="0021a734" officeooo:paragraph-rsid="004b72e1" style:font-size-asian="14pt" style:font-style-asian="italic" style:font-weight-asian="bold" style:font-size-complex="14pt" style:font-style-complex="italic" style:font-weight-complex="bold" style:text-emphasize="none"/>
    </style:style>
    <style:style style:name="P276" style:family="paragraph" style:parent-style-name="Standard">
      <style:text-properties officeooo:paragraph-rsid="001c9f9f"/>
    </style:style>
    <style:style style:name="P277" style:family="paragraph" style:parent-style-name="Standard">
      <style:text-properties fo:color="#ea75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278" style:family="paragraph" style:parent-style-name="Standard">
      <style:text-properties officeooo:paragraph-rsid="0021a734"/>
    </style:style>
    <style:style style:name="P279" style:family="paragraph" style:parent-style-name="Standard">
      <style:text-properties officeooo:paragraph-rsid="0023812b"/>
    </style:style>
    <style:style style:name="P280" style:family="paragraph" style:parent-style-name="Standard">
      <style:text-properties officeooo:paragraph-rsid="00282ac8"/>
    </style:style>
    <style:style style:name="P281" style:family="paragraph" style:parent-style-name="Standard">
      <style:text-properties officeooo:paragraph-rsid="00295b5f"/>
    </style:style>
    <style:style style:name="P28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8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8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85"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8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8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88"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89"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90"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291"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29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29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29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295"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296"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297"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298"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299"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300"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30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4e6dab" style:font-size-asian="14pt" style:font-style-asian="normal" style:font-weight-asian="bold" style:font-size-complex="14pt" style:font-style-complex="normal" style:font-weight-complex="bold" style:text-emphasize="none"/>
    </style:style>
    <style:style style:name="P302"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303"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304" style:family="paragraph" style:parent-style-name="Standard">
      <style:text-properties fo:color="#d62e4e"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305" style:family="paragraph" style:parent-style-name="Standard">
      <style:text-properties fo:color="#d62e4e" loext:opacity="100%" style:text-outline="false" style:text-line-through-style="none" style:text-line-through-type="none" style:font-name="Segoe UI" fo:font-size="16pt" fo:font-style="normal" fo:text-shadow="none" style:text-underline-style="solid" style:text-underline-width="auto" style:text-underline-color="font-color" fo:font-weight="bold" officeooo:rsid="0066204a" officeooo:paragraph-rsid="0066204a" style:font-size-asian="16pt" style:font-style-asian="normal" style:font-weight-asian="bold" style:font-size-complex="16pt" style:font-style-complex="normal" style:font-weight-complex="bold" style:text-emphasize="none"/>
    </style:style>
    <style:style style:name="P306" style:family="paragraph" style:parent-style-name="Standard">
      <style:text-properties officeooo:paragraph-rsid="002a84dc"/>
    </style:style>
    <style:style style:name="P307" style:family="paragraph" style:parent-style-name="Standard">
      <style:text-properties fo:font-style="normal" fo:font-weight="bold" officeooo:paragraph-rsid="002f8de1" style:font-style-asian="normal" style:font-weight-asian="bold" style:font-style-complex="normal" style:font-weight-complex="bold"/>
    </style:style>
    <style:style style:name="P308" style:family="paragraph" style:parent-style-name="Standard">
      <style:text-properties officeooo:paragraph-rsid="002f8de1"/>
    </style:style>
    <style:style style:name="P309" style:family="paragraph" style:parent-style-name="Standard">
      <style:text-properties style:font-name="Segoe UI1" fo:font-size="15pt" fo:font-style="italic" fo:font-weight="bold" officeooo:rsid="0013c42a" officeooo:paragraph-rsid="002e2859" style:font-size-asian="15pt" style:font-style-asian="italic" style:font-weight-asian="bold" style:font-size-complex="15pt" style:font-style-complex="italic" style:font-weight-complex="bold"/>
    </style:style>
    <style:style style:name="P310" style:family="paragraph" style:parent-style-name="Standard">
      <style:text-properties officeooo:paragraph-rsid="003f44eb"/>
    </style:style>
    <style:style style:name="P311"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312"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5ad0" style:font-size-asian="14pt" style:font-style-asian="normal" style:font-weight-asian="normal" style:font-size-complex="14pt" style:font-style-complex="normal" style:font-weight-complex="normal" style:text-emphasize="none"/>
    </style:style>
    <style:style style:name="P313"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a5d47" style:font-size-asian="14pt" style:font-style-asian="normal" style:font-weight-asian="bold" style:font-size-complex="14pt" style:font-style-complex="normal" style:font-weight-complex="bold" style:text-emphasize="none"/>
    </style:style>
    <style:style style:name="P314"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7c2ca" style:font-size-asian="14pt" style:font-style-asian="normal" style:font-weight-asian="bold" style:font-size-complex="14pt" style:font-style-complex="normal" style:font-weight-complex="bold" style:text-emphasize="none"/>
    </style:style>
    <style:style style:name="P315"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3601ae" style:font-size-asian="14pt" style:font-style-asian="normal" style:font-weight-asian="bold" style:font-size-complex="14pt" style:font-style-complex="normal" style:font-weight-complex="bold" style:text-emphasize="none"/>
    </style:style>
    <style:style style:name="P316"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321bb" style:font-size-asian="14pt" style:font-style-asian="normal" style:font-weight-asian="bold" style:font-size-complex="14pt" style:font-style-complex="normal" style:font-weight-complex="bold" style:text-emphasize="none"/>
    </style:style>
    <style:style style:name="P317"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15ad0" style:font-size-asian="14pt" style:font-style-asian="normal" style:font-weight-asian="bold" style:font-size-complex="14pt" style:font-style-complex="normal" style:font-weight-complex="bold" style:text-emphasize="none"/>
    </style:style>
    <style:style style:name="P318"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362c23" style:font-size-asian="14pt" style:font-style-asian="normal" style:font-weight-asian="bold" style:font-size-complex="14pt" style:font-style-complex="normal" style:font-weight-complex="bold" style:text-emphasize="none"/>
    </style:style>
    <style:style style:name="P319"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57dec4" style:font-size-asian="14pt" style:font-style-asian="normal" style:font-weight-asian="bold" style:font-size-complex="14pt" style:font-style-complex="normal" style:font-weight-complex="bold" style:text-emphasize="none"/>
    </style:style>
    <style:style style:name="P320" style:family="paragraph" style:parent-style-name="Standard">
      <style:text-properties fo:color="#ff4000" loext:opacity="100%" style:font-name="Segoe UI" fo:font-size="14pt" officeooo:paragraph-rsid="00362c23" style:font-size-asian="14pt"/>
    </style:style>
    <style:style style:name="P321" style:family="paragraph" style:parent-style-name="Standard">
      <style:text-properties fo:color="#ff4000" loext:opacity="100%" style:font-name="Segoe UI" fo:font-size="14pt" fo:font-style="normal" fo:font-weight="bold" officeooo:rsid="002e2859" officeooo:paragraph-rsid="002e2859" style:font-size-asian="14pt" style:font-style-asian="normal" style:font-weight-asian="bold" style:font-style-complex="normal" style:font-weight-complex="bold"/>
    </style:style>
    <style:style style:name="P322" style:family="paragraph" style:parent-style-name="Standard">
      <style:text-properties fo:color="#ff4000" loext:opacity="100%" style:font-name="Segoe UI" fo:font-size="14pt" fo:font-style="normal" officeooo:paragraph-rsid="00511ecf" style:font-size-asian="14pt" style:font-style-asian="normal" style:font-style-complex="normal"/>
    </style:style>
    <style:style style:name="P323" style:family="paragraph" style:parent-style-name="Standard">
      <style:text-properties officeooo:paragraph-rsid="004cabba"/>
    </style:style>
    <style:style style:name="P324" style:family="paragraph" style:parent-style-name="Standard">
      <style:text-properties fo:color="#b85c00" loext:opacity="100%" style:text-outline="false" style:text-line-through-style="none" style:text-line-through-type="none" style:font-name="Liberation Sans" fo:font-size="14pt" fo:font-style="normal" fo:text-shadow="none" style:text-underline-style="none" fo:font-weight="normal" officeooo:rsid="00362c23" officeooo:paragraph-rsid="00362c23" style:font-size-asian="14pt" style:font-style-asian="normal" style:font-weight-asian="normal" style:font-size-complex="14pt" style:font-style-complex="normal" style:font-weight-complex="normal" style:text-emphasize="none"/>
    </style:style>
    <style:style style:name="P325" style:family="paragraph" style:parent-style-name="Standard">
      <style:text-properties officeooo:paragraph-rsid="00521c75"/>
    </style:style>
    <style:style style:name="P326" style:family="paragraph" style:parent-style-name="Standard">
      <style:text-properties officeooo:paragraph-rsid="0043f6ab"/>
    </style:style>
    <style:style style:name="P327" style:family="paragraph" style:parent-style-name="Standard">
      <style:text-properties officeooo:paragraph-rsid="0043931e"/>
    </style:style>
    <style:style style:name="P328" style:family="paragraph" style:parent-style-name="Standard">
      <style:text-properties officeooo:paragraph-rsid="003a5d47"/>
    </style:style>
    <style:style style:name="P329" style:family="paragraph" style:parent-style-name="Standard">
      <style:text-properties officeooo:paragraph-rsid="00541958"/>
    </style:style>
    <style:style style:name="P330" style:family="paragraph" style:parent-style-name="Standard">
      <style:text-properties officeooo:paragraph-rsid="0055dcf8"/>
    </style:style>
    <style:style style:name="P331" style:family="paragraph" style:parent-style-name="Standard">
      <style:text-properties officeooo:paragraph-rsid="00574109"/>
    </style:style>
    <style:style style:name="P332" style:family="paragraph" style:parent-style-name="Standard">
      <style:text-properties officeooo:paragraph-rsid="0057dec4"/>
    </style:style>
    <style:style style:name="P333" style:family="paragraph" style:parent-style-name="Standard">
      <style:text-properties officeooo:paragraph-rsid="005a4637"/>
    </style:style>
    <style:style style:name="P334" style:family="paragraph" style:parent-style-name="Standard">
      <style:text-properties officeooo:paragraph-rsid="002a86d9"/>
    </style:style>
    <style:style style:name="P335" style:family="paragraph" style:parent-style-name="Standard">
      <style:text-properties officeooo:paragraph-rsid="00415ad0"/>
    </style:style>
    <style:style style:name="P336" style:family="paragraph" style:parent-style-name="Standard">
      <style:text-properties officeooo:rsid="005e83c1" officeooo:paragraph-rsid="005e83c1"/>
    </style:style>
    <style:style style:name="P337" style:family="paragraph" style:parent-style-name="Standard">
      <style:text-properties officeooo:paragraph-rsid="005e9fb7"/>
    </style:style>
    <style:style style:name="P338" style:family="paragraph" style:parent-style-name="Standard">
      <style:text-properties fo:color="#3faf46" loext:opacity="100%" style:text-outline="false" style:text-line-through-style="none" style:text-line-through-type="none" style:font-name="Segoe UI" fo:font-size="14pt" fo:font-style="normal" fo:text-shadow="none" style:text-underline-style="none" fo:font-weight="normal" officeooo:rsid="0013c42a" officeooo:paragraph-rsid="00574109" style:font-size-asian="14pt" style:font-style-asian="normal" style:font-weight-asian="normal" style:font-size-complex="14pt" style:font-style-complex="normal" style:font-weight-complex="normal" style:text-emphasize="none"/>
    </style:style>
    <style:style style:name="P339" style:family="paragraph" style:parent-style-name="Standard">
      <style:text-properties officeooo:paragraph-rsid="00611ae1"/>
    </style:style>
    <style:style style:name="P340"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2468e" style:font-size-asian="14pt" style:font-style-asian="italic" style:font-weight-asian="normal" style:font-size-complex="14pt" style:font-style-complex="italic" style:font-weight-complex="normal" style:text-emphasize="none"/>
    </style:style>
    <style:style style:name="P341" style:family="paragraph" style:parent-style-name="Standard">
      <style:text-properties officeooo:rsid="0011380d" officeooo:paragraph-rsid="0062468e"/>
    </style:style>
    <style:style style:name="P342" style:family="paragraph" style:parent-style-name="Standard">
      <style:text-properties officeooo:rsid="000b4c11" officeooo:paragraph-rsid="0062468e"/>
    </style:style>
    <style:style style:name="P343" style:family="paragraph" style:parent-style-name="Standard">
      <style:text-properties officeooo:rsid="000d9989" officeooo:paragraph-rsid="0062468e"/>
    </style:style>
    <style:style style:name="P344" style:family="paragraph" style:parent-style-name="Standard">
      <style:text-properties officeooo:rsid="000e591a" officeooo:paragraph-rsid="0062468e"/>
    </style:style>
    <style:style style:name="P345" style:family="paragraph" style:parent-style-name="Standard">
      <style:text-properties officeooo:rsid="000e5ad8" officeooo:paragraph-rsid="0062468e"/>
    </style:style>
    <style:style style:name="P346" style:family="paragraph" style:parent-style-name="Standard">
      <style:text-properties officeooo:rsid="000a07ea" officeooo:paragraph-rsid="0062468e"/>
    </style:style>
    <style:style style:name="P347" style:family="paragraph" style:parent-style-name="Standard">
      <style:text-properties officeooo:rsid="001e117a" officeooo:paragraph-rsid="0062468e"/>
    </style:style>
    <style:style style:name="P348" style:family="paragraph" style:parent-style-name="Standard">
      <style:text-properties fo:font-size="16pt" fo:font-weight="bold" officeooo:rsid="0013c42a" officeooo:paragraph-rsid="0013c42a" style:font-size-asian="16pt" style:font-weight-asian="bold" style:font-size-complex="16pt" style:font-weight-complex="bold"/>
    </style:style>
    <style:style style:name="P349" style:family="paragraph" style:parent-style-name="Standard">
      <style:text-properties officeooo:paragraph-rsid="0066204a"/>
    </style:style>
    <style:style style:name="P350"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6204a" style:font-size-asian="14pt" style:font-style-asian="normal" style:font-weight-asian="bold" style:font-size-complex="14pt" style:font-style-complex="normal" style:font-weight-complex="bold" style:text-emphasize="none"/>
    </style:style>
    <style:style style:name="P35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3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64c417" officeooo:paragraph-rsid="0066204a" style:font-size-asian="14pt" style:font-style-asian="normal" style:font-weight-asian="normal" style:font-size-complex="14pt" style:font-style-complex="normal" style:font-weight-complex="normal" style:text-emphasize="none"/>
    </style:style>
    <style:style style:name="P353" style:family="paragraph" style:parent-style-name="Standard">
      <style:text-properties fo:font-variant="normal" fo:text-transform="none" fo:color="#8e86ae" loext:opacity="100%" style:text-outline="false" style:text-line-through-style="none" style:text-line-through-type="none" style:font-name="Segoe UI" fo:font-size="14pt" fo:letter-spacing="normal" fo:font-style="italic" fo:text-shadow="none" style:text-underline-style="none" fo:font-weight="normal" officeooo:rsid="003a5d47" officeooo:paragraph-rsid="0066204a" style:font-size-asian="14pt" style:font-style-asian="italic" style:font-weight-asian="normal" style:font-size-complex="14pt" style:font-style-complex="italic" style:font-weight-complex="normal" style:text-emphasize="none"/>
    </style:style>
    <style:style style:name="P354" style:family="paragraph" style:parent-style-name="Standard">
      <style:text-properties fo:color="#ffbf00" loext:opacity="100%" style:text-outline="false" style:text-line-through-style="none" style:text-line-through-type="none" style:font-name="Segoe UI" fo:font-size="16pt" fo:font-style="normal" fo:text-shadow="none" style:text-underline-style="none" fo:font-weight="bold" officeooo:rsid="0011c30d" officeooo:paragraph-rsid="0062468e" style:font-size-asian="16pt" style:font-style-asian="normal" style:font-weight-asian="bold" style:font-size-complex="16pt" style:font-style-complex="normal" style:font-weight-complex="bold" style:text-emphasize="none"/>
    </style:style>
    <style:style style:name="T1" style:family="text">
      <style:text-properties fo:font-style="normal" style:font-style-asian="normal" style:font-style-complex="normal"/>
    </style:style>
    <style:style style:name="T2" style:family="text">
      <style:text-properties fo:font-style="normal" officeooo:rsid="000a8155" style:font-style-asian="normal" style:font-style-complex="normal"/>
    </style:style>
    <style:style style:name="T3" style:family="text">
      <style:text-properties fo:font-style="normal" officeooo:rsid="001cc702" style:font-style-asian="normal" style:font-style-complex="normal"/>
    </style:style>
    <style:style style:name="T4" style:family="text">
      <style:text-properties fo:font-style="normal" officeooo:rsid="0023812b" style:font-style-asian="normal" style:font-style-complex="normal"/>
    </style:style>
    <style:style style:name="T5" style:family="text">
      <style:text-properties fo:font-style="normal" officeooo:rsid="00253927" style:font-style-asian="normal" style:font-style-complex="normal"/>
    </style:style>
    <style:style style:name="T6" style:family="text">
      <style:text-properties fo:font-style="normal" officeooo:rsid="00272a04" style:font-style-asian="normal" style:font-style-complex="normal"/>
    </style:style>
    <style:style style:name="T7" style:family="text">
      <style:text-properties fo:font-style="normal" officeooo:rsid="002a84dc" style:font-style-asian="normal" style:font-style-complex="normal"/>
    </style:style>
    <style:style style:name="T8" style:family="text">
      <style:text-properties fo:font-style="normal" officeooo:rsid="003168b3" style:font-style-asian="normal" style:font-style-complex="normal"/>
    </style:style>
    <style:style style:name="T9" style:family="text">
      <style:text-properties fo:font-style="normal" officeooo:rsid="004cabba" style:font-style-asian="normal" style:font-style-complex="normal"/>
    </style:style>
    <style:style style:name="T10" style:family="text">
      <style:text-properties fo:font-style="normal" officeooo:rsid="00574109" style:font-style-asian="normal" style:font-style-complex="normal"/>
    </style:style>
    <style:style style:name="T11" style:family="text">
      <style:text-properties fo:font-style="normal" officeooo:rsid="0057dec4" style:font-style-asian="normal" style:font-style-complex="normal"/>
    </style:style>
    <style:style style:name="T12" style:family="text">
      <style:text-properties fo:font-style="normal" officeooo:rsid="000829c8" style:font-style-asian="normal" style:font-style-complex="normal"/>
    </style:style>
    <style:style style:name="T13" style:family="text">
      <style:text-properties fo:font-style="normal" officeooo:rsid="00085f1f" style:font-style-asian="normal" style:font-style-complex="normal"/>
    </style:style>
    <style:style style:name="T14" style:family="text">
      <style:text-properties fo:font-style="normal" officeooo:rsid="000b4c11" style:font-style-asian="normal" style:font-style-complex="normal"/>
    </style:style>
    <style:style style:name="T15" style:family="text">
      <style:text-properties fo:font-style="normal" officeooo:rsid="000d46d5" style:font-style-asian="normal" style:font-style-complex="normal"/>
    </style:style>
    <style:style style:name="T16" style:family="text">
      <style:text-properties fo:font-style="normal" officeooo:rsid="000d9989" style:font-style-asian="normal" style:font-style-complex="normal"/>
    </style:style>
    <style:style style:name="T17" style:family="text">
      <style:text-properties fo:font-style="normal" officeooo:rsid="000e5ad8" style:font-style-asian="normal" style:font-style-complex="normal"/>
    </style:style>
    <style:style style:name="T18" style:family="text">
      <style:text-properties fo:font-style="normal" officeooo:rsid="000f424c" style:font-style-asian="normal" style:font-style-complex="normal"/>
    </style:style>
    <style:style style:name="T19" style:family="text">
      <style:text-properties fo:font-style="normal" officeooo:rsid="0011380d" style:font-style-asian="normal" style:font-style-complex="normal"/>
    </style:style>
    <style:style style:name="T20" style:family="text">
      <style:text-properties fo:font-style="normal" officeooo:rsid="00146b9a" style:font-style-asian="normal" style:font-style-complex="normal"/>
    </style:style>
    <style:style style:name="T21" style:family="text">
      <style:text-properties fo:font-style="normal" officeooo:rsid="0014a3d6" style:font-style-asian="normal" style:font-style-complex="normal"/>
    </style:style>
    <style:style style:name="T22" style:family="text">
      <style:text-properties fo:font-style="normal" officeooo:rsid="00167e42" style:font-style-asian="normal" style:font-style-complex="normal"/>
    </style:style>
    <style:style style:name="T23" style:family="text">
      <style:text-properties fo:font-style="normal" officeooo:rsid="00189be5" style:font-style-asian="normal" style:font-style-complex="normal"/>
    </style:style>
    <style:style style:name="T24" style:family="text">
      <style:text-properties fo:font-style="normal" officeooo:rsid="001a42f3" style:font-style-asian="normal" style:font-style-complex="normal"/>
    </style:style>
    <style:style style:name="T25" style:family="text">
      <style:text-properties fo:font-style="normal" officeooo:rsid="001c74f2" style:font-style-asian="normal" style:font-style-complex="normal"/>
    </style:style>
    <style:style style:name="T26" style:family="text">
      <style:text-properties fo:font-style="normal" officeooo:rsid="0064c417" style:font-style-asian="normal" style:font-style-complex="normal"/>
    </style:style>
    <style:style style:name="T27" style:family="text">
      <style:text-properties fo:font-style="normal" fo:font-weight="normal" officeooo:rsid="000a8155"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a46f0" style:font-style-asian="normal" style:font-weight-asian="bold" style:font-style-complex="normal" style:font-weight-complex="bold"/>
    </style:style>
    <style:style style:name="T30" style:family="text">
      <style:text-properties fo:font-style="normal" fo:font-weight="bold" officeooo:rsid="003168b3" style:font-style-asian="normal" style:font-weight-asian="bold" style:font-style-complex="normal" style:font-weight-complex="bold"/>
    </style:style>
    <style:style style:name="T31" style:family="text">
      <style:text-properties fo:font-style="normal" fo:font-weight="bold" officeooo:rsid="004cabba" style:font-style-asian="normal" style:font-weight-asian="bold" style:font-style-complex="normal" style:font-weight-complex="bold"/>
    </style:style>
    <style:style style:name="T32" style:family="text">
      <style:text-properties fo:font-style="normal" fo:font-weight="bold" officeooo:rsid="0055dcf8" style:font-style-asian="normal" style:font-weight-asian="bold" style:font-style-complex="normal" style:font-weight-complex="bold"/>
    </style:style>
    <style:style style:name="T33" style:family="text">
      <style:text-properties fo:font-style="normal" fo:font-weight="bold" officeooo:rsid="00574109" style:font-style-asian="normal" style:font-weight-asian="bold" style:font-style-complex="normal" style:font-weight-complex="bold"/>
    </style:style>
    <style:style style:name="T34" style:family="text">
      <style:text-properties fo:font-style="normal" fo:font-weight="bold" officeooo:rsid="0057dec4" style:font-style-asian="normal" style:font-weight-asian="bold" style:font-style-complex="normal" style:font-weight-complex="bold"/>
    </style:style>
    <style:style style:name="T35" style:family="text">
      <style:text-properties fo:font-style="normal" fo:font-weight="bold" officeooo:rsid="00146b9a" style:font-style-asian="normal" style:font-weight-asian="bold" style:font-style-complex="normal" style:font-weight-complex="bold"/>
    </style:style>
    <style:style style:name="T36" style:family="text">
      <style:text-properties fo:font-style="normal" fo:font-weight="bold" officeooo:rsid="001c74f2" style:font-style-asian="normal" style:font-weight-asian="bold" style:font-style-complex="normal" style:font-weight-complex="bold"/>
    </style:style>
    <style:style style:name="T37" style:family="text">
      <style:text-properties fo:font-style="normal" fo:font-weight="bold" officeooo:rsid="0064c417" style:font-style-asian="normal" style:font-weight-asian="bold" style:font-style-complex="normal" style:font-weight-complex="bold"/>
    </style:style>
    <style:style style:name="T38" style:family="text">
      <style:text-properties fo:font-style="normal" fo:font-weight="bold" officeooo:rsid="0066204a" style:font-style-asian="normal" style:font-weight-asian="bold" style:font-style-complex="normal" style:font-weight-complex="bold"/>
    </style:style>
    <style:style style:name="T39"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font-weight-complex="normal" style:text-emphasize="none"/>
    </style:style>
    <style:style style:name="T40" style:family="text">
      <style:text-properties style:text-outline="false" style:text-line-through-style="none" style:text-line-through-type="none" style:font-name="Liberation Sans" fo:font-style="normal" fo:text-shadow="none" style:text-underline-style="none" fo:font-weight="normal" officeooo:rsid="0001213d" style:font-style-asian="normal" style:font-weight-asian="normal" style:font-weight-complex="normal" style:text-emphasize="none"/>
    </style:style>
    <style:style style:name="T41"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42" style:family="text">
      <style:text-properties style:text-outline="false" style:text-line-through-style="none" style:text-line-through-type="none" style:font-name="Liberation Sans" fo:font-style="normal" fo:text-shadow="none" style:text-underline-style="none" officeooo:rsid="0001213d" style:font-style-asian="normal" style:text-emphasize="none"/>
    </style:style>
    <style:style style:name="T43" style:family="text">
      <style:text-properties style:text-outline="false" style:text-line-through-style="none" style:text-line-through-type="none" style:font-name="Liberation Sans" fo:font-style="normal" fo:text-shadow="none" style:text-underline-style="none" officeooo:rsid="003561ac" style:font-style-asian="normal" style:font-style-complex="normal" style:text-emphasize="none"/>
    </style:style>
    <style:style style:name="T44" style:family="text">
      <style:text-properties style:text-outline="false" style:text-line-through-style="none" style:text-line-through-type="none" style:font-name="Liberation Sans" fo:font-style="normal" fo:text-shadow="none" style:text-underline-style="none" officeooo:rsid="00062b12" style:font-style-asian="normal" style:font-style-complex="normal" style:text-emphasize="none"/>
    </style:style>
    <style:style style:name="T45" style:family="text">
      <style:text-properties style:text-outline="false" style:text-line-through-style="none" style:text-line-through-type="none" style:font-name="Liberation Sans" fo:text-shadow="none" style:text-underline-style="none" officeooo:rsid="00062b12" style:text-emphasize="none"/>
    </style:style>
    <style:style style:name="T46" style:family="text">
      <style:text-properties style:text-outline="false" style:text-line-through-style="none" style:text-line-through-type="none" style:font-name="Liberation Sans" fo:text-shadow="none" style:text-underline-style="none" officeooo:rsid="0009b27b" style:text-emphasize="none"/>
    </style:style>
    <style:style style:name="T47" style:family="text">
      <style:text-properties style:text-outline="false" style:text-line-through-style="none" style:text-line-through-type="none" style:font-name="Liberation Sans" fo:text-shadow="none" style:text-underline-style="none" officeooo:rsid="002c6433" style:text-emphasize="none"/>
    </style:style>
    <style:style style:name="T48" style:family="text">
      <style:text-properties style:text-outline="false" style:text-line-through-style="none" style:text-line-through-type="none" style:font-name="Liberation Sans" fo:text-shadow="none" style:text-underline-style="none" fo:font-weight="bold" officeooo:rsid="00062b12" style:font-weight-asian="bold" style:font-weight-complex="bold" style:text-emphasize="none"/>
    </style:style>
    <style:style style:name="T49" style:family="text">
      <style:text-properties style:text-outline="false" style:text-line-through-style="none" style:text-line-through-type="none" style:font-name="Liberation Sans" fo:text-shadow="none" style:text-underline-style="none" fo:font-weight="bold" officeooo:rsid="001e06d9" style:font-weight-asian="bold" style:font-weight-complex="bold" style:text-emphasize="none"/>
    </style:style>
    <style:style style:name="T50" style:family="text">
      <style:text-properties style:text-outline="false" style:text-line-through-style="none" style:text-line-through-type="none" fo:font-style="italic" fo:text-shadow="none" style:text-underline-style="none" fo:font-weight="normal" officeooo:rsid="002d802e" style:font-style-asian="italic" style:font-weight-asian="normal" style:font-size-complex="14pt" style:font-style-complex="italic" style:font-weight-complex="normal" style:text-emphasize="none"/>
    </style:style>
    <style:style style:name="T51" style:family="text">
      <style:text-properties style:text-outline="false" style:text-line-through-style="none" style:text-line-through-type="none" fo:font-style="italic" fo:text-shadow="none" style:text-underline-style="none" fo:font-weight="normal" officeooo:rsid="002e2859" style:font-style-asian="italic" style:font-weight-asian="normal" style:font-size-complex="14pt" style:font-style-complex="italic" style:font-weight-complex="normal" style:text-emphasize="none"/>
    </style:style>
    <style:style style:name="T52" style:family="text">
      <style:text-properties style:text-outline="false" style:text-line-through-style="none" style:text-line-through-type="none" fo:font-style="italic" fo:text-shadow="none" style:text-underline-style="none" fo:font-weight="normal" officeooo:rsid="000cdb98" style:font-style-asian="italic" style:font-weight-asian="normal" style:font-size-complex="14pt" style:font-style-complex="italic" style:font-weight-complex="normal" style:text-emphasize="none"/>
    </style:style>
    <style:style style:name="T53" style:family="text">
      <style:text-properties style:text-outline="false" style:text-line-through-style="none" style:text-line-through-type="none" fo:font-style="italic" fo:text-shadow="none" style:text-underline-style="none" fo:font-weight="normal" officeooo:rsid="00387c7e" style:font-style-asian="italic" style:font-weight-asian="normal" style:font-size-complex="14pt" style:font-style-complex="italic" style:font-weight-complex="normal" style:text-emphasize="none"/>
    </style:style>
    <style:style style:name="T54" style:family="text">
      <style:text-properties style:text-outline="false" style:text-line-through-style="none" style:text-line-through-type="none" fo:font-style="italic" fo:text-shadow="none" style:text-underline-style="none" fo:font-weight="normal" officeooo:rsid="003d58b8" style:font-style-asian="italic" style:font-weight-asian="normal" style:font-size-complex="14pt" style:font-style-complex="italic" style:font-weight-complex="normal" style:text-emphasize="none"/>
    </style:style>
    <style:style style:name="T55" style:family="text">
      <style:text-properties style:text-outline="false" style:text-line-through-style="none" style:text-line-through-type="none" fo:text-shadow="none" style:text-underline-style="none" style:font-size-complex="14pt" style:text-emphasize="none"/>
    </style:style>
    <style:style style:name="T56" style:family="text">
      <style:text-properties style:text-outline="false" style:text-line-through-style="none" style:text-line-through-type="none" fo:text-shadow="none" style:text-underline-style="none" officeooo:rsid="001e266b" style:font-size-complex="14pt" style:text-emphasize="none"/>
    </style:style>
    <style:style style:name="T57" style:family="text">
      <style:text-properties style:text-outline="false" style:text-line-through-style="none" style:text-line-through-type="none" fo:text-shadow="none" style:text-underline-style="none" officeooo:rsid="002f8de1" style:font-size-complex="14pt" style:text-emphasize="none"/>
    </style:style>
    <style:style style:name="T58" style:family="text">
      <style:text-properties style:text-outline="false" style:text-line-through-style="none" style:text-line-through-type="none" fo:text-shadow="none" style:text-underline-style="none" officeooo:rsid="00329844" style:font-size-complex="14pt" style:text-emphasize="none"/>
    </style:style>
    <style:style style:name="T59" style:family="text">
      <style:text-properties style:text-outline="false" style:text-line-through-style="none" style:text-line-through-type="none" fo:text-shadow="none" style:text-underline-style="none" officeooo:rsid="0043931e" style:font-size-complex="14pt" style:text-emphasize="none"/>
    </style:style>
    <style:style style:name="T60" style:family="text">
      <style:text-properties style:text-outline="false" style:text-line-through-style="none" style:text-line-through-type="none" fo:text-shadow="none" style:text-underline-style="none" officeooo:rsid="0043f6ab" style:font-size-complex="14pt" style:text-emphasize="none"/>
    </style:style>
    <style:style style:name="T61" style:family="text">
      <style:text-properties style:text-outline="false" style:text-line-through-style="none" style:text-line-through-type="none" fo:text-shadow="none" style:text-underline-style="none" officeooo:rsid="0058194b" style:font-size-complex="14pt" style:text-emphasize="none"/>
    </style:style>
    <style:style style:name="T62" style:family="text">
      <style:text-properties style:text-outline="false" style:text-line-through-style="none" style:text-line-through-type="none" fo:text-shadow="none" style:text-underline-style="none" style:text-emphasize="none"/>
    </style:style>
    <style:style style:name="T63" style:family="text">
      <style:text-properties style:text-outline="false" style:text-line-through-style="none" style:text-line-through-type="none" fo:text-shadow="none" style:text-underline-style="none" officeooo:rsid="00062b12" style:text-emphasize="none"/>
    </style:style>
    <style:style style:name="T64" style:family="text">
      <style:text-properties style:text-outline="false" style:text-line-through-style="none" style:text-line-through-type="none" fo:text-shadow="none" style:text-underline-style="none" fo:font-weight="bold" officeooo:rsid="002d802e" style:font-weight-asian="bold" style:font-size-complex="14pt" style:font-weight-complex="bold" style:text-emphasize="none"/>
    </style:style>
    <style:style style:name="T65" style:family="text">
      <style:text-properties style:text-outline="false" style:text-line-through-style="none" style:text-line-through-type="none" fo:text-shadow="none" style:text-underline-style="none" fo:font-weight="bold" officeooo:rsid="002e2859" style:font-weight-asian="bold" style:font-size-complex="14pt" style:font-weight-complex="bold" style:text-emphasize="none"/>
    </style:style>
    <style:style style:name="T66" style:family="text">
      <style:text-properties style:text-outline="false" style:text-line-through-style="none" style:text-line-through-type="none" fo:text-shadow="none" style:text-underline-style="none" fo:font-weight="bold" officeooo:rsid="00511ecf" style:font-weight-asian="bold" style:font-size-complex="14pt" style:font-weight-complex="bold" style:text-emphasize="none"/>
    </style:style>
    <style:style style:name="T67" style:family="text">
      <style:text-properties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68" style:family="text">
      <style:text-properties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69" style:family="text">
      <style:text-properties style:text-outline="false" style:text-line-through-style="none" style:text-line-through-type="none" fo:text-shadow="none" style:text-underline-style="none" fo:font-weight="normal" officeooo:rsid="00413f71" style:font-weight-asian="normal" style:font-size-complex="14pt" style:font-weight-complex="normal" style:text-emphasize="none"/>
    </style:style>
    <style:style style:name="T70" style:family="text">
      <style:text-properties fo:font-weight="bold" style:font-weight-asian="bold" style:font-weight-complex="bold"/>
    </style:style>
    <style:style style:name="T71" style:family="text">
      <style:text-properties fo:font-weight="bold" officeooo:rsid="001e06d9" style:font-weight-asian="bold" style:font-weight-complex="bold"/>
    </style:style>
    <style:style style:name="T72" style:family="text">
      <style:text-properties fo:font-weight="bold" officeooo:rsid="002e2859" style:font-weight-asian="bold" style:font-weight-complex="bold"/>
    </style:style>
    <style:style style:name="T73" style:family="text">
      <style:text-properties fo:font-weight="bold" officeooo:rsid="002d802e" style:font-weight-asian="bold" style:font-weight-complex="bold"/>
    </style:style>
    <style:style style:name="T74" style:family="text">
      <style:text-properties fo:font-weight="bold" officeooo:rsid="00413f71" style:font-weight-asian="bold" style:font-weight-complex="bold"/>
    </style:style>
    <style:style style:name="T75" style:family="text">
      <style:text-properties fo:font-weight="bold" officeooo:rsid="0043931e" style:font-weight-asian="bold" style:font-weight-complex="bold"/>
    </style:style>
    <style:style style:name="T76" style:family="text">
      <style:text-properties fo:font-weight="bold" officeooo:rsid="0043f6ab" style:font-weight-asian="bold" style:font-weight-complex="bold"/>
    </style:style>
    <style:style style:name="T77" style:family="text">
      <style:text-properties fo:font-weight="bold" officeooo:rsid="0044c2d4" style:font-weight-asian="bold" style:font-weight-complex="bold"/>
    </style:style>
    <style:style style:name="T78" style:family="text">
      <style:text-properties fo:font-weight="bold" officeooo:rsid="00452f7b" style:font-weight-asian="bold" style:font-weight-complex="bold"/>
    </style:style>
    <style:style style:name="T79" style:family="text">
      <style:text-properties fo:font-weight="bold" officeooo:rsid="00470b80" style:font-weight-asian="bold" style:font-weight-complex="bold"/>
    </style:style>
    <style:style style:name="T80" style:family="text">
      <style:text-properties fo:font-weight="bold" officeooo:rsid="0055dcf8" style:font-weight-asian="bold" style:font-weight-complex="bold"/>
    </style:style>
    <style:style style:name="T81" style:family="text">
      <style:text-properties fo:font-weight="bold" officeooo:rsid="0058194b" style:font-weight-asian="bold" style:font-weight-complex="bold"/>
    </style:style>
    <style:style style:name="T82" style:family="text">
      <style:text-properties fo:font-weight="normal" style:font-weight-asian="normal" style:font-weight-complex="normal"/>
    </style:style>
    <style:style style:name="T83" style:family="text">
      <style:text-properties fo:font-weight="normal" officeooo:rsid="0013c42a" style:font-weight-asian="normal" style:font-weight-complex="normal"/>
    </style:style>
    <style:style style:name="T84" style:family="text">
      <style:text-properties fo:font-weight="normal" officeooo:rsid="001cc702" style:font-weight-asian="normal" style:font-weight-complex="normal"/>
    </style:style>
    <style:style style:name="T85" style:family="text">
      <style:text-properties fo:font-weight="normal" officeooo:rsid="0023812b" style:font-weight-asian="normal" style:font-weight-complex="normal"/>
    </style:style>
    <style:style style:name="T86" style:family="text">
      <style:text-properties fo:font-weight="normal" officeooo:rsid="00272a04" style:font-weight-asian="normal" style:font-weight-complex="normal"/>
    </style:style>
    <style:style style:name="T87" style:family="text">
      <style:text-properties fo:font-weight="normal" officeooo:rsid="0029a620" style:font-weight-asian="normal" style:font-weight-complex="normal"/>
    </style:style>
    <style:style style:name="T88" style:family="text">
      <style:text-properties fo:font-weight="normal" officeooo:rsid="002a86d9" style:font-weight-asian="normal" style:font-weight-complex="normal"/>
    </style:style>
    <style:style style:name="T89" style:family="text">
      <style:text-properties fo:font-weight="normal" officeooo:rsid="003168b3" style:font-weight-asian="normal" style:font-weight-complex="normal"/>
    </style:style>
    <style:style style:name="T90" style:family="text">
      <style:text-properties fo:font-weight="normal" officeooo:rsid="00574109" style:font-weight-asian="normal" style:font-weight-complex="normal"/>
    </style:style>
    <style:style style:name="T91" style:family="text">
      <style:text-properties fo:font-weight="normal" officeooo:rsid="0057dec4" style:font-weight-asian="normal" style:font-weight-complex="normal"/>
    </style:style>
    <style:style style:name="T92" style:family="text">
      <style:text-properties fo:font-weight="normal" officeooo:rsid="000829c8" style:font-weight-asian="normal" style:font-weight-complex="normal"/>
    </style:style>
    <style:style style:name="T93" style:family="text">
      <style:text-properties fo:font-weight="normal" officeooo:rsid="00085f1f" style:font-weight-asian="normal" style:font-weight-complex="normal"/>
    </style:style>
    <style:style style:name="T94" style:family="text">
      <style:text-properties fo:font-weight="normal" officeooo:rsid="000b4c11" style:font-weight-asian="normal" style:font-weight-complex="normal"/>
    </style:style>
    <style:style style:name="T95" style:family="text">
      <style:text-properties fo:font-weight="normal" officeooo:rsid="000a07ea" style:font-weight-asian="normal" style:font-weight-complex="normal"/>
    </style:style>
    <style:style style:name="T96" style:family="text">
      <style:text-properties fo:font-weight="normal" officeooo:rsid="000d46d5" style:font-weight-asian="normal" style:font-weight-complex="normal"/>
    </style:style>
    <style:style style:name="T97" style:family="text">
      <style:text-properties fo:font-weight="normal" officeooo:rsid="000e591a" style:font-weight-asian="normal" style:font-weight-complex="normal"/>
    </style:style>
    <style:style style:name="T98" style:family="text">
      <style:text-properties fo:font-weight="normal" officeooo:rsid="000e5ad8" style:font-weight-asian="normal" style:font-weight-complex="normal"/>
    </style:style>
    <style:style style:name="T99" style:family="text">
      <style:text-properties fo:font-weight="normal" officeooo:rsid="0011380d" style:font-weight-asian="normal" style:font-weight-complex="normal"/>
    </style:style>
    <style:style style:name="T100" style:family="text">
      <style:text-properties fo:font-weight="normal" officeooo:rsid="00146b9a" style:font-weight-asian="normal" style:font-weight-complex="normal"/>
    </style:style>
    <style:style style:name="T101" style:family="text">
      <style:text-properties fo:font-weight="normal" officeooo:rsid="0014a3d6" style:font-weight-asian="normal" style:font-weight-complex="normal"/>
    </style:style>
    <style:style style:name="T102" style:family="text">
      <style:text-properties fo:font-weight="normal" officeooo:rsid="00167e42" style:font-weight-asian="normal" style:font-weight-complex="normal"/>
    </style:style>
    <style:style style:name="T103" style:family="text">
      <style:text-properties fo:font-weight="normal" officeooo:rsid="00189be5" style:font-weight-asian="normal" style:font-weight-complex="normal"/>
    </style:style>
    <style:style style:name="T104" style:family="text">
      <style:text-properties fo:font-weight="normal" officeooo:rsid="001a42f3" style:font-weight-asian="normal" style:font-weight-complex="normal"/>
    </style:style>
    <style:style style:name="T105" style:family="text">
      <style:text-properties fo:font-weight="normal" officeooo:rsid="001c74f2" style:font-weight-asian="normal" style:font-weight-complex="normal"/>
    </style:style>
    <style:style style:name="T106" style:family="text">
      <style:text-properties fo:font-weight="normal" officeooo:rsid="0064c417" style:font-weight-asian="normal" style:font-weight-complex="normal"/>
    </style:style>
    <style:style style:name="T107" style:family="text">
      <style:text-properties officeooo:rsid="0013c42a"/>
    </style:style>
    <style:style style:name="T108" style:family="text">
      <style:text-properties fo:color="#000000" loext:opacity="100%"/>
    </style:style>
    <style:style style:name="T109"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110"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3812b" style:font-size-asian="14pt" style:font-style-asian="normal" style:font-weight-asian="normal" style:font-size-complex="14pt" style:font-style-complex="normal" style:font-weight-complex="normal" style:text-emphasize="none"/>
    </style:style>
    <style:style style:name="T111"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53927" style:font-size-asian="14pt" style:font-style-asian="normal" style:font-weight-asian="normal" style:font-size-complex="14pt" style:font-style-complex="normal" style:font-weight-complex="normal" style:text-emphasize="none"/>
    </style:style>
    <style:style style:name="T112"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113"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114"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7f8bf" style:font-size-asian="14pt" style:font-style-asian="normal" style:font-weight-asian="normal" style:font-size-complex="14pt" style:font-style-complex="normal" style:font-weight-complex="normal" style:text-emphasize="none"/>
    </style:style>
    <style:style style:name="T115"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e266b" style:font-size-asian="14pt" style:font-style-asian="normal" style:font-weight-asian="normal" style:font-size-complex="14pt" style:font-style-complex="normal" style:font-weight-complex="normal" style:text-emphasize="none"/>
    </style:style>
    <style:style style:name="T116"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117"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118"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119"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120" style:family="text">
      <style:text-properties fo:color="#000000" loext:opacity="100%" style:text-outline="false" style:text-line-through-style="none" style:text-line-through-type="none" style:font-name="Segoe UI" fo:font-size="14pt" fo:font-style="normal" fo:text-shadow="none" style:text-underline-style="none" fo:font-weight="bold" style:font-size-asian="14pt" style:font-style-asian="normal" style:font-weight-asian="bold" style:font-weight-complex="bold" style:text-emphasize="none"/>
    </style:style>
    <style:style style:name="T121" style:family="text">
      <style:text-properties fo:color="#000000" loext:opacity="100%" style:text-outline="false" style:text-line-through-style="none" style:text-line-through-type="none" style:font-name="Segoe UI" fo:font-size="14pt" fo:font-style="normal" fo:text-shadow="none" style:text-underline-style="none" fo:font-weight="bold" officeooo:rsid="003a5d47" style:font-size-asian="14pt" style:font-style-asian="normal" style:font-weight-asian="bold" style:font-size-complex="14pt" style:font-style-complex="normal" style:font-weight-complex="bold" style:text-emphasize="none"/>
    </style:style>
    <style:style style:name="T122"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3812b" style:font-size-asian="14pt" style:font-style-asian="italic" style:font-weight-asian="normal" style:font-size-complex="14pt" style:font-style-complex="italic" style:font-weight-complex="normal" style:text-emphasize="none"/>
    </style:style>
    <style:style style:name="T123"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53927" style:font-size-asian="14pt" style:font-style-asian="italic" style:font-weight-asian="normal" style:font-size-complex="14pt" style:font-style-complex="italic" style:font-weight-complex="normal" style:text-emphasize="none"/>
    </style:style>
    <style:style style:name="T124"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e2859" style:font-size-asian="14pt" style:font-style-asian="italic" style:font-weight-asian="normal" style:font-size-complex="14pt" style:font-style-complex="italic" style:font-weight-complex="normal" style:text-emphasize="none"/>
    </style:style>
    <style:style style:name="T125"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d802e" style:font-size-asian="14pt" style:font-style-asian="italic" style:font-weight-asian="normal" style:font-size-complex="14pt" style:font-style-complex="italic" style:font-weight-complex="normal" style:text-emphasize="none"/>
    </style:style>
    <style:style style:name="T126"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127"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21c75" style:font-size-asian="14pt" style:font-style-asian="italic" style:font-weight-asian="normal" style:font-size-complex="14pt" style:font-style-complex="italic" style:font-weight-complex="normal" style:text-emphasize="none"/>
    </style:style>
    <style:style style:name="T128"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01808" style:font-size-asian="14pt" style:font-style-asian="italic" style:font-weight-asian="normal" style:font-size-complex="14pt" style:font-style-complex="italic" style:font-weight-complex="normal" style:text-emphasize="none"/>
    </style:style>
    <style:style style:name="T129"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41958" style:font-size-asian="14pt" style:font-style-asian="italic" style:font-weight-asian="normal" style:font-size-complex="14pt" style:font-style-complex="italic" style:font-weight-complex="normal" style:text-emphasize="none"/>
    </style:style>
    <style:style style:name="T130"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7dec4" style:font-size-asian="14pt" style:font-style-asian="italic" style:font-weight-asian="normal" style:font-size-complex="14pt" style:font-style-complex="italic" style:font-weight-complex="normal" style:text-emphasize="none"/>
    </style:style>
    <style:style style:name="T131"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132"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133" style:family="text">
      <style:text-properties fo:color="#000000" loext:opacity="100%" style:text-outline="false" style:text-line-through-style="none" style:text-line-through-type="none" style:font-name="Segoe UI" fo:font-size="14pt" fo:text-shadow="none" style:text-underline-style="none" officeooo:rsid="002d802e" style:font-size-asian="14pt" style:font-size-complex="14pt" style:text-emphasize="none"/>
    </style:style>
    <style:style style:name="T134" style:family="text">
      <style:text-properties fo:color="#000000" loext:opacity="100%" style:text-outline="false" style:text-line-through-style="none" style:text-line-through-type="none" style:font-name="Segoe UI" fo:font-size="14pt" fo:text-shadow="none" style:text-underline-style="none" fo:font-weight="normal" officeooo:rsid="003168b3" style:font-size-asian="14pt" style:font-weight-asian="normal" style:font-size-complex="14pt" style:font-weight-complex="normal" style:text-emphasize="none"/>
    </style:style>
    <style:style style:name="T135" style:family="text">
      <style:text-properties fo:color="#000000" loext:opacity="100%" style:text-outline="false" style:text-line-through-style="none" style:text-line-through-type="none" style:font-name="Segoe UI" fo:font-style="normal" fo:text-shadow="none" style:text-underline-style="none" fo:font-weight="bold" style:font-style-asian="normal" style:font-weight-asian="bold" style:font-weight-complex="bold" style:text-emphasize="none"/>
    </style:style>
    <style:style style:name="T136" style:family="text">
      <style:text-properties fo:color="#000000" loext:opacity="100%" style:text-outline="false" style:text-line-through-style="none" style:text-line-through-type="none" style:font-name="Segoe UI" fo:font-style="italic" fo:text-shadow="none" style:text-underline-style="none" style:font-style-asian="italic" style:font-style-complex="italic" style:text-emphasize="none"/>
    </style:style>
    <style:style style:name="T137" style:family="text">
      <style:text-properties fo:color="#000000" loext:opacity="100%" style:text-outline="false" style:text-line-through-style="none" style:text-line-through-type="none" style:font-name="Segoe UI" fo:font-style="italic" fo:text-shadow="none" style:text-underline-style="none" officeooo:rsid="00387c7e" style:font-style-asian="italic" style:font-style-complex="italic" style:text-emphasize="none"/>
    </style:style>
    <style:style style:name="T138" style:family="text">
      <style:text-properties fo:color="#000000" loext:opacity="100%" style:text-outline="false" style:text-line-through-style="none" style:text-line-through-type="none" fo:font-style="normal" fo:text-shadow="none" style:text-underline-style="none" officeooo:rsid="002c6433" style:font-style-asian="normal" style:font-style-complex="normal" style:text-emphasize="none"/>
    </style:style>
    <style:style style:name="T139" style:family="text">
      <style:text-properties fo:color="#000000" loext:opacity="100%" style:text-outline="false" style:text-line-through-style="none" style:text-line-through-type="none" fo:text-shadow="none" style:text-underline-style="none" officeooo:rsid="002c6433" style:text-emphasize="none"/>
    </style:style>
    <style:style style:name="T140" style:family="text">
      <style:text-properties fo:color="#000000" loext:opacity="100%" style:font-name="Segoe UI"/>
    </style:style>
    <style:style style:name="T141" style:family="text">
      <style:text-properties fo:color="#000000" loext:opacity="100%" style:font-name="Segoe UI" fo:font-size="14pt" style:font-size-asian="14pt"/>
    </style:style>
    <style:style style:name="T142" style:family="text">
      <style:text-properties fo:color="#000000" loext:opacity="100%" style:font-name="Segoe UI" fo:font-size="14pt" officeooo:rsid="003d58b8" style:font-size-asian="14pt"/>
    </style:style>
    <style:style style:name="T143" style:family="text">
      <style:text-properties fo:color="#000000" loext:opacity="100%" style:font-name="Segoe UI" fo:font-size="14pt" officeooo:rsid="003f44eb" style:font-size-asian="14pt"/>
    </style:style>
    <style:style style:name="T144" style:family="text">
      <style:text-properties fo:color="#000000" loext:opacity="100%" style:font-name="Segoe UI" fo:font-size="14pt" fo:font-style="italic" officeooo:rsid="001c9f9f" style:font-size-asian="14pt" style:font-style-asian="italic" style:font-style-complex="italic"/>
    </style:style>
    <style:style style:name="T145" style:family="text">
      <style:text-properties fo:color="#000000" loext:opacity="100%" style:font-name="Segoe UI" fo:font-size="14pt" fo:font-weight="bold" style:font-size-asian="14pt" style:font-weight-asian="bold" style:font-weight-complex="bold"/>
    </style:style>
    <style:style style:name="T146" style:family="text">
      <style:text-properties fo:color="#000000" loext:opacity="100%" style:font-name="Segoe UI" fo:font-style="italic" officeooo:rsid="001c6201" style:font-style-asian="italic" style:font-style-complex="italic"/>
    </style:style>
    <style:style style:name="T147" style:family="text">
      <style:text-properties fo:color="#000000" loext:opacity="100%" style:font-name="Segoe UI" fo:font-style="italic" officeooo:rsid="001c9f9f" style:font-style-asian="italic" style:font-style-complex="italic"/>
    </style:style>
    <style:style style:name="T148" style:family="text">
      <style:text-properties fo:color="#000000" loext:opacity="100%" style:font-name="Segoe UI" fo:font-weight="bold" style:font-weight-asian="bold" style:font-weight-complex="bold"/>
    </style:style>
    <style:style style:name="T149" style:family="text">
      <style:text-properties fo:color="#000000" loext:opacity="100%" style:font-name="Segoe UI" officeooo:rsid="003a5d47"/>
    </style:style>
    <style:style style:name="T150" style:family="text">
      <style:text-properties fo:color="#000000" loext:opacity="100%" style:font-name="Segoe UI" officeooo:rsid="003c1e32"/>
    </style:style>
    <style:style style:name="T151" style:family="text">
      <style:text-properties fo:color="#000000" loext:opacity="100%" style:font-name="Segoe UI" officeooo:rsid="003f44eb"/>
    </style:style>
    <style:style style:name="T152" style:family="text">
      <style:text-properties fo:color="#000000" loext:opacity="100%" style:font-name="Segoe UI1" fo:font-size="14pt" fo:font-style="italic" officeooo:rsid="001a46f0" style:font-size-asian="12.25pt" style:font-style-asian="italic" style:font-size-complex="14pt" style:font-style-complex="italic"/>
    </style:style>
    <style:style style:name="T153" style:family="text">
      <style:text-properties fo:color="#000000" loext:opacity="100%" style:font-name="Segoe UI1" fo:font-size="14pt" fo:font-style="normal" officeooo:rsid="001a46f0" style:font-size-asian="12.25pt" style:font-style-asian="normal" style:font-size-complex="14pt" style:font-style-complex="normal"/>
    </style:style>
    <style:style style:name="T154" style:family="text">
      <style:text-properties fo:color="#000000" loext:opacity="100%" officeooo:rsid="003f44eb"/>
    </style:style>
    <style:style style:name="T155" style:family="text">
      <style:text-properties fo:color="#000000" loext:opacity="100%" officeooo:rsid="00415ad0"/>
    </style:style>
    <style:style style:name="T156" style:family="text">
      <style:text-properties officeooo:rsid="0009b27b"/>
    </style:style>
    <style:style style:name="T157" style:family="text">
      <style:text-properties officeooo:rsid="000c15c9"/>
    </style:style>
    <style:style style:name="T158" style:family="text">
      <style:text-properties fo:font-style="italic" style:font-style-asian="italic" style:font-style-complex="italic"/>
    </style:style>
    <style:style style:name="T159" style:family="text">
      <style:text-properties fo:font-style="italic" officeooo:rsid="0017f407" style:font-style-asian="italic" style:font-style-complex="italic"/>
    </style:style>
    <style:style style:name="T160" style:family="text">
      <style:text-properties fo:font-style="italic" officeooo:rsid="001c9f9f" style:font-style-asian="italic" style:font-style-complex="italic"/>
    </style:style>
    <style:style style:name="T161" style:family="text">
      <style:text-properties fo:font-style="italic" officeooo:rsid="001e06d9" style:font-style-asian="italic" style:font-style-complex="italic"/>
    </style:style>
    <style:style style:name="T162" style:family="text">
      <style:text-properties fo:font-style="italic" officeooo:rsid="001e266b" style:font-style-asian="italic" style:font-style-complex="italic"/>
    </style:style>
    <style:style style:name="T163" style:family="text">
      <style:text-properties fo:font-style="italic" officeooo:rsid="00201808" style:font-style-asian="italic" style:font-style-complex="italic"/>
    </style:style>
    <style:style style:name="T164" style:family="text">
      <style:text-properties fo:font-style="italic" officeooo:rsid="0021a734" style:font-style-asian="italic" style:font-style-complex="italic"/>
    </style:style>
    <style:style style:name="T165" style:family="text">
      <style:text-properties fo:font-style="italic" officeooo:rsid="00253927" style:font-style-asian="italic" style:font-style-complex="italic"/>
    </style:style>
    <style:style style:name="T166" style:family="text">
      <style:text-properties fo:font-style="italic" officeooo:rsid="00295b5f" style:font-style-asian="italic" style:font-style-complex="italic"/>
    </style:style>
    <style:style style:name="T167" style:family="text">
      <style:text-properties fo:font-style="italic" officeooo:rsid="0029a620" style:font-style-asian="italic" style:font-style-complex="italic"/>
    </style:style>
    <style:style style:name="T168" style:family="text">
      <style:text-properties fo:font-style="italic" officeooo:rsid="002a86d9" style:font-style-asian="italic" style:font-style-complex="italic"/>
    </style:style>
    <style:style style:name="T169" style:family="text">
      <style:text-properties fo:font-style="italic" officeooo:rsid="002f8de1" style:font-style-asian="italic" style:font-style-complex="italic"/>
    </style:style>
    <style:style style:name="T170" style:family="text">
      <style:text-properties fo:font-style="italic" officeooo:rsid="00282ac8" style:font-style-asian="italic" style:font-style-complex="italic"/>
    </style:style>
    <style:style style:name="T171" style:family="text">
      <style:text-properties fo:font-style="italic" officeooo:rsid="003601ae" style:font-style-asian="italic" style:font-style-complex="italic"/>
    </style:style>
    <style:style style:name="T172" style:family="text">
      <style:text-properties fo:font-style="italic" officeooo:rsid="00362c23" style:font-style-asian="italic" style:font-style-complex="italic"/>
    </style:style>
    <style:style style:name="T173" style:family="text">
      <style:text-properties fo:font-style="italic" officeooo:rsid="004321bb" style:font-style-asian="italic" style:font-style-complex="italic"/>
    </style:style>
    <style:style style:name="T174" style:family="text">
      <style:text-properties fo:font-style="italic" officeooo:rsid="0043931e" style:font-style-asian="italic" style:font-style-complex="italic"/>
    </style:style>
    <style:style style:name="T175" style:family="text">
      <style:text-properties fo:font-style="italic" officeooo:rsid="00486160" style:font-style-asian="italic" style:font-style-complex="italic"/>
    </style:style>
    <style:style style:name="T176" style:family="text">
      <style:text-properties fo:font-style="italic" officeooo:rsid="003168b3" style:font-style-asian="italic" style:font-style-complex="italic"/>
    </style:style>
    <style:style style:name="T177" style:family="text">
      <style:text-properties fo:font-style="italic" officeooo:rsid="00189f94" style:font-style-asian="italic" style:font-style-complex="italic"/>
    </style:style>
    <style:style style:name="T178" style:family="text">
      <style:text-properties fo:font-style="italic" officeooo:rsid="004cc249" style:font-style-asian="italic" style:font-style-complex="italic"/>
    </style:style>
    <style:style style:name="T179" style:family="text">
      <style:text-properties fo:font-style="italic" officeooo:rsid="00541958" style:font-style-asian="italic" style:font-style-complex="italic"/>
    </style:style>
    <style:style style:name="T180" style:family="text">
      <style:text-properties fo:font-style="italic" officeooo:rsid="0055dcf8" style:font-style-asian="italic" style:font-style-complex="italic"/>
    </style:style>
    <style:style style:name="T181" style:family="text">
      <style:text-properties fo:font-style="italic" officeooo:rsid="00574109" style:font-style-asian="italic" style:font-style-complex="italic"/>
    </style:style>
    <style:style style:name="T182" style:family="text">
      <style:text-properties fo:font-style="italic" officeooo:rsid="0057dec4" style:font-style-asian="italic" style:font-style-complex="italic"/>
    </style:style>
    <style:style style:name="T183" style:family="text">
      <style:text-properties fo:font-style="italic" officeooo:rsid="005e83c1" style:font-style-asian="italic" style:font-style-complex="italic"/>
    </style:style>
    <style:style style:name="T184" style:family="text">
      <style:text-properties fo:font-style="italic" officeooo:rsid="005e9fb7" style:font-style-asian="italic" style:font-style-complex="italic"/>
    </style:style>
    <style:style style:name="T185" style:family="text">
      <style:text-properties fo:font-style="italic" officeooo:rsid="005fe690" style:font-style-asian="italic" style:font-style-complex="italic"/>
    </style:style>
    <style:style style:name="T186" style:family="text">
      <style:text-properties fo:font-style="italic" officeooo:rsid="0016dee6" style:font-style-asian="italic" style:font-style-complex="italic"/>
    </style:style>
    <style:style style:name="T187" style:family="text">
      <style:text-properties fo:font-style="italic" officeooo:rsid="0064c417" style:font-style-asian="italic" style:font-style-complex="italic"/>
    </style:style>
    <style:style style:name="T188" style:family="text">
      <style:text-properties fo:font-style="italic" fo:font-weight="normal" style:font-style-asian="italic" style:font-weight-asian="normal" style:font-style-complex="italic" style:font-weight-complex="normal"/>
    </style:style>
    <style:style style:name="T189" style:family="text">
      <style:text-properties fo:font-style="italic" fo:font-weight="normal" officeooo:rsid="001cc702" style:font-style-asian="italic" style:font-weight-asian="normal" style:font-style-complex="italic" style:font-weight-complex="normal"/>
    </style:style>
    <style:style style:name="T190" style:family="text">
      <style:text-properties fo:font-style="italic" fo:font-weight="normal" officeooo:rsid="0023812b" style:font-style-asian="italic" style:font-weight-asian="normal" style:font-style-complex="italic" style:font-weight-complex="normal"/>
    </style:style>
    <style:style style:name="T191" style:family="text">
      <style:text-properties fo:font-style="italic" fo:font-weight="normal" officeooo:rsid="0029a620" style:font-style-asian="italic" style:font-weight-asian="normal" style:font-style-complex="italic" style:font-weight-complex="normal"/>
    </style:style>
    <style:style style:name="T192" style:family="text">
      <style:text-properties fo:font-style="italic" fo:font-weight="normal" officeooo:rsid="002a86d9" style:font-style-asian="italic" style:font-weight-asian="normal" style:font-style-complex="italic" style:font-weight-complex="normal"/>
    </style:style>
    <style:style style:name="T193" style:family="text">
      <style:text-properties fo:font-style="italic" fo:font-weight="normal" officeooo:rsid="004cc249" style:font-style-asian="italic" style:font-weight-asian="normal" style:font-style-complex="italic" style:font-weight-complex="normal"/>
    </style:style>
    <style:style style:name="T194" style:family="text">
      <style:text-properties fo:font-style="italic" fo:font-weight="normal" officeooo:rsid="00574109" style:font-style-asian="italic" style:font-weight-asian="normal" style:font-style-complex="italic" style:font-weight-complex="normal"/>
    </style:style>
    <style:style style:name="T195" style:family="text">
      <style:text-properties fo:font-style="italic" fo:font-weight="bold" officeooo:rsid="0017f407" style:font-style-asian="italic" style:font-weight-asian="bold" style:font-style-complex="italic" style:font-weight-complex="bold"/>
    </style:style>
    <style:style style:name="T196" style:family="text">
      <style:text-properties officeooo:rsid="0017f407"/>
    </style:style>
    <style:style style:name="T197" style:family="text">
      <style:text-properties fo:color="#ffbf00" loext:opacity="100%"/>
    </style:style>
    <style:style style:name="T198" style:family="text">
      <style:text-properties fo:color="#ffbf00" loext:opacity="100%" officeooo:rsid="0017f407"/>
    </style:style>
    <style:style style:name="T199" style:family="text">
      <style:text-properties fo:color="#ffbf00" loext:opacity="100%" fo:font-style="italic" style:font-style-asian="italic" style:font-style-complex="italic"/>
    </style:style>
    <style:style style:name="T200" style:family="text">
      <style:text-properties fo:color="#ffbf00" loext:opacity="100%" fo:font-style="italic" officeooo:rsid="0017f407" style:font-style-asian="italic" style:font-style-complex="italic"/>
    </style:style>
    <style:style style:name="T201" style:family="text">
      <style:text-properties fo:color="#ffbf00" loext:opacity="100%" fo:font-style="italic" officeooo:rsid="0016a768" style:font-style-asian="italic" style:font-style-complex="italic"/>
    </style:style>
    <style:style style:name="T202" style:family="text">
      <style:text-properties fo:color="#ffbf00" loext:opacity="100%" style:font-name="Segoe UI1" fo:font-size="14pt" fo:font-style="italic" officeooo:rsid="001a46f0" style:font-size-asian="12.25pt" style:font-style-asian="italic" style:font-size-complex="14pt" style:font-style-complex="italic"/>
    </style:style>
    <style:style style:name="T203" style:family="text">
      <style:text-properties fo:color="#ffbf00" loext:opacity="100%" officeooo:rsid="003f44eb"/>
    </style:style>
    <style:style style:name="T204" style:family="text">
      <style:text-properties fo:color="#ffbf00" loext:opacity="100%" officeooo:rsid="000e591a"/>
    </style:style>
    <style:style style:name="T205" style:family="text">
      <style:text-properties fo:color="#ffbf00" loext:opacity="100%" officeooo:rsid="0011c30d"/>
    </style:style>
    <style:style style:name="T206" style:family="text">
      <style:text-properties fo:color="#ffbf00" loext:opacity="100%" officeooo:rsid="001454a1"/>
    </style:style>
    <style:style style:name="T207" style:family="text">
      <style:text-properties fo:color="#ffbf00" loext:opacity="100%" officeooo:rsid="001531d5"/>
    </style:style>
    <style:style style:name="T208" style:family="text">
      <style:text-properties fo:color="#ffbf00" loext:opacity="100%" officeooo:rsid="001b9ab6"/>
    </style:style>
    <style:style style:name="T209" style:family="text">
      <style:text-properties fo:color="#ffbf00" loext:opacity="100%" officeooo:rsid="001c4720"/>
    </style:style>
    <style:style style:name="T210" style:family="text">
      <style:text-properties fo:color="#ffbf00" loext:opacity="100%" fo:font-style="normal" style:font-style-asian="normal" style:font-style-complex="normal"/>
    </style:style>
    <style:style style:name="T211" style:family="text">
      <style:text-properties fo:color="#ffbf00" loext:opacity="100%" style:text-outline="false" style:text-line-through-style="none" style:text-line-through-type="none" style:font-name="Liberation Sans" fo:font-style="normal" fo:text-shadow="none" style:text-underline-style="none" style:font-style-asian="normal" style:text-emphasize="none"/>
    </style:style>
    <style:style style:name="T212" style:family="text">
      <style:text-properties officeooo:rsid="0017f8bf"/>
    </style:style>
    <style:style style:name="T213" style:family="text">
      <style:text-properties fo:font-variant="normal" fo:text-transform="none" fo:color="#f44336" loext:opacity="100%" style:font-name="Segoe UI1" fo:font-size="14pt" fo:letter-spacing="normal" fo:font-style="normal" fo:font-weight="normal" style:font-size-asian="14pt" style:font-size-complex="14pt"/>
    </style:style>
    <style:style style:name="T214" style:family="text">
      <style:text-properties fo:font-variant="normal" fo:text-transform="none" fo:color="#f44336" loext:opacity="100%" style:font-name="Segoe UI1" fo:font-size="14pt" fo:letter-spacing="normal" fo:font-style="normal" fo:font-weight="normal" officeooo:rsid="00201808" style:font-size-asian="14pt" style:font-size-complex="14pt"/>
    </style:style>
    <style:style style:name="T215" style:family="text">
      <style:text-properties fo:font-variant="normal" fo:text-transform="none" fo:color="#f44336" loext:opacity="100%" style:font-name="Segoe UI1" fo:font-size="14pt" fo:letter-spacing="normal" fo:font-style="normal" fo:font-weight="normal" officeooo:rsid="001a46f0" style:font-size-asian="14pt" style:font-style-asian="normal" style:font-size-complex="14pt" style:font-style-complex="normal"/>
    </style:style>
    <style:style style:name="T216" style:family="text">
      <style:text-properties fo:font-variant="normal" fo:text-transform="none" fo:color="#f44336" loext:opacity="100%" style:font-name="Segoe UI1" fo:font-size="14pt" fo:letter-spacing="normal" fo:font-style="normal" fo:font-weight="normal" officeooo:rsid="00201808" style:font-size-asian="14pt" style:font-style-asian="normal" style:font-size-complex="14pt" style:font-style-complex="normal"/>
    </style:style>
    <style:style style:name="T217" style:family="text">
      <style:text-properties fo:font-variant="normal" fo:text-transform="none" fo:color="#f44336" loext:opacity="100%" style:font-name="Segoe UI1" fo:font-size="14pt" fo:letter-spacing="normal" fo:font-style="normal" fo:font-weight="normal" officeooo:rsid="0021a734" style:font-size-asian="14pt" style:font-style-asian="normal" style:font-size-complex="14pt" style:font-style-complex="normal"/>
    </style:style>
    <style:style style:name="T218" style:family="text">
      <style:text-properties fo:font-variant="normal" fo:text-transform="none" fo:color="#f44336" loext:opacity="100%" style:font-name="Segoe UI1" fo:font-size="14pt" fo:letter-spacing="normal" fo:font-style="normal" fo:font-weight="normal" officeooo:rsid="005a8170" style:font-size-asian="14pt" style:font-style-asian="normal" style:font-size-complex="14pt" style:font-style-complex="normal"/>
    </style:style>
    <style:style style:name="T219"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20"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text-emphasize="none"/>
    </style:style>
    <style:style style:name="T221"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222"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23"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82ac8" style:font-size-asian="14pt" style:font-style-asian="normal" style:font-weight-asian="normal" style:font-size-complex="14pt" style:font-style-complex="italic" style:font-weight-complex="normal" style:text-emphasize="none"/>
    </style:style>
    <style:style style:name="T224" style:family="text">
      <style:text-properties fo:font-variant="normal" fo:text-transform="none" fo:color="#000000" loext:opacity="100%" style:font-name="Segoe UI1" fo:font-size="14pt" fo:letter-spacing="normal" fo:font-style="normal" fo:font-weight="normal" officeooo:rsid="001a46f0" style:font-size-asian="14pt" style:font-style-asian="normal" style:font-size-complex="14pt" style:font-style-complex="normal"/>
    </style:style>
    <style:style style:name="T225" style:family="text">
      <style:text-properties fo:font-variant="normal" fo:text-transform="none" fo:color="#000000" loext:opacity="100%" style:font-name="Segoe UI1" fo:font-size="14pt" fo:letter-spacing="normal" fo:font-style="normal" fo:font-weight="normal" officeooo:rsid="001a46f0" style:font-size-asian="12.25pt" style:font-style-asian="normal" style:font-size-complex="14pt" style:font-style-complex="normal"/>
    </style:style>
    <style:style style:name="T226"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27"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style:font-size-asian="14pt" style:font-style-asian="normal" style:font-weight-asian="normal" style:font-size-complex="14pt" style:font-style-complex="normal" style:font-weight-complex="normal" style:text-emphasize="none"/>
    </style:style>
    <style:style style:name="T228"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5dcf8" style:font-size-asian="14pt" style:font-style-asian="normal" style:font-weight-asian="normal" style:font-size-complex="14pt" style:font-style-complex="normal" style:font-weight-complex="normal" style:text-emphasize="none"/>
    </style:style>
    <style:style style:name="T229"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230"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d46d5" style:font-size-asian="14pt" style:font-style-asian="normal" style:font-weight-asian="normal" style:font-size-complex="14pt" style:font-style-complex="normal" style:font-weight-complex="normal" style:text-emphasize="none"/>
    </style:style>
    <style:style style:name="T231"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32"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233"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234"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235"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style:font-size-asian="14pt" style:font-style-asian="normal" style:font-size-complex="14pt" style:font-style-complex="normal" style:text-emphasize="none"/>
    </style:style>
    <style:style style:name="T236"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1a46f0" style:font-size-asian="14pt" style:font-style-asian="italic" style:font-weight-asian="normal" style:font-size-complex="14pt" style:font-style-complex="italic" style:font-weight-complex="normal" style:text-emphasize="none"/>
    </style:style>
    <style:style style:name="T237"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38"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574109" style:font-size-asian="14pt" style:font-style-asian="italic" style:font-weight-asian="normal" style:font-size-complex="14pt" style:font-style-complex="italic" style:font-weight-complex="normal" style:text-emphasize="none"/>
    </style:style>
    <style:style style:name="T239"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style:font-size-asian="14pt" style:font-style-asian="italic" style:font-size-complex="14pt" style:font-style-complex="italic" style:text-emphasize="none"/>
    </style:style>
    <style:style style:name="T240"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41"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42"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243" style:family="text">
      <style:text-properties fo:font-variant="normal" fo:text-transform="none" fo:color="#ffbf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44"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45"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46"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1fdbe5" style:font-size-asian="14pt" style:font-style-asian="normal" style:font-weight-asian="normal" style:font-size-complex="14pt" style:font-style-complex="normal" style:font-weight-complex="normal" style:text-emphasize="none"/>
    </style:style>
    <style:style style:name="T247" style:family="text">
      <style:text-properties fo:font-variant="normal" fo:text-transform="none" fo:letter-spacing="normal"/>
    </style:style>
    <style:style style:name="T248" style:family="text">
      <style:text-properties fo:font-variant="normal" fo:text-transform="none" fo:letter-spacing="normal" fo:font-style="italic" officeooo:rsid="0021a734" style:font-style-asian="italic" style:font-style-complex="italic"/>
    </style:style>
    <style:style style:name="T249" style:family="text">
      <style:text-properties fo:font-variant="normal" fo:text-transform="none" fo:letter-spacing="normal" fo:font-style="italic" officeooo:rsid="0023812b" style:font-style-asian="italic" style:font-style-complex="italic"/>
    </style:style>
    <style:style style:name="T250" style:family="text">
      <style:text-properties fo:font-variant="normal" fo:text-transform="none" fo:letter-spacing="normal" fo:font-style="italic" officeooo:rsid="00253927" style:font-style-asian="italic" style:font-style-complex="italic"/>
    </style:style>
    <style:style style:name="T251" style:family="text">
      <style:text-properties fo:font-variant="normal" fo:text-transform="none" fo:letter-spacing="normal" fo:font-style="italic" officeooo:rsid="002a2700" style:font-style-asian="italic" style:font-style-complex="italic"/>
    </style:style>
    <style:style style:name="T252" style:family="text">
      <style:text-properties fo:font-variant="normal" fo:text-transform="none" fo:letter-spacing="normal" officeooo:rsid="000e5ad8"/>
    </style:style>
    <style:style style:name="T253" style:family="text">
      <style:text-properties fo:font-variant="normal" fo:text-transform="none" fo:letter-spacing="normal" officeooo:rsid="001531d5"/>
    </style:style>
    <style:style style:name="T254"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55"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256" style:family="text">
      <style:text-properties fo:font-variant="normal" fo:text-transform="none" fo:color="#a1467e" loext:opacity="100%" style:font-name="Liberation Sans" fo:letter-spacing="normal" officeooo:rsid="0009b27b"/>
    </style:style>
    <style:style style:name="T257" style:family="text">
      <style:text-properties fo:font-variant="normal" fo:text-transform="none" fo:color="#a1467e" loext:opacity="100%" style:font-name="Liberation Sans" fo:letter-spacing="normal" fo:font-style="italic" officeooo:rsid="0009b27b" style:font-style-asian="italic" style:font-style-complex="italic"/>
    </style:style>
    <style:style style:name="T258" style:family="text">
      <style:text-properties fo:font-variant="normal" fo:text-transform="none" fo:color="#a1467e" loext:opacity="100%" style:font-name="Liberation Sans" fo:letter-spacing="normal" officeooo:rsid="003601ae"/>
    </style:style>
    <style:style style:name="T259" style:family="text">
      <style:text-properties fo:font-variant="normal" fo:text-transform="none" fo:color="#a1467e" loext:opacity="100%" style:font-name="Liberation Sans" fo:letter-spacing="normal" officeooo:rsid="00362c23"/>
    </style:style>
    <style:style style:name="T260" style:family="text">
      <style:text-properties fo:font-variant="normal" fo:text-transform="none" fo:color="#784b04"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61" style:family="text">
      <style:text-properties fo:font-variant="normal" fo:text-transform="none" fo:color="#c9211e" loext:opacity="100%" style:font-name="Segoe UI1" fo:font-size="14pt" fo:letter-spacing="normal" fo:font-style="normal" fo:font-weight="bold" style:font-size-asian="14pt" style:font-weight-asian="bold" style:font-size-complex="14pt" style:font-weight-complex="bold"/>
    </style:style>
    <style:style style:name="T262"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63"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264" style:family="text">
      <style:text-properties fo:font-variant="normal" fo:text-transform="none" fo:color="#ff4000" loext:opacity="100%" fo:letter-spacing="normal" officeooo:rsid="000e5ad8"/>
    </style:style>
    <style:style style:name="T265" style:family="text">
      <style:text-properties fo:font-variant="normal" fo:text-transform="none" fo:color="#ff4000" loext:opacity="100%" fo:letter-spacing="normal" officeooo:rsid="001531d5"/>
    </style:style>
    <style:style style:name="T266"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67"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268"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269"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0a07ea" style:font-size-asian="14pt" style:font-style-asian="normal" style:font-weight-asian="normal" style:font-size-complex="14pt" style:font-style-complex="normal" style:font-weight-complex="normal" style:text-emphasize="none"/>
    </style:style>
    <style:style style:name="T270" style:family="text">
      <style:text-properties style:font-name="Segoe UI1" fo:font-size="14pt" officeooo:rsid="001a46f0" style:font-size-asian="12.25pt" style:font-size-complex="14pt"/>
    </style:style>
    <style:style style:name="T271" style:family="text">
      <style:text-properties officeooo:rsid="001c6201"/>
    </style:style>
    <style:style style:name="T272" style:family="text">
      <style:text-properties style:font-name="Segoe UI"/>
    </style:style>
    <style:style style:name="T273" style:family="text">
      <style:text-properties style:font-name="Segoe UI" fo:font-style="italic" style:font-style-asian="italic" style:font-style-complex="italic"/>
    </style:style>
    <style:style style:name="T274" style:family="text">
      <style:text-properties style:font-name="Segoe UI" fo:font-style="italic" officeooo:rsid="001c9f9f" style:font-style-asian="italic" style:font-style-complex="italic"/>
    </style:style>
    <style:style style:name="T275" style:family="text">
      <style:text-properties style:font-name="Segoe UI" fo:font-style="italic" officeooo:rsid="002c6433" style:font-style-asian="italic" style:font-style-complex="italic"/>
    </style:style>
    <style:style style:name="T276" style:family="text">
      <style:text-properties style:font-name="Segoe UI" fo:font-style="italic" officeooo:rsid="00345424" style:font-style-asian="italic" style:font-style-complex="italic"/>
    </style:style>
    <style:style style:name="T277" style:family="text">
      <style:text-properties style:font-name="Segoe UI" fo:font-style="italic" officeooo:rsid="003561ac" style:font-style-asian="italic" style:font-style-complex="italic"/>
    </style:style>
    <style:style style:name="T278" style:family="text">
      <style:text-properties style:font-name="Segoe UI" fo:font-style="normal" officeooo:rsid="002c6433" style:font-style-asian="normal" style:font-style-complex="normal"/>
    </style:style>
    <style:style style:name="T279" style:family="text">
      <style:text-properties style:font-name="Segoe UI" officeooo:rsid="002c6433"/>
    </style:style>
    <style:style style:name="T280" style:family="text">
      <style:text-properties style:font-name="Segoe UI" officeooo:rsid="00345424"/>
    </style:style>
    <style:style style:name="T281" style:family="text">
      <style:text-properties style:font-name="Segoe UI" officeooo:rsid="003561ac"/>
    </style:style>
    <style:style style:name="T282" style:family="text">
      <style:text-properties officeooo:rsid="001e06d9"/>
    </style:style>
    <style:style style:name="T283" style:family="text">
      <style:text-properties fo:color="#ff8000" loext:opacity="100%"/>
    </style:style>
    <style:style style:name="T284" style:family="text">
      <style:text-properties fo:color="#ff8000" loext:opacity="100%" officeooo:rsid="003d58b8"/>
    </style:style>
    <style:style style:name="T285" style:family="text">
      <style:text-properties fo:color="#ff8000" loext:opacity="100%"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286" style:family="text">
      <style:text-properties fo:color="#ff8000" loext:opacity="100%"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287" style:family="text">
      <style:text-properties officeooo:rsid="001e266b"/>
    </style:style>
    <style:style style:name="T288" style:family="text">
      <style:text-properties fo:color="#ea7500" loext:opacity="100%" fo:font-style="italic" officeooo:rsid="001e266b" style:font-style-asian="italic" style:font-style-complex="italic"/>
    </style:style>
    <style:style style:name="T289" style:family="text">
      <style:text-properties fo:color="#ea7500" loext:opacity="100%" fo:font-style="italic" officeooo:rsid="002f8de1" style:font-style-asian="italic" style:font-style-complex="italic"/>
    </style:style>
    <style:style style:name="T290" style:family="text">
      <style:text-properties fo:color="#ea7500" loext:opacity="100%" fo:font-style="italic" officeooo:rsid="00511ecf" style:font-style-asian="italic" style:font-style-complex="italic"/>
    </style:style>
    <style:style style:name="T291" style:family="text">
      <style:text-properties fo:color="#ea7500" loext:opacity="100%" fo:font-style="italic" officeooo:rsid="0017f407" style:font-style-asian="italic" style:font-style-complex="italic"/>
    </style:style>
    <style:style style:name="T292" style:family="text">
      <style:text-properties fo:color="#ea7500" loext:opacity="100%" style:text-outline="false" style:text-line-through-style="none" style:text-line-through-type="none" style:font-name="Segoe UI" fo:font-size="14pt"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293" style:family="text">
      <style:text-properties fo:color="#ea7500" loext:opacity="100%" style:text-outline="false" style:text-line-through-style="none" style:text-line-through-type="none" fo:font-style="italic" fo:text-shadow="none" style:text-underline-style="none" fo:font-weight="normal" officeooo:rsid="001e266b" style:font-style-asian="italic" style:font-weight-asian="normal" style:font-size-complex="14pt" style:font-style-complex="italic" style:font-weight-complex="normal" style:text-emphasize="none"/>
    </style:style>
    <style:style style:name="T294" style:family="text">
      <style:text-properties fo:color="#ea7500" loext:opacity="100%" style:text-outline="false" style:text-line-through-style="none" style:text-line-through-type="none" fo:font-style="italic" fo:text-shadow="none" style:text-underline-style="none" fo:font-weight="normal" officeooo:rsid="0017f407" style:font-style-asian="italic" style:font-weight-asian="normal" style:font-size-complex="14pt" style:font-style-complex="italic" style:font-weight-complex="normal" style:text-emphasize="none"/>
    </style:style>
    <style:style style:name="T295" style:family="text">
      <style:text-properties fo:color="#ea7500" loext:opacity="100%" style:text-outline="false" style:text-line-through-style="none" style:text-line-through-type="none" fo:font-style="italic" fo:text-shadow="none" style:text-underline-style="none" fo:font-weight="normal" officeooo:rsid="002f8de1" style:font-style-asian="italic" style:font-weight-asian="normal" style:font-size-complex="14pt" style:font-style-complex="italic" style:font-weight-complex="normal" style:text-emphasize="none"/>
    </style:style>
    <style:style style:name="T296" style:family="text">
      <style:text-properties fo:color="#ea7500" loext:opacity="100%" style:text-outline="false" style:text-line-through-style="none" style:text-line-through-type="none" fo:font-style="italic" fo:text-shadow="none" style:text-underline-style="none" fo:font-weight="normal" officeooo:rsid="00511ecf" style:font-style-asian="italic" style:font-weight-asian="normal" style:font-size-complex="14pt" style:font-style-complex="italic" style:font-weight-complex="normal" style:text-emphasize="none"/>
    </style:style>
    <style:style style:name="T297" style:family="text">
      <style:text-properties officeooo:rsid="00201808"/>
    </style:style>
    <style:style style:name="T298" style:family="text">
      <style:text-properties fo:color="#f44336"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299" style:family="text">
      <style:text-properties fo:color="#f44336" loext:opacity="100%" style:text-outline="false" style:text-line-through-style="none" style:text-line-through-type="none" style:font-name="Segoe UI1" fo:font-size="14pt" fo:font-style="normal" fo:text-shadow="none" style:text-underline-style="none" fo:font-weight="normal" style:font-size-asian="14pt" style:font-style-asian="normal" style:font-weight-asian="normal" style:font-size-complex="14pt" style:text-emphasize="none"/>
    </style:style>
    <style:style style:name="T300" style:family="text">
      <style:text-properties fo:color="#f44336" loext:opacity="100%" style:text-outline="false" style:text-line-through-style="none" style:text-line-through-type="none" style:font-name="Segoe UI1" fo:font-size="14pt" fo:font-style="normal" fo:text-shadow="none" style:text-underline-style="none" fo:font-weight="normal" officeooo:rsid="002a2700" style:font-size-asian="14pt" style:font-style-asian="normal" style:font-weight-asian="normal" style:font-size-complex="14pt" style:text-emphasize="none"/>
    </style:style>
    <style:style style:name="T301" style:family="text">
      <style:text-properties officeooo:rsid="0021a734"/>
    </style:style>
    <style:style style:name="T302" style:family="text">
      <style:text-properties officeooo:rsid="0023812b"/>
    </style:style>
    <style:style style:name="T303" style:family="text">
      <style:text-properties fo:color="#a1467e" loext:opacity="100%"/>
    </style:style>
    <style:style style:name="T304" style:family="text">
      <style:text-properties fo:color="#a1467e" loext:opacity="100%" officeooo:rsid="003601ae"/>
    </style:style>
    <style:style style:name="T305" style:family="text">
      <style:text-properties fo:color="#a1467e" loext:opacity="100%" officeooo:rsid="00362c23"/>
    </style:style>
    <style:style style:name="T306" style:family="text">
      <style:text-properties officeooo:rsid="00253927"/>
    </style:style>
    <style:style style:name="T307" style:family="text">
      <style:text-properties fo:color="#808080" loext:opacity="100%"/>
    </style:style>
    <style:style style:name="T308" style:family="text">
      <style:text-properties fo:color="#808080" loext:opacity="100%" officeooo:rsid="0043f6ab"/>
    </style:style>
    <style:style style:name="T309" style:family="text">
      <style:text-properties officeooo:rsid="002738e8"/>
    </style:style>
    <style:style style:name="T310" style:family="text">
      <style:text-properties officeooo:rsid="00282ac8"/>
    </style:style>
    <style:style style:name="T311" style:family="text">
      <style:text-properties fo:color="#784b04" loext:opacity="100%" fo:font-style="italic" officeooo:rsid="00282ac8" style:font-style-asian="italic" style:font-style-complex="italic"/>
    </style:style>
    <style:style style:name="T312" style:family="text">
      <style:text-properties fo:color="#784b04" loext:opacity="100%" officeooo:rsid="00282ac8"/>
    </style:style>
    <style:style style:name="T313" style:family="text">
      <style:text-properties fo:color="#784b04" loext:opacity="100%" style:text-outline="false" style:text-line-through-style="none" style:text-line-through-type="none" style:font-name="Segoe UI" fo:font-size="14pt"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314" style:family="text">
      <style:text-properties officeooo:rsid="00295b5f"/>
    </style:style>
    <style:style style:name="T315" style:family="text">
      <style:text-properties officeooo:rsid="0029a620"/>
    </style:style>
    <style:style style:name="T316" style:family="text">
      <style:text-properties fo:color="#4e102d" loext:opacity="100%" style:font-name="Segoe UI" officeooo:rsid="003561ac"/>
    </style:style>
    <style:style style:name="T317" style:family="text">
      <style:text-properties fo:color="#2a6099" loext:opacity="100%"/>
    </style:style>
    <style:style style:name="T318" style:family="text">
      <style:text-properties fo:color="#2a6099" loext:opacity="100%" officeooo:rsid="002a84dc"/>
    </style:style>
    <style:style style:name="T319" style:family="text">
      <style:text-properties fo:color="#2a6099" loext:opacity="100%" fo:font-style="italic" officeooo:rsid="002a84dc" style:font-style-asian="italic" style:font-style-complex="italic"/>
    </style:style>
    <style:style style:name="T320" style:family="text">
      <style:text-properties fo:color="#2a6099"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321" style:family="text">
      <style:text-properties fo:color="#ff3838"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322" style:family="text">
      <style:text-properties officeooo:rsid="002c6433"/>
    </style:style>
    <style:style style:name="T323" style:family="text">
      <style:text-properties officeooo:rsid="002d802e"/>
    </style:style>
    <style:style style:name="T324" style:family="text">
      <style:text-properties fo:color="#8e86ae"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325" style:family="text">
      <style:text-properties fo:color="#8e86ae" loext:opacity="100%" fo:font-style="italic" officeooo:rsid="003a5d47" style:font-style-asian="italic" style:font-style-complex="italic"/>
    </style:style>
    <style:style style:name="T326" style:family="text">
      <style:text-properties officeooo:rsid="002e2859"/>
    </style:style>
    <style:style style:name="T327" style:family="text">
      <style:text-properties fo:color="#b85c00" loext:opacity="100%"/>
    </style:style>
    <style:style style:name="T328" style:family="text">
      <style:text-properties fo:color="#b85c00" loext:opacity="100%" officeooo:rsid="00362c23"/>
    </style:style>
    <style:style style:name="T329" style:family="text">
      <style:text-properties fo:color="#b85c00" loext:opacity="100%" fo:font-weight="bold" style:font-weight-asian="bold" style:font-weight-complex="bold"/>
    </style:style>
    <style:style style:name="T330" style:family="text">
      <style:text-properties fo:color="#b85c00" loext:opacity="100%" fo:font-weight="bold" officeooo:rsid="00362c23" style:font-weight-asian="bold" style:font-weight-complex="bold"/>
    </style:style>
    <style:style style:name="T331" style:family="text">
      <style:text-properties fo:color="#b85c00" loext:opacity="100%" style:font-name="Liberation Sans" fo:font-weight="bold" officeooo:rsid="000e30e4" style:font-weight-asian="bold" style:font-weight-complex="bold"/>
    </style:style>
    <style:style style:name="T332" style:family="text">
      <style:text-properties style:font-name="Liberation Sans"/>
    </style:style>
    <style:style style:name="T333" style:family="text">
      <style:text-properties style:font-name="Liberation Sans" officeooo:rsid="000e30e4"/>
    </style:style>
    <style:style style:name="T334" style:family="text">
      <style:text-properties style:font-name="Liberation Sans" officeooo:rsid="004321bb"/>
    </style:style>
    <style:style style:name="T335" style:family="text">
      <style:text-properties style:font-name="Liberation Sans" officeooo:rsid="00486160"/>
    </style:style>
    <style:style style:name="T336" style:family="text">
      <style:text-properties style:font-name="Liberation Sans" fo:font-style="italic" officeooo:rsid="00486160" style:font-style-asian="italic" style:font-style-complex="italic"/>
    </style:style>
    <style:style style:name="T337" style:family="text">
      <style:text-properties style:font-name="Liberation Sans" officeooo:rsid="005e83c1"/>
    </style:style>
    <style:style style:name="T338" style:family="text">
      <style:text-properties officeooo:rsid="003561ac"/>
    </style:style>
    <style:style style:name="T339" style:family="text">
      <style:text-properties fo:color="#d62e4e" loext:opacity="100%" style:text-underline-style="solid" style:text-underline-width="auto" style:text-underline-color="font-color" fo:font-weight="bold" officeooo:rsid="00150f96" style:font-weight-asian="bold" style:font-weight-complex="bold"/>
    </style:style>
    <style:style style:name="T340" style:family="text">
      <style:text-properties fo:color="#d62e4e" loext:opacity="100%" style:text-underline-style="solid" style:text-underline-width="auto" style:text-underline-color="font-color" fo:font-weight="bold" officeooo:rsid="003168b3" style:font-weight-asian="bold" style:font-weight-complex="bold"/>
    </style:style>
    <style:style style:name="T341" style:family="text">
      <style:text-properties fo:color="#d62e4e" loext:opacity="100%" style:text-underline-style="solid" style:text-underline-width="auto" style:text-underline-color="font-color" officeooo:rsid="00150f96"/>
    </style:style>
    <style:style style:name="T342" style:family="text">
      <style:text-properties fo:color="#d62e4e" loext:opacity="100%" style:text-underline-style="solid" style:text-underline-width="auto" style:text-underline-color="font-color" officeooo:rsid="0029a620"/>
    </style:style>
    <style:style style:name="T343" style:family="text">
      <style:text-properties fo:color="#d62e4e" loext:opacity="100%" fo:font-style="italic" style:text-underline-style="solid" style:text-underline-width="auto" style:text-underline-color="font-color" officeooo:rsid="0029a620" style:font-style-asian="italic" style:font-style-complex="italic"/>
    </style:style>
    <style:style style:name="T344" style:family="text">
      <style:text-properties officeooo:rsid="003601ae"/>
    </style:style>
    <style:style style:name="T345" style:family="text">
      <style:text-properties officeooo:rsid="00362c23"/>
    </style:style>
    <style:style style:name="T346" style:family="text">
      <style:text-properties officeooo:rsid="0037c2ca"/>
    </style:style>
    <style:style style:name="T347" style:family="text">
      <style:text-properties officeooo:rsid="003a5d47"/>
    </style:style>
    <style:style style:name="T348" style:family="text">
      <style:text-properties officeooo:rsid="003c1e32"/>
    </style:style>
    <style:style style:name="T349" style:family="text">
      <style:text-properties officeooo:rsid="003d58b8"/>
    </style:style>
    <style:style style:name="T350" style:family="text">
      <style:text-properties officeooo:rsid="003f44eb"/>
    </style:style>
    <style:style style:name="T351" style:family="text">
      <style:text-properties officeooo:rsid="00413f71"/>
    </style:style>
    <style:style style:name="T352" style:family="text">
      <style:text-properties fo:color="#bf0041" loext:opacity="100%" officeooo:rsid="003f44eb"/>
    </style:style>
    <style:style style:name="T353" style:family="text">
      <style:text-properties fo:color="#bf0041" loext:opacity="100%" officeooo:rsid="00415ad0"/>
    </style:style>
    <style:style style:name="T354" style:family="text">
      <style:text-properties fo:color="#bf0041" loext:opacity="100%" officeooo:rsid="00521c75"/>
    </style:style>
    <style:style style:name="T355"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415ad0" style:font-size-asian="14pt" style:font-style-asian="normal" style:font-weight-asian="normal" style:font-size-complex="14pt" style:font-style-complex="normal" style:font-weight-complex="normal" style:text-emphasize="none"/>
    </style:style>
    <style:style style:name="T356"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357" style:family="text">
      <style:text-properties fo:color="#bf0041" loext:opacity="100%" officeooo:rsid="00574109"/>
    </style:style>
    <style:style style:name="T358" style:family="text">
      <style:text-properties officeooo:rsid="00415ad0"/>
    </style:style>
    <style:style style:name="T359" style:family="text">
      <style:text-properties fo:color="#ff4000" loext:opacity="100%" style:font-name="Segoe UI" fo:font-weight="bold" officeooo:rsid="002d802e" style:font-weight-asian="bold" style:font-weight-complex="bold"/>
    </style:style>
    <style:style style:name="T360" style:family="text">
      <style:text-properties fo:color="#ff4000" loext:opacity="100%" style:font-name="Segoe UI" fo:font-weight="bold" officeooo:rsid="002e2859" style:font-weight-asian="bold" style:font-weight-complex="bold"/>
    </style:style>
    <style:style style:name="T361" style:family="text">
      <style:text-properties fo:color="#ff4000" loext:opacity="100%" style:font-name="Segoe UI" fo:font-weight="bold" officeooo:rsid="003561ac" style:font-weight-asian="bold" style:font-weight-complex="bold"/>
    </style:style>
    <style:style style:name="T362" style:family="text">
      <style:text-properties fo:color="#ff4000" loext:opacity="100%" style:font-name="Segoe UI" fo:font-weight="bold" officeooo:rsid="0043931e" style:font-weight-asian="bold" style:font-weight-complex="bold"/>
    </style:style>
    <style:style style:name="T363" style:family="text">
      <style:text-properties fo:color="#ff4000" loext:opacity="100%" style:font-name="Segoe UI" fo:font-weight="bold" officeooo:rsid="0043f6ab" style:font-weight-asian="bold" style:font-weight-complex="bold"/>
    </style:style>
    <style:style style:name="T364" style:family="text">
      <style:text-properties fo:color="#ff4000" loext:opacity="100%" style:font-name="Segoe UI" fo:font-weight="bold" officeooo:rsid="00470b80" style:font-weight-asian="bold" style:font-weight-complex="bold"/>
    </style:style>
    <style:style style:name="T365" style:family="text">
      <style:text-properties fo:color="#ff4000" loext:opacity="100%" style:font-name="Segoe UI" fo:font-weight="bold" officeooo:rsid="0058194b" style:font-weight-asian="bold" style:font-weight-complex="bold"/>
    </style:style>
    <style:style style:name="T366" style:family="text">
      <style:text-properties fo:color="#ff4000" loext:opacity="100%" fo:font-weight="bold" officeooo:rsid="002d802e" style:font-weight-asian="bold" style:font-weight-complex="bold"/>
    </style:style>
    <style:style style:name="T367" style:family="text">
      <style:text-properties fo:color="#ff4000" loext:opacity="100%" fo:font-weight="bold" officeooo:rsid="002e2859" style:font-weight-asian="bold" style:font-weight-complex="bold"/>
    </style:style>
    <style:style style:name="T368" style:family="text">
      <style:text-properties fo:color="#ff4000" loext:opacity="100%" fo:font-weight="bold" officeooo:rsid="00345424" style:font-weight-asian="bold" style:font-weight-complex="bold"/>
    </style:style>
    <style:style style:name="T369" style:family="text">
      <style:text-properties fo:color="#a7074b" loext:opacity="100%" officeooo:rsid="002738e8"/>
    </style:style>
    <style:style style:name="T370" style:family="text">
      <style:text-properties fo:color="#a7074b" loext:opacity="100%" officeooo:rsid="003561ac"/>
    </style:style>
    <style:style style:name="T371" style:family="text">
      <style:text-properties fo:color="#e8a202" loext:opacity="100%" officeooo:rsid="002738e8"/>
    </style:style>
    <style:style style:name="T372" style:family="text">
      <style:text-properties fo:color="#e8a202" loext:opacity="100%" officeooo:rsid="003561ac"/>
    </style:style>
    <style:style style:name="T373" style:family="text">
      <style:text-properties officeooo:rsid="004321bb"/>
    </style:style>
    <style:style style:name="T374" style:family="text">
      <style:text-properties officeooo:rsid="0043931e"/>
    </style:style>
    <style:style style:name="T375" style:family="text">
      <style:text-properties officeooo:rsid="0043f6ab"/>
    </style:style>
    <style:style style:name="T376" style:family="text">
      <style:text-properties officeooo:rsid="0043fc6c"/>
    </style:style>
    <style:style style:name="T377" style:family="text">
      <style:text-properties officeooo:rsid="0044c2d4"/>
    </style:style>
    <style:style style:name="T378" style:family="text">
      <style:text-properties officeooo:rsid="00452f7b"/>
    </style:style>
    <style:style style:name="T379" style:family="text">
      <style:text-properties officeooo:rsid="00486160"/>
    </style:style>
    <style:style style:name="T380" style:family="text">
      <style:text-properties fo:color="#ff0000" loext:opacity="100%" officeooo:rsid="00486160"/>
    </style:style>
    <style:style style:name="T381" style:family="text">
      <style:text-properties officeooo:rsid="004a28ad"/>
    </style:style>
    <style:style style:name="T382" style:family="text">
      <style:text-properties officeooo:rsid="004cc249"/>
    </style:style>
    <style:style style:name="T383" style:family="text">
      <style:text-properties officeooo:rsid="00189f94"/>
    </style:style>
    <style:style style:name="T384" style:family="text">
      <style:text-properties officeooo:rsid="00541958"/>
    </style:style>
    <style:style style:name="T385" style:family="text">
      <style:text-properties officeooo:rsid="0048982e"/>
    </style:style>
    <style:style style:name="T386" style:family="text">
      <style:text-properties fo:color="#3faf46" loext:opacity="100%"/>
    </style:style>
    <style:style style:name="T387" style:family="text">
      <style:text-properties fo:color="#3faf46" loext:opacity="100%" officeooo:rsid="0048982e"/>
    </style:style>
    <style:style style:name="T388"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5e9fb7" style:font-size-asian="14pt" style:font-style-asian="italic" style:font-weight-asian="normal" style:font-size-complex="14pt" style:font-style-complex="italic" style:font-weight-complex="normal" style:text-emphasize="none"/>
    </style:style>
    <style:style style:name="T389"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390" style:family="text">
      <style:text-properties fo:color="#3faf46"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391" style:family="text">
      <style:text-properties fo:color="#3faf46" loext:opacity="100%" style:text-outline="false" style:text-line-through-style="none" style:text-line-through-type="none" style:font-name="Segoe UI" fo:font-size="14pt" fo:font-style="normal" fo:text-shadow="none" style:text-underline-style="none" fo:font-weight="normal" officeooo:rsid="005e9fb7" style:font-size-asian="14pt" style:font-style-asian="normal" style:font-weight-asian="normal" style:font-size-complex="14pt" style:font-style-complex="normal" style:font-weight-complex="normal" style:text-emphasize="none"/>
    </style:style>
    <style:style style:name="T392" style:family="text">
      <style:text-properties fo:color="#3faf46" loext:opacity="100%" fo:font-style="italic" officeooo:rsid="0017f407" style:font-style-asian="italic" style:font-style-complex="italic"/>
    </style:style>
    <style:style style:name="T393" style:family="text">
      <style:text-properties officeooo:rsid="0057dec4"/>
    </style:style>
    <style:style style:name="T394" style:family="text">
      <style:text-properties officeooo:rsid="0058194b"/>
    </style:style>
    <style:style style:name="T395" style:family="text">
      <style:text-properties officeooo:rsid="005a9842"/>
    </style:style>
    <style:style style:name="T396" style:family="text">
      <style:text-properties officeooo:rsid="005c9cf1"/>
    </style:style>
    <style:style style:name="T397" style:family="text">
      <style:text-properties officeooo:rsid="005e83c1"/>
    </style:style>
    <style:style style:name="T398" style:family="text">
      <style:text-properties officeooo:rsid="005e9fb7"/>
    </style:style>
    <style:style style:name="T399" style:family="text">
      <style:text-properties officeooo:rsid="005fe690"/>
    </style:style>
    <style:style style:name="T400" style:family="text">
      <style:text-properties officeooo:rsid="0060b38a"/>
    </style:style>
    <style:style style:name="T401" style:family="text">
      <style:text-properties fo:color="#c9211e" loext:opacity="100%" style:text-outline="false" style:text-line-through-style="none" style:text-line-through-type="none" style:font-name="Segoe UI1" fo:font-size="14pt" fo:font-style="normal" fo:text-shadow="none" style:text-underline-style="none" fo:font-weight="bold" officeooo:rsid="00611ae1" style:font-size-asian="14pt" style:font-style-asian="normal" style:font-weight-asian="bold" style:font-size-complex="14pt" style:font-style-complex="normal" style:font-weight-complex="bold" style:text-emphasize="none"/>
    </style:style>
    <style:style style:name="T402" style:family="text">
      <style:text-properties officeooo:rsid="00611ae1"/>
    </style:style>
    <style:style style:name="T403" style:family="text">
      <style:text-properties officeooo:rsid="000d9989"/>
    </style:style>
    <style:style style:name="T404" style:family="text">
      <style:text-properties officeooo:rsid="000d46d5"/>
    </style:style>
    <style:style style:name="T405" style:family="text">
      <style:text-properties officeooo:rsid="000d6430"/>
    </style:style>
    <style:style style:name="T406" style:family="text">
      <style:text-properties officeooo:rsid="000e591a"/>
    </style:style>
    <style:style style:name="T407" style:family="text">
      <style:text-properties officeooo:rsid="000e5ad8"/>
    </style:style>
    <style:style style:name="T408" style:family="text">
      <style:text-properties officeooo:rsid="000f424c"/>
    </style:style>
    <style:style style:name="T409" style:family="text">
      <style:text-properties officeooo:rsid="00138fdf"/>
    </style:style>
    <style:style style:name="T410" style:family="text">
      <style:text-properties officeooo:rsid="001454a1"/>
    </style:style>
    <style:style style:name="T411" style:family="text">
      <style:text-properties officeooo:rsid="0016464f"/>
    </style:style>
    <style:style style:name="T412" style:family="text">
      <style:text-properties officeooo:rsid="00146b9a"/>
    </style:style>
    <style:style style:name="T413" style:family="text">
      <style:text-properties officeooo:rsid="0014a3d6"/>
    </style:style>
    <style:style style:name="T414" style:family="text">
      <style:text-properties officeooo:rsid="00204512"/>
    </style:style>
    <style:style style:name="T415" style:family="text">
      <style:text-properties officeooo:rsid="001531d5"/>
    </style:style>
    <style:style style:name="T416" style:family="text">
      <style:text-properties officeooo:rsid="00189be5"/>
    </style:style>
    <style:style style:name="T417" style:family="text">
      <style:text-properties officeooo:rsid="0016dee6"/>
    </style:style>
    <style:style style:name="T418" style:family="text">
      <style:text-properties officeooo:rsid="001c4720"/>
    </style:style>
    <style:style style:name="T419" style:family="text">
      <style:text-properties officeooo:rsid="001c74f2"/>
    </style:style>
    <style:style style:name="T420" style:family="text">
      <style:text-properties officeooo:rsid="001e117a"/>
    </style:style>
    <style:style style:name="T421" style:family="text">
      <style:text-properties officeooo:rsid="0066945d"/>
    </style:style>
    <style:style style:name="T422" style:family="text">
      <style:text-properties officeooo:rsid="0066204a"/>
    </style:style>
    <style:style style:name="T423" style:family="text">
      <style:text-properties officeooo:rsid="00682f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0">Tytuł:</text:span> <text:span text:style-name="T107">Zbiór przypadków testowych </text:span><text:span text:style-name="T400">dla</text:span><text:span text:style-name="T107"> aplikacji</text:span></text:p>
      <text:p text:style-name="P1">Autor:<text:span text:style-name="T82"> Andrzej Wachnicki</text:span></text:p>
      <text:p text:style-name="P2">Wersja dokumentu:<text:span text:style-name="T82"> 1</text:span></text:p>
      <text:p text:style-name="P2">Data:<text:span text:style-name="T82"> 2</text:span><text:span text:style-name="T83">2</text:span><text:span text:style-name="T82">.03.2022r.</text:span></text:p>
      <text:p text:style-name="P4">Nazwa aplikacji:<text:span text:style-name="T82"> JaNieTakiOrk Generator RPG</text:span></text:p>
      <text:p text:style-name="P1"><text:span text:style-name="T2">Link do aplikacji:</text:span><text:span text:style-name="T27"> </text:span><text:a xlink:type="simple" xlink:href="https://github.com/MaciejGrochowski/PRI" text:style-name="Internet_20_link" text:visited-style-name="Visited_20_Internet_20_Link"><text:span text:style-name="T39">https://github.com/MaciejGrochowski/PRI</text:span></text:a></text:p>
      <text:p text:style-name="P210"/>
      <text:p text:style-name="P210"/>
      <text:p text:style-name="P348"><text:span text:style-name="T211">Testowana funkcjonalność:</text:span><text:span text:style-name="T39"> </text:span><text:span text:style-name="T40">Założenie nowego konta użytkownika</text:span></text:p>
      <text:p text:style-name="P211"/>
      <text:p text:style-name="P9"><text:span text:style-name="T42">W</text:span><text:span text:style-name="T41">ybrane testy wraz z danymi testowymi:</text:span></text:p>
      <text:p text:style-name="P212"/>
      <text:p text:style-name="P309"><text:span text:style-name="T62">1. </text:span><text:span text:style-name="T138">Pole </text:span><text:span text:style-name="T139">Nazwa użytkownika</text:span><text:span text:style-name="T63">:</text:span></text:p>
      <text:p text:style-name="P276"><text:span text:style-name="T120">Poprawne klasy r</text:span><text:span text:style-name="T145">ównoważności:</text:span><text:span text:style-name="T141"> </text:span></text:p>
      <text:p text:style-name="P310"><text:span text:style-name="T141">(</text:span><text:span text:style-name="T142">3</text:span><text:span text:style-name="T141">&lt;</text:span><text:span text:style-name="T142">=Liczba znaków&lt;=20</text:span><text:span text:style-name="T141">)</text:span><text:span text:style-name="T143">=&gt;(3, 4, 8, 10, 14, 17, 19, 20)</text:span><text:span text:style-name="T141">: </text:span><text:span text:style-name="T144">Brak komunikatu o błędzie</text:span></text:p>
      <text:p text:style-name="P196"><text:span text:style-name="T70">Niepoprawne klasy równoważności:</text:span> </text:p>
      <text:p text:style-name="P197">(<text:span text:style-name="T350">Liczba znaków==0</text:span>)<text:span text:style-name="T350">=&gt;(0)</text:span>: Brak komunikatu o błędzie, <text:span text:style-name="T158">nieaktywny przycisk "Zarejestruj"</text:span></text:p>
      <text:p text:style-name="P201">(<text:span text:style-name="T350">1</text:span>&lt;<text:span text:style-name="T350">=Liczba znaków&lt;=2</text:span>)<text:span text:style-name="T350">=&gt;(1, </text:span><text:span text:style-name="T203">2</text:span><text:span text:style-name="T350">)</text:span>: <text:span text:style-name="T160">Komunikat o błędzie (nazwa użytkownika jest zbyt krótka)</text:span>, <text:span text:style-name="T161">nieaktywny przycisk "Zarejestruj"</text:span></text:p>
      <text:p text:style-name="P201">(<text:span text:style-name="T350">Liczba znaków&gt;20</text:span>)<text:span text:style-name="T350">=&gt;(21, </text:span><text:span text:style-name="T198">26</text:span><text:span text:style-name="T196">, </text:span><text:span text:style-name="T350">28, 35, 42)</text:span>: <text:span text:style-name="T160">Komunikat o błędzie (nazwa użytkownika jest zbyt długa), </text:span><text:span text:style-name="T161">nieaktywny przycisk "Zarejestruj"</text:span></text:p>
      <text:p text:style-name="P204"><text:span text:style-name="T49">A</text:span><text:span text:style-name="T48">naliz</text:span><text:span text:style-name="T49">a</text:span><text:span text:style-name="T48"> wartości brzegowych:</text:span><text:span text:style-name="T45"> </text:span></text:p>
      <text:p text:style-name="P13">(<text:span text:style-name="T350">2</text:span>&lt;<text:span text:style-name="T350">=Liczba znaków&lt;=3</text:span>)<text:span text:style-name="T350">=&gt;(</text:span>2, 3<text:span text:style-name="T350">)</text:span>, </text:p>
      <text:p text:style-name="P13">(<text:span text:style-name="T350">20</text:span>&lt;<text:span text:style-name="T350">=Liczba znaków&lt;=21 </text:span>)<text:span text:style-name="T350">=&gt;(</text:span>20, 21<text:span text:style-name="T350">)</text:span></text:p>
      <text:p text:style-name="P311"><text:span text:style-name="T73">Dane testowe </text:span><text:span text:style-name="T72">do testu #TC</text:span><text:span text:style-name="T74">1</text:span><text:span text:style-name="T73">:</text:span></text:p>
      <text:p text:style-name="P136"><text:span text:style-name="T350">(21, </text:span><text:span text:style-name="T198">26</text:span><text:span text:style-name="T196">, </text:span><text:span text:style-name="T350">28, 35, 42)</text:span><text:span text:style-name="T351">=&gt;(</text:span><text:span text:style-name="T200">SlavicUbermenschRPGfan17@</text:span><text:span text:style-name="T351">)</text:span></text:p>
      <text:p text:style-name="P136"><text:span text:style-name="T350">(1, </text:span><text:span text:style-name="T203">2</text:span><text:span text:style-name="T350">)</text:span><text:span text:style-name="T351">=&gt;(</text:span><text:span text:style-name="T201">Ad</text:span><text:span text:style-name="T351">)</text:span></text:p>
      <text:p text:style-name="P311"><text:span text:style-name="T73">Dane testowe </text:span><text:span text:style-name="T72">do testu #TC</text:span><text:span text:style-name="T74">8, </text:span><text:span text:style-name="T75">#TC2, #TC3, </text:span><text:span text:style-name="T76">#TC4, </text:span><text:span text:style-name="T77">#TC5, </text:span><text:span text:style-name="T78">#TC6, </text:span><text:span text:style-name="T79">#TC7, </text:span><text:span text:style-name="T80">#TC10, </text:span><text:span text:style-name="T81">#TC12</text:span><text:span text:style-name="T73">:</text:span></text:p>
      <text:p text:style-name="P312"><text:span text:style-name="T154">(</text:span><text:span text:style-name="T352">3</text:span><text:span text:style-name="T154">, 4, </text:span><text:span text:style-name="T352">8</text:span><text:span text:style-name="T154">, </text:span><text:span text:style-name="T352">10</text:span><text:span text:style-name="T154">, 14, 17, 19, 20)</text:span><text:span text:style-name="T155">=&gt;(</text:span><text:span text:style-name="T352">8</text:span><text:span text:style-name="T155">)=&gt;(</text:span><text:span text:style-name="T353">RPGFan17, </text:span><text:span text:style-name="T354">RPGFan1766, Ryu</text:span><text:span text:style-name="T155">)</text:span></text:p>
      <text:p text:style-name="P19">2. <text:span text:style-name="T278">Pole </text:span><text:span text:style-name="T279">Hasło</text:span><text:span text:style-name="T278">:</text:span></text:p>
      <text:p text:style-name="P5"><text:span text:style-name="T135">Poprawne klasy r</text:span><text:span text:style-name="T148">ównoważności:</text:span><text:span text:style-name="T140"> </text:span></text:p>
      <text:p text:style-name="P6"><text:span text:style-name="T149">(</text:span><text:span text:style-name="T140"> </text:span><text:span text:style-name="T149">3</text:span><text:span text:style-name="T140">&lt;</text:span><text:span text:style-name="T149">=Liczba znaków&lt;=64</text:span><text:span text:style-name="T140">)</text:span><text:span text:style-name="T150">=&gt;</text:span><text:span text:style-name="T136">(3, 7, </text:span><text:span text:style-name="T137">10, </text:span><text:span text:style-name="T136">16, 24, 38, 45, 52, 64)</text:span><text:span text:style-name="T140">: </text:span><text:span text:style-name="T146">Długość hasła jest prawidłowa, brak komunikatu o błędzie</text:span></text:p>
      <text:p text:style-name="P195"><text:span text:style-name="T70">Niepoprawne klasy równoważności:</text:span> </text:p>
      <text:p text:style-name="P198">(<text:span text:style-name="T348">Liczba znaków == 0</text:span>)<text:span text:style-name="T348">=&gt;(0)</text:span>: Pole pozostaje puste, nie pojawia się żaden komunikat</text:p>
      <text:p text:style-name="P195">(1<text:span text:style-name="T323">&lt;</text:span><text:span text:style-name="T348">=Liczba znaków&lt;=2</text:span>)<text:span text:style-name="T348">=&gt;(1, 2)</text:span>: <text:span text:style-name="T271">Komunikat "Hasło jest zbyt krótkie"</text:span>, </text:p>
      <text:p text:style-name="P200"><text:soft-page-break/>(<text:span text:style-name="T349">Liczba znaków&gt;64</text:span>)<text:span text:style-name="T349">=&gt;(</text:span><text:span text:style-name="T323">65, </text:span><text:span text:style-name="T349">68, 73, 85)</text:span>: <text:span text:style-name="T271">Komunikat "Hasło jest zbyt długie"</text:span></text:p>
      <text:p text:style-name="P203"><text:span text:style-name="T282">A</text:span>naliz<text:span text:style-name="T282">a</text:span> wartości brzegowych: </text:p>
      <text:p text:style-name="P200"><text:span text:style-name="T323">(</text:span><text:span text:style-name="T349">2</text:span><text:span text:style-name="T323">&lt;</text:span><text:span text:style-name="T349">=Liczba znaków&lt;=3</text:span><text:span text:style-name="T323">)</text:span><text:span text:style-name="T349">=&gt;(</text:span><text:span text:style-name="T284">2</text:span><text:span text:style-name="T349">, 3)</text:span></text:p>
      <text:p text:style-name="P200">(<text:span text:style-name="T284">64</text:span><text:span text:style-name="T323">&lt;</text:span><text:span text:style-name="T349">=Liczba znaków&lt;=65 </text:span>)<text:span text:style-name="T349">=&gt;(64, </text:span><text:span text:style-name="T284">65</text:span><text:span text:style-name="T349">)</text:span></text:p>
      <text:p text:style-name="P320"><text:span text:style-name="T73">Dane testowe </text:span><text:span text:style-name="T72">do testu #TC2*</text:span><text:span text:style-name="T73">:</text:span><text:span text:style-name="T323"> </text:span></text:p>
      <text:p text:style-name="P200"><text:s/><text:span text:style-name="T349">(</text:span><text:span text:style-name="T284">2</text:span><text:span text:style-name="T349">, 3), </text:span>(64, <text:span text:style-name="T283">65</text:span>)<text:span text:style-name="T323">=&gt;</text:span><text:span text:style-name="T349">(</text:span><text:span text:style-name="T284">2</text:span><text:span text:style-name="T349">, </text:span><text:span text:style-name="T284">65</text:span><text:span text:style-name="T349">)</text:span><text:span text:style-name="T351">=&gt;</text:span></text:p>
      <text:p text:style-name="P202"><text:span text:style-name="T323">( </text:span><text:span text:style-name="T293">Ag, </text:span><text:span text:style-name="T294">SlavicUbermenschRPGfan17@SlavicUbermenschRPGfan17@SlavicUberm</text:span><text:span text:style-name="T295">17@S</text:span><text:span text:style-name="T51">)</text:span><text:span text:style-name="T293"> </text:span></text:p>
      <text:p text:style-name="P322"><text:span text:style-name="T64">Dane testowe </text:span><text:span text:style-name="T65">do testu #TC</text:span><text:span text:style-name="T66">10</text:span><text:span text:style-name="T65">*</text:span><text:span text:style-name="T64">:</text:span></text:p>
      <text:p text:style-name="P205"><text:span text:style-name="T64"><text:s/></text:span><text:span text:style-name="T67">(2, </text:span><text:span text:style-name="T285">3</text:span><text:span text:style-name="T67">), </text:span><text:span text:style-name="T68">(</text:span><text:span text:style-name="T286">64</text:span><text:span text:style-name="T68">, 65)=&gt;</text:span><text:span text:style-name="T67">(</text:span><text:span text:style-name="T285">2</text:span><text:span text:style-name="T67">, </text:span><text:span text:style-name="T285">65</text:span><text:span text:style-name="T67">)</text:span><text:span text:style-name="T69">=&gt;</text:span></text:p>
      <text:p text:style-name="P205"><text:span text:style-name="T68">( </text:span><text:span text:style-name="T293">A</text:span><text:span text:style-name="T296">1@</text:span><text:span text:style-name="T293">, </text:span><text:span text:style-name="T294">SlavicUbermenschRPGfan17@SlavicUbermenschRPGfan17@SlavicUberm</text:span><text:span text:style-name="T295">17@</text:span><text:span text:style-name="T51">)</text:span><text:span text:style-name="T293"> </text:span></text:p>
      <text:p text:style-name="P321"><text:span text:style-name="T56">D</text:span><text:span text:style-name="T55">ane testowe do testu #</text:span><text:span text:style-name="T57">TC</text:span><text:span text:style-name="T58">8, </text:span><text:span text:style-name="T59">TC1, #TC3, </text:span><text:span text:style-name="T60">#TC4, </text:span><text:span text:style-name="T61">#TC12</text:span><text:span text:style-name="T57">*:</text:span></text:p>
      <text:p text:style-name="P199"><text:span text:style-name="T52">(3, 7, </text:span><text:span text:style-name="T53">10, </text:span><text:span text:style-name="T52">16, 24, 38, 45, 52, 64)</text:span><text:span text:style-name="T53">+spełnione warunki z kolumny 1 w tablicy decyzyjnej</text:span><text:span text:style-name="T52">:</text:span><text:span text:style-name="T50">=&gt;</text:span><text:span text:style-name="T54">(10)=&gt;</text:span></text:p>
      <text:p text:style-name="P308"><text:span text:style-name="T124">(</text:span><text:span text:style-name="T324">Arkana56$</text:span><text:span text:style-name="T125">)</text:span></text:p>
      <text:p text:style-name="P307"><text:span text:style-name="T133">* </text:span><text:span text:style-name="T134">Zostały spełnione dodatkowo warunki z tablicy decyzyjnej (tablica dostępna w innym pliku)</text:span></text:p>
      <text:p text:style-name="P10"/>
      <text:p text:style-name="P18"><text:span text:style-name="T309">3</text:span><text:span text:style-name="T156">. </text:span><text:span text:style-name="T326">P</text:span><text:span text:style-name="T157">ol</text:span><text:span text:style-name="T326">e</text:span><text:span text:style-name="T157"> Opis profilu:</text:span></text:p>
      <text:p text:style-name="P7"><text:span text:style-name="T135">Poprawne klasy r</text:span><text:span text:style-name="T148">ównoważności:</text:span><text:span text:style-name="T140"> </text:span></text:p>
      <text:p text:style-name="P8"><text:span text:style-name="T140">(</text:span><text:span text:style-name="T151">0</text:span><text:span text:style-name="T140">&lt;</text:span><text:span text:style-name="T151">=Liczba znaków&lt;=1000</text:span><text:span text:style-name="T140">)</text:span><text:span text:style-name="T151">=&gt;(</text:span><text:span text:style-name="T140">0, 6, 15, 35, 42, 1000</text:span><text:span text:style-name="T151">)</text:span><text:span text:style-name="T140">: </text:span><text:span text:style-name="T147">Brak komunikatu o błędzie</text:span></text:p>
      <text:p text:style-name="P196"><text:span text:style-name="T70">Niepoprawne klasy równoważności:</text:span> </text:p>
      <text:p text:style-name="P201">(<text:span text:style-name="T350">Liczba znaków &gt; 1000</text:span>)<text:span text:style-name="T350">=&gt;(1001, 1050, 1200)</text:span>: <text:span text:style-name="T160">Komunikat o błędzie (opis profilu jest zbyt długi)</text:span></text:p>
      <text:p text:style-name="P74"><text:span text:style-name="T71">A</text:span><text:span text:style-name="T70">naliz</text:span><text:span text:style-name="T71">a</text:span><text:span text:style-name="T70"> wartości brzegowych:</text:span> </text:p>
      <text:p text:style-name="P76">(<text:span text:style-name="T350">1000</text:span>&lt;<text:span text:style-name="T350">=Liczba znaków&lt;=1001</text:span>)<text:span text:style-name="T326">=&gt;</text:span><text:span text:style-name="T350">(</text:span>1000, <text:span text:style-name="T307">1001</text:span><text:span text:style-name="T350">)</text:span></text:p>
      <text:p text:style-name="P36"/>
      <text:p text:style-name="P317">Dane testowe do testu <text:span text:style-name="T345">TC#</text:span><text:span text:style-name="T375">4</text:span>:</text:p>
      <text:p text:style-name="P78"><text:span text:style-name="T350">(</text:span>1000, <text:span text:style-name="T307">1001</text:span><text:span text:style-name="T350">)</text:span><text:span text:style-name="T373">=&gt;(</text:span><text:span text:style-name="T307">1001</text:span><text:span text:style-name="T373">)=&gt;</text:span></text:p>
      <text:p text:style-name="P274">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text:soft-page-break/>rhoncus velit feugiat id. Aenean at quam blandit, scelerisque nunc sed, maximus lectus.</text:p>
      <text:p text:style-name="P274">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p>
      <text:p text:style-name="P316">Dane testowe do testu <text:span text:style-name="T345">TC#</text:span><text:span text:style-name="T373">8</text:span>:</text:p>
      <text:p text:style-name="P79"><text:span text:style-name="T350">(</text:span><text:span text:style-name="T307">1000</text:span>, 1001<text:span text:style-name="T350">)</text:span><text:span text:style-name="T373">=&gt;(</text:span><text:span text:style-name="T307">100</text:span><text:span text:style-name="T308">0</text:span><text:span text:style-name="T373">)=&gt;</text:span></text:p>
      <text:p text:style-name="P274">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74">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text:span text:style-name="T375">t</text:span></text:p>
      <text:p text:style-name="P274"/>
      <text:p text:style-name="P206"><text:span text:style-name="T47">5</text:span><text:span text:style-name="T45">. </text:span><text:span text:style-name="T43">P</text:span><text:span text:style-name="T44">ol</text:span><text:span text:style-name="T43">e</text:span><text:span text:style-name="T45"> </text:span><text:span text:style-name="T46">Discord:</text:span></text:p>
      <text:p text:style-name="P215">Poprawne klasy równoważności:</text:p>
      <text:p text:style-name="P214"><text:span text:style-name="T379">(Liczba znaków == 0): Brak komunikatu o błędzie, aktywny przycisk </text:span><text:span text:style-name="T175">Zarejestruj</text:span></text:p>
      <text:p text:style-name="P213">(<text:span text:style-name="T328">Liczba cyfr po znaku # == 4</text:span>): <text:span text:style-name="T160">Brak komunikatu o błędzie</text:span></text:p>
      <text:p text:style-name="P11"><text:span text:style-name="T70">Niepoprawne klasy równoważności:</text:span> </text:p>
      <text:p text:style-name="P11">(<text:span text:style-name="T304">Liczba cyfr po znaku # &lt; 4 || Liczba cyfr po znaku # &gt; 4</text:span>): <text:span text:style-name="T274">Komunikat o błędzie (niepoprawna wartość)</text:span></text:p>
      <text:p text:style-name="P11"/>
      <text:p text:style-name="P315">Dane testowe do testu <text:span text:style-name="T393">#</text:span><text:span text:style-name="T345">TC3</text:span>:</text:p>
      <text:p text:style-name="P12">(<text:span text:style-name="T304">Liczba cyfr po znaku # &lt; 4 || Liczba cyfr po znaku # &gt; 4</text:span>)<text:span text:style-name="T344">=&gt;</text:span></text:p>
      <text:p text:style-name="P17"><text:span text:style-name="T305">(</text:span><text:span text:style-name="T303">Ork#12345</text:span>, <text:span text:style-name="T304">Ork</text:span><text:span text:style-name="T303">#475</text:span><text:span text:style-name="T305">)</text:span></text:p>
      <text:p text:style-name="P324"/>
      <text:p text:style-name="P318">Dane testowe do testu <text:span text:style-name="T393">#</text:span>TC8:</text:p>
      <text:p text:style-name="P16"><text:span text:style-name="T327">(</text:span><text:span text:style-name="T328">Liczba cyfr po znaku # == 4</text:span><text:span text:style-name="T327">)</text:span><text:span text:style-name="T328">=&gt; </text:span><text:span text:style-name="T330">(</text:span><text:span text:style-name="T329">Ork#1234</text:span><text:span text:style-name="T330">)</text:span></text:p>
      <text:p text:style-name="P37"/>
      <text:p text:style-name="P20"><text:soft-page-break/><text:span text:style-name="T275">6</text:span><text:span text:style-name="T274">. </text:span><text:span text:style-name="T280">Pole </text:span><text:span text:style-name="T276">Powtórz hasło</text:span><text:span text:style-name="T273">:</text:span></text:p>
      <text:p text:style-name="P182">Niepoprawne klasy równoważności:</text:p>
      <text:p text:style-name="P138">(Liczba znaków == 0): Nieaktywny przycisk <text:span text:style-name="T158">Zarejestruj</text:span></text:p>
      <text:p text:style-name="P14"><text:span text:style-name="T272">(</text:span><text:span text:style-name="T281">Pole </text:span><text:span text:style-name="T316">Hasło != Pole Powórz hasło</text:span><text:span text:style-name="T272">): </text:span><text:span text:style-name="T273">Komunikat o niepasujących do siebie wartościach w polach Hasło i Powtórz hasło</text:span></text:p>
      <text:p text:style-name="P187">Poprawne klasy równoważności:</text:p>
      <text:p text:style-name="P15"><text:span text:style-name="T272">(</text:span><text:span text:style-name="T281">Pole </text:span><text:span text:style-name="T316">Hasło == Pole Powórz hasło</text:span><text:span text:style-name="T272">): </text:span><text:span text:style-name="T277">Identyczne hasła, brak komunikatu o błędzie</text:span></text:p>
      <text:p text:style-name="P77"><text:span text:style-name="T366">Dane testowe </text:span><text:span text:style-name="T367">do testu #TC</text:span><text:span text:style-name="T368">6</text:span><text:span text:style-name="T366">:</text:span><text:span text:style-name="T323"> </text:span></text:p>
      <text:p text:style-name="P77"><text:span text:style-name="T309">(</text:span><text:span text:style-name="T338">Pole Hasło != Pole Powórz hasło</text:span><text:span text:style-name="T309">)</text:span><text:span text:style-name="T338">=&gt;</text:span><text:span text:style-name="T309">(</text:span><text:span text:style-name="T369">Arkana</text:span><text:span text:style-name="T370">56$</text:span><text:span text:style-name="T309">, </text:span><text:span text:style-name="T369">Arkana</text:span><text:span text:style-name="T370">565$</text:span><text:span text:style-name="T309">)</text:span></text:p>
      <text:p text:style-name="P15"><text:span text:style-name="T359">Dane testowe </text:span><text:span text:style-name="T360">do testu #TC</text:span><text:span text:style-name="T361">8, </text:span><text:span text:style-name="T362">#TC1, #TC3, </text:span><text:span text:style-name="T363">#TC4, </text:span><text:span text:style-name="T364">#TC7, </text:span><text:span text:style-name="T365">#TC12</text:span><text:span text:style-name="T359">:</text:span></text:p>
      <text:p text:style-name="P77"><text:span text:style-name="T309">(</text:span><text:span text:style-name="T338">Pole Hasło == Pole Powórz hasło</text:span><text:span text:style-name="T309">)</text:span><text:span text:style-name="T338">=&gt;</text:span><text:span text:style-name="T309">(</text:span><text:span text:style-name="T371">Arkana</text:span><text:span text:style-name="T372">56$</text:span><text:span text:style-name="T309">, </text:span><text:span text:style-name="T371">Arkana</text:span><text:span text:style-name="T372">56$</text:span><text:span text:style-name="T309">)</text:span></text:p>
      <text:p text:style-name="P75"/>
      <text:p text:style-name="P192"><text:span text:style-name="T322">7</text:span>. <text:span text:style-name="T346">Pole</text:span> <text:span text:style-name="T394">Adres </text:span><text:span text:style-name="T346">E</text:span>-mail:</text:p>
      <text:p text:style-name="P183">Niepoprawne klasy równoważności:</text:p>
      <text:p text:style-name="P133">(E-mail nie zawiera <text:span text:style-name="T347">znaku </text:span>"@" || <text:span text:style-name="T346">Znak "@" znajduje się w niewłaściwym miejscu podanego adresu e-mail || Po symbolu "@" nie występują żadne inne znaki || Ilość znaków po symbolu "." &lt; </text:span><text:span text:style-name="T347">2</text:span><text:span text:style-name="T346">): </text:span><text:span text:style-name="T379">Wyświetlany jest komunikat </text:span><text:span text:style-name="T380">Podaj poprawny adres e-mail</text:span><text:span text:style-name="T379"> poniżej pola </text:span><text:span text:style-name="T175">Adres e-mail</text:span></text:p>
      <text:p text:style-name="P138"><text:span text:style-name="T379">(</text:span>Liczba znaków == 0): Nieaktywny przycisk <text:span text:style-name="T158">Zarejestruj</text:span></text:p>
      <text:p text:style-name="P184"><text:span text:style-name="T347">P</text:span>oprawne klasy równoważności:</text:p>
      <text:p text:style-name="P135">(E-mail zawiera <text:span text:style-name="T347">znak </text:span>"@" || <text:span text:style-name="T346">Znak "@" znajduje się w właściwym miejscu podanego adresu e-mail || Po symbolu "@" występują inne znaki || Ilość znaków po symbolu "." &gt;</text:span><text:span text:style-name="T347">=</text:span><text:span text:style-name="T346"> </text:span><text:span text:style-name="T347">2</text:span><text:span text:style-name="T346">)</text:span></text:p>
      <text:p text:style-name="P135"/>
      <text:p text:style-name="P314">Dane testowe do testu #TC7:</text:p>
      <text:p text:style-name="P134"><text:span text:style-name="T82">(E-mail nie zawiera </text:span><text:span text:style-name="T347">znaku </text:span><text:span text:style-name="T82">"@" || </text:span><text:span text:style-name="T346">Znak "@" znajduje się w niewłaściwym miejscu podanego adresu e-mail || Po symbolu "@" nie występują żadne inne znaki || Ilość znaków po symbolu "." &lt; 3)=&gt;</text:span></text:p>
      <text:p text:style-name="P185">(<text:span text:style-name="T317">testowygmail.com</text:span>, <text:span text:style-name="T317">@testowygmail.com</text:span>, <text:span text:style-name="T317">testowy@.com</text:span>, <text:a xlink:type="simple" xlink:href="mailto:testowy@gmail" text:style-name="Internet_20_link" text:visited-style-name="Visited_20_Internet_20_Link"><text:span text:style-name="T317">testowy@gmail</text:span></text:a>, <text:a xlink:type="simple" xlink:href="mailto:testowy@gmail.c" text:style-name="Internet_20_link" text:visited-style-name="Visited_20_Internet_20_Link"><text:span text:style-name="T317">testowy@gmail.c</text:span></text:a>)</text:p>
      <text:p text:style-name="P185"/>
      <text:p text:style-name="P313">Dane testowe do testu #TC<text:span text:style-name="T347">8, </text:span><text:span text:style-name="T374">#TC1, #TC2, </text:span><text:span text:style-name="T375">#TC3, </text:span><text:span text:style-name="T376">#TC4, </text:span><text:span text:style-name="T377">#TC5, </text:span><text:span text:style-name="T378">#TC6, </text:span><text:span text:style-name="T394">#TC12, </text:span><text:span text:style-name="T398">#TC10</text:span>:</text:p>
      <text:p text:style-name="P135">(E-mail zawiera <text:span text:style-name="T347">znak </text:span>"@" || <text:span text:style-name="T346">Znak "@" znajduje się w właściwym miejscu podanego adresu e-mail || Po symbolu "@" występują inne znaki || Ilość znaków po symbolu "." &gt;</text:span><text:span text:style-name="T347">=</text:span><text:span text:style-name="T346"> </text:span><text:span text:style-name="T347">2</text:span><text:span text:style-name="T346">)</text:span><text:span text:style-name="T347">=&gt;</text:span></text:p>
      <text:p text:style-name="P328"><text:span text:style-name="T121">(</text:span><text:span text:style-name="T132">kowalskimariusz715@gmail.com, </text:span><text:a xlink:type="simple" xlink:href="mailto:ryuuken989@gmail.com" text:style-name="Internet_20_link" text:visited-style-name="Visited_20_Internet_20_Link"><text:span text:style-name="T126">ryuuken98</text:span></text:a><text:a xlink:type="simple" xlink:href="mailto:ryuuken989@gmail.com" text:style-name="Internet_20_link" text:visited-style-name="Visited_20_Internet_20_Link"><text:span text:style-name="T127">9</text:span></text:a><text:a xlink:type="simple" xlink:href="mailto:ryuuken989@gmail.com" text:style-name="Internet_20_link" text:visited-style-name="Visited_20_Internet_20_Link">@gmail.com</text:a><text:span text:style-name="T126">, </text:span><text:span text:style-name="T388">2 tymczasowe </text:span><text:soft-page-break/><text:span text:style-name="T388">adresy e-mail</text:span><text:span text:style-name="T121">)</text:span></text:p>
      <text:p text:style-name="P188"/>
      <text:p text:style-name="P193">8. Pole Link do facebooka:</text:p>
      <text:p text:style-name="P186">Poprawne klasy równoważności:</text:p>
      <text:p text:style-name="P139">(Liczba znaków == 0): <text:span text:style-name="T335">Brak komunikatu o błędzie, aktywny przycisk </text:span><text:span text:style-name="T336">Zarejestruj</text:span></text:p>
      <text:p text:style-name="P140"><text:span text:style-name="T335">(</text:span><text:span text:style-name="T332">Link zawiera: słowo https, słowo facebook, ciąg znaków, np. profile.php?id=100079329954723)=&gt;(</text:span><text:a xlink:type="simple" xlink:href="https://www.facebook.com/profile.php?id=100079329954723" text:style-name="Internet_20_link" text:visited-style-name="Visited_20_Internet_20_Link"><text:span text:style-name="T176">https://www.facebook.com/profile.php?</text:span></text:a><text:a xlink:type="simple" xlink:href="https://www.facebook.com/profile.php?id=100079329954723" text:style-name="Internet_20_link" text:visited-style-name="Visited_20_Internet_20_Link"><text:span text:style-name="T176">id=100079329954723</text:span></text:a><text:span text:style-name="T332">): </text:span><text:span text:style-name="T335">Brak komunikatu o błędzie, aktywny przycisk </text:span><text:span text:style-name="T336">Zarejestruj</text:span></text:p>
      <text:p text:style-name="P186">Niepoprawne klasy równoważności:</text:p>
      <text:p text:style-name="P139">(dowolny ciąg znaków, link lub kod)=&gt;(<text:span text:style-name="T386">AAAAAAqwewe12323</text:span>, <text:span text:style-name="T386">&lt;s&gt;Profil&lt;/s&gt;</text:span>, </text:p>
      <text:p text:style-name="P80"><text:a xlink:type="simple" xlink:href="https://allegro.pl/dzial/moda" text:style-name="Internet_20_link" text:visited-style-name="Visited_20_Internet_20_Link"><text:span text:style-name="T386">https://allegro.pl/dzial/moda</text:span></text:a><text:span text:style-name="T381">): Komunikat o niepoprawnym formacie linku (?)</text:span></text:p>
      <text:p text:style-name="P80"/>
      <text:p text:style-name="P319">Dane testowe do testu <text:span text:style-name="T393">#</text:span>TC<text:span text:style-name="T393">11</text:span>:</text:p>
      <text:p text:style-name="P141">(dowolny ciąg znaków, link lub kod)=&gt;(<text:span text:style-name="T386">AAAAAAqwewe12323</text:span>, <text:span text:style-name="T386">&lt;s&gt;Profil&lt;/s&gt;</text:span>, </text:p>
      <text:p text:style-name="P81"><text:a xlink:type="simple" xlink:href="https://allegro.pl/dzial/moda" text:style-name="Internet_20_link" text:visited-style-name="Visited_20_Internet_20_Link"><text:span text:style-name="T386">https://allegro.pl/dzial/moda</text:span></text:a><text:span text:style-name="T381">)</text:span></text:p>
      <text:p text:style-name="P295"/>
      <text:p text:style-name="P295"/>
      <text:p text:style-name="P339"><text:span text:style-name="T401">2. </text:span><text:span text:style-name="T261">Podczas użycia poszczególnych technik przeanalizuj czy mają one jakieś ograniczenia, a następnie wypisz je dla każdej z nich</text:span></text:p>
      <text:p text:style-name="P339"/>
      <text:p text:style-name="P189">Podział na klasy równoważności:</text:p>
      <text:p text:style-name="P304">* <text:span text:style-name="T402">Każda klasa zawiera zbiór wartości, które powodują ten sam efekt, nie ma możliwości łączenia w jedną klasę równoważności dwóch zestawów danych, które powodują odmienny efekt</text:span></text:p>
      <text:p text:style-name="P189">Analiza wartości brzegowych:</text:p>
      <text:p text:style-name="P304">* <text:span text:style-name="T402">Sprawdzamy tylko ograniczoną ilość danych (dane, które reprezentują przejście z niepoprawnej klasy równoważności do poprawnej), więc istnieje ryzyko, że dla pozostałych danych system może zachować się inaczej. Należy łączyć technikę podziału na klasy równoważności z analizą wartości brzegowych.</text:span></text:p>
      <text:p text:style-name="P189">Tablica decyzyjna:</text:p>
      <text:p text:style-name="P304">* <text:span text:style-name="T402">Technika podobnie jak w przypadku podziału na klasy równoważności sprawdza się w przypadku danych dających ten sam efekt (np. Dla określonego obszaru funkcjonalności)</text:span></text:p>
      <text:p text:style-name="P295"/>
      <text:p text:style-name="P295"/>
      <text:p text:style-name="P295"/>
      <text:p text:style-name="P305"><text:soft-page-break/><text:span text:style-name="T197">Funkcjonalność:</text:span> <text:span text:style-name="T108">Założenie nowego konta użytkownika</text:span></text:p>
      <text:p text:style-name="P295"/>
      <text:p text:style-name="P285"><text:span text:style-name="T28">#TC1:</text:span><text:span text:style-name="T1"> Użytkownik wysyła formularz z nieprawidłowymi danymi w polu </text:span>Nazwa użytkownika </text:p>
      <text:p text:style-name="P21"/>
      <text:p text:style-name="P154">Opis:<text:span text:style-name="T82"> Użytkownik próbuje zatwierdzić wysłanie formularza przy niewłaściwych danych podanych w polu </text:span><text:span text:style-name="T188">Nazwa użytkownika</text:span></text:p>
      <text:p text:style-name="P154">Dane testowe:</text:p>
      <text:p text:style-name="P55">Nazwa użytkownika: <text:span text:style-name="T199">Ad</text:span><text:span text:style-name="T158">, </text:span><text:span text:style-name="T200">SlavicUbermenschRPGfan17@</text:span></text:p>
      <text:p text:style-name="P327"><text:span text:style-name="T112">Adres e-mail: </text:span><text:span text:style-name="T132">kowalskimariusz715@gmail.com</text:span></text:p>
      <text:p text:style-name="P61">Hasło: <text:span text:style-name="T325">Arkana56$</text:span></text:p>
      <text:p text:style-name="P61">Powtórz hasło: <text:span text:style-name="T325">Arkana56$</text:span></text:p>
      <text:p text:style-name="P154">Warunki wstępne:</text:p>
      <text:p text:style-name="P41">Użytkownik znajduje sie na stronie <text:a xlink:type="simple" xlink:href="https://localhost:3000/register" text:style-name="Internet_20_link" text:visited-style-name="Visited_20_Internet_20_Link">https://localhost:3000/register</text:a></text:p>
      <text:p text:style-name="P154">Kroki:</text:p>
      <text:p text:style-name="P41"/>
      <text:p text:style-name="P83">1. <text:span text:style-name="T212">Uzupełnij pola </text:span><text:span text:style-name="T163">Adres-email</text:span><text:span text:style-name="T297">, </text:span><text:span text:style-name="T163">Hasło</text:span><text:span text:style-name="T297"> i </text:span><text:span text:style-name="T163">Powtórz hasło</text:span><text:span text:style-name="T212"> danymi testowymi</text:span></text:p>
      <text:p text:style-name="P97">2. Uzupełnij pole <text:span text:style-name="T158">Nazwa użytkownika</text:span> pierwszą wartością <text:span text:style-name="T287">podaną w danych testowych (</text:span><text:span text:style-name="T201">Ad</text:span><text:span text:style-name="T287">)</text:span></text:p>
      <text:p text:style-name="P106">3. Zaznacz opcję <text:span text:style-name="T158">Akceptuję Regulamin</text:span></text:p>
      <text:p text:style-name="P123">4. Kliknij przycisk<text:span text:style-name="T158"> Zarejestruj</text:span></text:p>
      <text:p text:style-name="P105"><text:span text:style-name="T315">5</text:span>. Powtórz test <text:s/><text:span text:style-name="T314">tyle razy, ile wynosi</text:span> <text:span text:style-name="T310">liczba wartości podanych </text:span><text:span text:style-name="T314">w danych testowych</text:span><text:span text:style-name="T310"> dla pola </text:span><text:span text:style-name="T166">Nazwa użytkownika</text:span><text:span text:style-name="T310">. </text:span><text:span text:style-name="T314">Za każdym razem </text:span>zmie<text:span text:style-name="T314">ń</text:span> wartość z punktu <text:span text:style-name="T345">2</text:span> na <text:span text:style-name="T301">kolejną</text:span><text:span text:style-name="T297"> podaną w danych testowych </text:span><text:span text:style-name="T301">dla pola </text:span><text:span text:style-name="T164">Nazwa użytkownika</text:span></text:p>
      <text:p text:style-name="P216"/>
      <text:p text:style-name="P169"><text:span text:style-name="T196">O</text:span>czekiwany rezultat:</text:p>
      <text:p text:style-name="P333"><text:span text:style-name="T109">Wyświetlany jest komunikat </text:span><text:span text:style-name="T213">Nazwa użytkownika jest zbyt krótka</text:span> <text:span text:style-name="T270">(w przypadku wartości </text:span><text:span text:style-name="T202">Ad</text:span><text:span text:style-name="T152">) </text:span><text:span text:style-name="T153">lub <text:s/></text:span><text:span text:style-name="T215">Nazwa użytkownika </text:span><text:span text:style-name="T218">jest zbyt długa</text:span><text:span text:style-name="T225"> </text:span><text:span text:style-name="T215"><text:s/></text:span><text:span text:style-name="T224">(w przypadku wartości </text:span><text:span text:style-name="T243">SlavicUbermenschRPGfan17@</text:span><text:span text:style-name="T236">). </text:span><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0"/>
      <text:p text:style-name="P250">Warunki wyjściowe:</text:p>
      <text:p text:style-name="P209"><text:span text:style-name="T235">Użytkownik pozostaje na stronie rejestracji i widzi komunikat o błędzie poniżej pola </text:span><text:span text:style-name="T239">Nazwa użytkownika</text:span></text:p>
      <text:p text:style-name="P85"/>
      <text:p text:style-name="P85"/>
      <text:p text:style-name="P85"/>
      <text:p text:style-name="P300"/>
      <text:p text:style-name="P300"><text:soft-page-break/></text:p>
      <text:p text:style-name="P300"/>
      <text:p text:style-name="P300"/>
      <text:p text:style-name="P284"><text:span text:style-name="T28">#TC</text:span><text:span text:style-name="T29">2</text:span><text:span text:style-name="T28">: </text:span><text:span text:style-name="T1">Użytkownik wysyła formularz z nieprawidłow</text:span><text:span text:style-name="T3">ą</text:span><text:span text:style-name="T1"> d</text:span><text:span text:style-name="T3">ługością hasła</text:span></text:p>
      <text:p text:style-name="P22"/>
      <text:p text:style-name="P159">Opis:<text:span text:style-name="T82"> Użytkownik próbuje zatwierdzić wysłanie formularza przy </text:span><text:span text:style-name="T84">podaniu hasła </text:span></text:p>
      <text:p text:style-name="P159"><text:span text:style-name="T84">o niewłaściwej długości</text:span><text:span text:style-name="T82"> w polu </text:span><text:span text:style-name="T189">Hasło</text:span></text:p>
      <text:p text:style-name="P155">Dane testowe:</text:p>
      <text:p text:style-name="P68">Nazwa użytkownika: <text:span text:style-name="T162"><text:s/></text:span><text:span text:style-name="T353">RPGFan17, <text:s/></text:span><text:span text:style-name="T354">Ryu</text:span></text:p>
      <text:p text:style-name="P325"><text:span text:style-name="T112">Adres e-mail: </text:span><text:span text:style-name="T132">kowalskimariusz715@gmail.com, </text:span><text:span text:style-name="T126">ryuuken98</text:span><text:span text:style-name="T127">9</text:span><text:span text:style-name="T126">@gmail.com</text:span></text:p>
      <text:p text:style-name="P69">Hasło: <text:span text:style-name="T288">Ag</text:span><text:span text:style-name="T162">,</text:span></text:p>
      <text:p text:style-name="P277"><text:span text:style-name="T159">SlavicUbermenschRPGfan17@SlavicUbermenschRPGfan17@SlavicUberm</text:span><text:span text:style-name="T169">17@S</text:span></text:p>
      <text:p text:style-name="P56">Powtórz hasło: <text:span text:style-name="T174">wartości w polu Hasło</text:span></text:p>
      <text:p text:style-name="P155">Warunki wstępne:</text:p>
      <text:p text:style-name="P42">Użytkownik znajduje sie na stronie <text:a xlink:type="simple" xlink:href="https://localhost:3000/register" text:style-name="Internet_20_link" text:visited-style-name="Visited_20_Internet_20_Link">https://localhost:3000/register</text:a></text:p>
      <text:p text:style-name="P155">Kroki:</text:p>
      <text:p text:style-name="P42"/>
      <text:p text:style-name="P329"><text:span text:style-name="T113">1</text:span><text:span text:style-name="T114">. Uzupełnij pola </text:span><text:span text:style-name="T128">Nazwa użytkownika</text:span><text:span text:style-name="T113"> i </text:span><text:span text:style-name="T128">Adres e-mail</text:span><text:span text:style-name="T114"> <text:s/>pierwszą wartością </text:span><text:span text:style-name="T115">podaną w danych testowych </text:span><text:span text:style-name="T116">(</text:span><text:span text:style-name="T355">RPGFan17 </text:span><text:span text:style-name="T116">dla pola </text:span><text:span text:style-name="T129">Nazwa użytkownika</text:span><text:span text:style-name="T116"> i</text:span><text:span text:style-name="T356"> <text:s/></text:span><text:span text:style-name="T132">kowalskimariusz715@gmail.com </text:span><text:span text:style-name="T116">dla pola</text:span><text:span text:style-name="T129"> Adres e-mail</text:span><text:span text:style-name="T116">)</text:span></text:p>
      <text:p text:style-name="P82"><text:span text:style-name="T297">2</text:span>. <text:span text:style-name="T212">Uzupełnij pole </text:span><text:span text:style-name="T162">Hasło</text:span><text:span text:style-name="T212"> pierwszą wartością </text:span><text:span text:style-name="T287">podaną w danych testowych (Ag)</text:span></text:p>
      <text:p text:style-name="P89">3. Uzupełnij pole <text:span text:style-name="T158">Powtórz hasło</text:span> taką samą wartością jaką podałeś w punkcie <text:span text:style-name="T395">2</text:span></text:p>
      <text:p text:style-name="P102"><text:span text:style-name="T297">4</text:span>. Zaznacz opcję <text:span text:style-name="T158">Akceptuję Regulamin</text:span></text:p>
      <text:p text:style-name="P123">5. Kliknij przycisk<text:span text:style-name="T158"> Zarejestruj</text:span></text:p>
      <text:p text:style-name="P111"><text:span text:style-name="T315">6</text:span>. Powtórz test <text:span text:style-name="T310">tyle razy, ile wynosi liczba wartości podanych </text:span><text:span text:style-name="T314">w danych testowych</text:span><text:span text:style-name="T310"> dla pola Hasło.</text:span> <text:span text:style-name="T314">Za każdym razem </text:span>zmie<text:span text:style-name="T314">ń</text:span> wartość z punktu <text:span text:style-name="T384">1 i</text:span> <text:span text:style-name="T344">2</text:span> <text:span text:style-name="T297">na </text:span><text:span text:style-name="T301">kolejną</text:span><text:span text:style-name="T297"> podaną w danych testowych </text:span><text:span text:style-name="T301">dla p</text:span><text:span text:style-name="T384">ól</text:span><text:span text:style-name="T301"> </text:span><text:span text:style-name="T163">Nazwa użytkownika, Adres e-mail </text:span><text:span text:style-name="T179">i</text:span><text:span text:style-name="T163"> </text:span><text:span text:style-name="T164">Hasło.</text:span></text:p>
      <text:p text:style-name="P217"/>
      <text:p text:style-name="P170"><text:span text:style-name="T196">O</text:span>czekiwany rezultat:</text:p>
      <text:p text:style-name="P278"><text:span text:style-name="T109">Wyświetlany jest komunikat </text:span><text:span text:style-name="T298">Hasło</text:span><text:span text:style-name="T213"> jest zbyt krótk</text:span><text:span text:style-name="T214">ie</text:span> <text:span text:style-name="T270">(w przypadku wartości </text:span><text:span text:style-name="T292">Ag</text:span><text:span text:style-name="T152">) </text:span><text:span text:style-name="T153">lub <text:s/></text:span><text:span text:style-name="T298">Hasło</text:span><text:span text:style-name="T215"> jest zbyt </text:span><text:span text:style-name="T217">dług</text:span><text:span text:style-name="T216">ie</text:span><text:span text:style-name="T215"> </text:span><text:span text:style-name="T224">(w przypadku wartości </text:span><text:span text:style-name="T254">Slavic UbermenschRPGfan17@Slavic UbermenschRPGfan17@Slavic Uberm</text:span><text:span text:style-name="T255">t</text:span><text:span text:style-name="T236">). </text:span><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0"/>
      <text:p text:style-name="P250">Warunki wyjściowe:</text:p>
      <text:p text:style-name="P116"><text:span text:style-name="T247">Użytkownik pozostaje na stronie rejestracji i widzi komunikat o błędzie poniżej pola </text:span><text:span text:style-name="T248">Hasło</text:span></text:p>
      <text:p text:style-name="P264"><text:soft-page-break/></text:p>
      <text:p text:style-name="P264"/>
      <text:p text:style-name="P296"/>
      <text:p text:style-name="P283"><text:span text:style-name="T28">#TC</text:span><text:span text:style-name="T30">3</text:span><text:span text:style-name="T28">: </text:span><text:span text:style-name="T1">Użytkownik wysyła formularz z </text:span><text:span text:style-name="T4">nie</text:span><text:span text:style-name="T1">prawidłow</text:span><text:span text:style-name="T3">ą</text:span><text:span text:style-name="T1"> </text:span><text:span text:style-name="T4">wartością podaną w polu Discord</text:span></text:p>
      <text:p text:style-name="P23"/>
      <text:p text:style-name="P156">Opis:<text:span text:style-name="T82"> Użytkownik próbuje zatwierdzić wysłanie formularza przy </text:span><text:span text:style-name="T84">podaniu </text:span><text:span text:style-name="T85">nie</text:span><text:span text:style-name="T84">właściwej </text:span><text:span text:style-name="T85">wart</text:span><text:span text:style-name="T84">ości</text:span><text:span text:style-name="T82"> w polu </text:span><text:span text:style-name="T190">Discord</text:span></text:p>
      <text:p text:style-name="P156">Dane testowe:</text:p>
      <text:p text:style-name="P62">Nazwa użytkownika: <text:span text:style-name="T353">RPGFan17</text:span></text:p>
      <text:p text:style-name="P326"><text:span text:style-name="T112">Adres e-mail: </text:span><text:span text:style-name="T132">kowalskimariusz715@gmail.com</text:span></text:p>
      <text:p text:style-name="P61">Hasło: <text:span text:style-name="T325">Arkana56$</text:span></text:p>
      <text:p text:style-name="P61">Powtórz hasło: <text:span text:style-name="T371">Arkana</text:span><text:span text:style-name="T372">56$</text:span></text:p>
      <text:p text:style-name="P122"><text:span text:style-name="T162">D</text:span><text:span text:style-name="T158">iscord: </text:span><text:span text:style-name="T248"><text:s/></text:span><text:span text:style-name="T257"><text:s/></text:span><text:span text:style-name="T256">Ork#12345, </text:span><text:span text:style-name="T258">Ork#</text:span><text:span text:style-name="T259">475</text:span></text:p>
      <text:p text:style-name="P156">Warunki wstępne:</text:p>
      <text:p text:style-name="P43">Użytkownik znajduje sie na stronie <text:a xlink:type="simple" xlink:href="https://localhost:3000/register" text:style-name="Internet_20_link" text:visited-style-name="Visited_20_Internet_20_Link">https://localhost:3000/register</text:a></text:p>
      <text:p text:style-name="P156">Kroki:</text:p>
      <text:p text:style-name="P43"/>
      <text:p text:style-name="P92"><text:span text:style-name="T297">1</text:span>. Uzupełnij pola <text:span text:style-name="T163">Nazwa użytkownika, Adres e-mail, </text:span><text:span text:style-name="T162">Hasło, </text:span><text:span text:style-name="T163">Powtórz hasło</text:span><text:span text:style-name="T302"> </text:span>danymi testowymi</text:p>
      <text:p text:style-name="P97">2. Uzupełnij pole <text:span text:style-name="T172">Discord</text:span> pierwszą wartością <text:span text:style-name="T287">podaną w danych testowych (</text:span><text:span text:style-name="T256">Ork#12345</text:span><text:span text:style-name="T287">)</text:span></text:p>
      <text:p text:style-name="P101"><text:span text:style-name="T345">3</text:span>. Zaznacz opcję <text:span text:style-name="T158">Akceptuję Regulamin</text:span></text:p>
      <text:p text:style-name="P123"><text:span text:style-name="T345">4</text:span>. Kliknij przycisk<text:span text:style-name="T158"> Zarejestruj</text:span></text:p>
      <text:p text:style-name="P110"><text:span text:style-name="T172">5</text:span><text:span text:style-name="T158">. Powtórz test </text:span><text:span text:style-name="T170">tyle razy, ile wynosi liczba wartości podanych </text:span><text:span text:style-name="T166">w danych testowych</text:span><text:span text:style-name="T170"> dla pola </text:span><text:span text:style-name="T171">Discord</text:span><text:span text:style-name="T170">.</text:span><text:span text:style-name="T158"> </text:span><text:span text:style-name="T166">Za każdym razem </text:span><text:span text:style-name="T158">zmie</text:span><text:span text:style-name="T166">ń</text:span><text:span text:style-name="T158"> wartość z punktu </text:span><text:span text:style-name="T172">2</text:span><text:span text:style-name="T158"> </text:span><text:span text:style-name="T163">na </text:span><text:span text:style-name="T164">kolejną</text:span><text:span text:style-name="T163"> podaną w danych testowych </text:span><text:span text:style-name="T164">dla pola Hasło</text:span></text:p>
      <text:p text:style-name="P218"/>
      <text:p text:style-name="P171"><text:span text:style-name="T196">O</text:span>czekiwany rezultat:</text:p>
      <text:p text:style-name="P278"><text:span text:style-name="T109">Wyświetlany jest komunikat </text:span><text:span text:style-name="T110">informujący o niepoprawnej wartości wprowadzonej w polu </text:span><text:span text:style-name="T122">Discord</text:span><text:span text:style-name="T236">. </text:span><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1"/>
      <text:p text:style-name="P251">Warunki wyjściowe:</text:p>
      <text:p text:style-name="P119"><text:span text:style-name="T248">Użytkownik pozostaje na stronie rejestracji i widzi komunikat o błędzie poniżej pola </text:span><text:span text:style-name="T249">Discord</text:span></text:p>
      <text:p text:style-name="P297"/>
      <text:p text:style-name="P297"/>
      <text:p text:style-name="P297"/>
      <text:p text:style-name="P297"><text:soft-page-break/></text:p>
      <text:p text:style-name="P297"/>
      <text:p text:style-name="P287"><text:span text:style-name="T28">#TC</text:span><text:span text:style-name="T30">4</text:span><text:span text:style-name="T28">: </text:span><text:span text:style-name="T1">Użytkownik wysyła formularz z </text:span><text:span text:style-name="T4">nie</text:span><text:span text:style-name="T1">prawidłow</text:span><text:span text:style-name="T3">ą</text:span><text:span text:style-name="T1"> </text:span><text:span text:style-name="T5">długością opisu profilu</text:span></text:p>
      <text:p text:style-name="P25"><text:span text:style-name="T28">Opis:</text:span><text:span text:style-name="T1"> Użytkownik próbuje zatwierdzić wysłanie formularza przy </text:span><text:span text:style-name="T3">podaniu </text:span><text:span text:style-name="T5">opisu profilu o </text:span><text:span text:style-name="T4">nie</text:span><text:span text:style-name="T3">właściwej </text:span><text:span text:style-name="T5">długo</text:span><text:span text:style-name="T3">ści</text:span><text:span text:style-name="T1"> w polu </text:span><text:span text:style-name="T306">Opis profilu</text:span></text:p>
      <text:p text:style-name="P157">Dane testowe:</text:p>
      <text:p text:style-name="P63">Nazwa użytkownika: <text:span text:style-name="T353">RPGFan17</text:span></text:p>
      <text:p text:style-name="P63">Adres e-mail: <text:a xlink:type="simple" xlink:href="mailto:kowalskimariusz715@gmail.com" text:style-name="Internet_20_link" text:visited-style-name="Visited_20_Internet_20_Link"><text:span text:style-name="T195">kowalskimariusz715@gmail.com</text:span></text:a></text:p>
      <text:p text:style-name="P63">Hasło: <text:span text:style-name="T325">Arkana56$</text:span></text:p>
      <text:p text:style-name="P63">Powtórz hasło: <text:span text:style-name="T371">Arkana</text:span><text:span text:style-name="T372">56$</text:span></text:p>
      <text:p text:style-name="P121"><text:span text:style-name="T165">Opis profilu</text:span><text:span text:style-name="T158">: </text:span></text:p>
      <text:p text:style-name="P273">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73">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 text:style-name="T395">ttt</text:span></text:p>
      <text:p text:style-name="P157">Warunki wstępne:</text:p>
      <text:p text:style-name="P44">Użytkownik znajduje sie na stronie <text:a xlink:type="simple" xlink:href="https://localhost:3000/register" text:style-name="Internet_20_link" text:visited-style-name="Visited_20_Internet_20_Link">https://localhost:3000/register</text:a></text:p>
      <text:p text:style-name="P157">Kroki:</text:p>
      <text:p text:style-name="P44"/>
      <text:p text:style-name="P92"><text:span text:style-name="T297">1</text:span>. Uzupełnij pola <text:span text:style-name="T163">Nazwa użytkownika, Adres e-mail, </text:span><text:span text:style-name="T162">Hasło, </text:span><text:span text:style-name="T163">Powtórz hasło</text:span> <text:span text:style-name="T302">i </text:span><text:span text:style-name="T165">Opis profilu</text:span><text:span text:style-name="T302"> </text:span>danymi testowymi</text:p>
      <text:p text:style-name="P103"><text:span text:style-name="T302">2</text:span>. Zaznacz opcję <text:span text:style-name="T158">Akceptuję Regulamin</text:span></text:p>
      <text:p text:style-name="P123">3. Kliknij przycisk<text:span text:style-name="T158"> Zarejestruj</text:span></text:p>
      <text:p text:style-name="P219"/>
      <text:p text:style-name="P172"><text:span text:style-name="T196">O</text:span>czekiwany rezultat:</text:p>
      <text:p text:style-name="P279"><text:span text:style-name="T109">Wyświetlany jest komunikat </text:span><text:span text:style-name="T110">informujący o niepoprawnej </text:span><text:span text:style-name="T111">dług</text:span><text:span text:style-name="T110">ości </text:span><text:span text:style-name="T111">opisu</text:span><text:span text:style-name="T110"> w polu </text:span><text:span text:style-name="T123">Opis profilu</text:span><text:span text:style-name="T236">. </text:span><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2"/>
      <text:p text:style-name="P252"><text:soft-page-break/>Warunki wyjściowe:</text:p>
      <text:p text:style-name="P117"><text:span text:style-name="T248">Użytkownik pozostaje na stronie rejestracji i widzi komunikat o błędzie poniżej pola </text:span><text:span text:style-name="T250">Opis profilu</text:span></text:p>
      <text:p text:style-name="P266"/>
      <text:p text:style-name="P298"/>
      <text:p text:style-name="P298"/>
      <text:p text:style-name="P282"><text:span text:style-name="T28">#TC</text:span><text:span text:style-name="T30">5</text:span><text:span text:style-name="T28">: </text:span><text:span text:style-name="T1">Użytkownik wysyła formularz z nieprawidłow</text:span><text:span text:style-name="T3">ą</text:span><text:span text:style-name="T1"> </text:span><text:span text:style-name="T6">wartością</text:span><text:span text:style-name="T3"> hasła</text:span></text:p>
      <text:p text:style-name="P24"/>
      <text:p text:style-name="P158">Opis:<text:span text:style-name="T82"> Użytkownik próbuje zatwierdzić wysłanie formularza przy </text:span><text:span text:style-name="T84">podaniu hasła o niewłaściw</text:span><text:span text:style-name="T86">ym</text:span><text:span text:style-name="T84"> </text:span><text:span text:style-name="T86">formacie</text:span><text:span text:style-name="T82"> w polu </text:span><text:span text:style-name="T189">Hasło</text:span></text:p>
      <text:p text:style-name="P158">Dane testowe:</text:p>
      <text:p text:style-name="P65">Nazwa użytkownika: <text:span text:style-name="T353">RPGFan17</text:span></text:p>
      <text:p text:style-name="P64">Adres e-mail: <text:a xlink:type="simple" xlink:href="mailto:kowalskimariusz715@gmail.com" text:style-name="Internet_20_link" text:visited-style-name="Visited_20_Internet_20_Link"><text:span text:style-name="T195">kowalskimariusz715@gmail.com</text:span></text:a></text:p>
      <text:p text:style-name="P57">Hasło: <text:span text:style-name="T311">arkana56$, Arkana$, Arkana56</text:span></text:p>
      <text:p text:style-name="P64">Powtórz hasło: <text:span text:style-name="T311">arkana56$, Arkana$, Arkana56</text:span></text:p>
      <text:p text:style-name="P158">Warunki wstępne:</text:p>
      <text:p text:style-name="P45">Użytkownik znajduje sie na stronie <text:a xlink:type="simple" xlink:href="https://localhost:3000/register" text:style-name="Internet_20_link" text:visited-style-name="Visited_20_Internet_20_Link">https://localhost:3000/register</text:a></text:p>
      <text:p text:style-name="P158">Kroki:</text:p>
      <text:p text:style-name="P45"/>
      <text:p text:style-name="P93"><text:span text:style-name="T297">1</text:span>. Uzupełnij pola <text:span text:style-name="T163">Nazwa użytkownika</text:span><text:span text:style-name="T297"> i </text:span><text:span text:style-name="T163">Adres e-mail</text:span> danymi testowymi</text:p>
      <text:p text:style-name="P84"><text:span text:style-name="T297">2</text:span>. <text:span text:style-name="T212">Uzupełnij pole </text:span><text:span text:style-name="T162">Hasło</text:span><text:span text:style-name="T212"> pierwszą wartością </text:span><text:span text:style-name="T287">podaną w danych testowych (</text:span><text:span text:style-name="T312">arkana56$</text:span><text:span text:style-name="T287">)</text:span></text:p>
      <text:p text:style-name="P90">3. Uzupełnij pole <text:span text:style-name="T158">Powtórz hasło</text:span> taką samą wartością jaką podałeś w punkcie <text:span text:style-name="T395">2</text:span></text:p>
      <text:p text:style-name="P104"><text:span text:style-name="T297">4</text:span>. Zaznacz opcję <text:span text:style-name="T158">Akceptuję Regulamin</text:span></text:p>
      <text:p text:style-name="P123">5.<text:span text:style-name="T158"> </text:span>Kliknij przycisk<text:span text:style-name="T158"> Zarejestruj</text:span></text:p>
      <text:p text:style-name="P104"><text:span text:style-name="T315">6</text:span>. Powtórz test <text:span text:style-name="T310">tyle razy, ile wynosi liczba wartości podanych </text:span><text:span text:style-name="T314">w danych testowych</text:span><text:span text:style-name="T310"> dla pola Hasło.</text:span> <text:span text:style-name="T314">Za każdym razem </text:span>zmie<text:span text:style-name="T314">ń</text:span> wartość z punktu <text:span text:style-name="T344">2</text:span> <text:span text:style-name="T297">na </text:span><text:span text:style-name="T301">kolejną</text:span><text:span text:style-name="T297"> podaną w danych testowych </text:span><text:span text:style-name="T301">dla pola </text:span><text:span text:style-name="T164">Hasło</text:span></text:p>
      <text:p text:style-name="P220"/>
      <text:p text:style-name="P173"><text:span text:style-name="T196">O</text:span>czekiwany rezultat:</text:p>
      <text:p text:style-name="P280"><text:span text:style-name="T109">Wyświetlany jest komunikat </text:span><text:span text:style-name="T221">Has</text:span><text:span text:style-name="T299">ło musi posiadać co najmniej jedną wielką literę </text:span><text:span text:style-name="T270">(w przypadku wartości </text:span><text:span text:style-name="T313">arkana56$</text:span><text:span text:style-name="T152">) </text:span><text:span text:style-name="T153">lub </text:span><text:span text:style-name="T220">Has</text:span><text:span text:style-name="T299">ło musi posiadać co najmniej jedną liczbę</text:span><text:span text:style-name="T219"> </text:span><text:span text:style-name="T224">(w przypadku wartości </text:span><text:span text:style-name="T260">Arkana$</text:span><text:span text:style-name="T236">) </text:span><text:span text:style-name="T237">lub </text:span><text:span text:style-name="T223">Has</text:span><text:span text:style-name="T299">ło musi posiadać co najmniej jeden znak specjalny </text:span><text:span text:style-name="T240">(w przypadku wartości </text:span><text:span text:style-name="T260">Arkana56</text:span><text:span text:style-name="T236">). </text:span><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3"/>
      <text:p text:style-name="P253">Warunki wyjściowe:</text:p>
      <text:p text:style-name="P120"><text:span text:style-name="T250">Użytkownik pozostaje na stronie rejestracji i widzi komunikat o błędzie poniżej </text:span><text:soft-page-break/><text:span text:style-name="T250">pola </text:span><text:span text:style-name="T248">Hasło</text:span></text:p>
      <text:p text:style-name="P275"/>
      <text:p text:style-name="P120"><text:span text:style-name="T339">#TC</text:span><text:span text:style-name="T340">6</text:span><text:span text:style-name="T339">: </text:span><text:span text:style-name="T341">Użytkownik wysyła formularz z niep</text:span><text:span text:style-name="T342">asującymi do siebie wartościami w polach </text:span><text:span text:style-name="T343">Hasło</text:span><text:span text:style-name="T342"> i </text:span><text:span text:style-name="T343">Powtórz hasło</text:span></text:p>
      <text:p text:style-name="P25"/>
      <text:p text:style-name="P160">Opis:<text:span text:style-name="T82"> Użytkownik próbuje zatwierdzić wysłanie formularza przy </text:span><text:span text:style-name="T84">podaniu </text:span><text:span text:style-name="T87">różnych od siebie danych</text:span><text:span text:style-name="T84"> o</text:span><text:span text:style-name="T82"> w pol</text:span><text:span text:style-name="T87">ach</text:span><text:span text:style-name="T82"> </text:span><text:span text:style-name="T189">Hasło </text:span><text:span text:style-name="T191">i Powtórz hasło</text:span></text:p>
      <text:p text:style-name="P160">Dane testowe:</text:p>
      <text:p text:style-name="P65">Nazwa użytkownika: <text:span text:style-name="T353">RPGFan17</text:span></text:p>
      <text:p text:style-name="P65">Adres e-mail: <text:a xlink:type="simple" xlink:href="mailto:kowalskimariusz715@gmail.com" text:style-name="Internet_20_link" text:visited-style-name="Visited_20_Internet_20_Link"><text:span text:style-name="T195">kowalskimariusz715@gmail.com</text:span></text:a></text:p>
      <text:p text:style-name="P65">Hasło: <text:span text:style-name="T369">Arkana</text:span><text:span text:style-name="T370">56$</text:span></text:p>
      <text:p text:style-name="P65">Powtórz hasło: <text:span text:style-name="T369">Arkana</text:span><text:span text:style-name="T370">565$</text:span></text:p>
      <text:p text:style-name="P160">Warunki wstępne:</text:p>
      <text:p text:style-name="P46">Użytkownik znajduje sie na stronie <text:a xlink:type="simple" xlink:href="https://localhost:3000/register" text:style-name="Internet_20_link" text:visited-style-name="Visited_20_Internet_20_Link">https://localhost:3000/register</text:a></text:p>
      <text:p text:style-name="P160">Kroki:</text:p>
      <text:p text:style-name="P46"/>
      <text:p text:style-name="P94"><text:span text:style-name="T297">1</text:span>. Uzupełnij pola <text:span text:style-name="T163">Nazwa użytkownika, Adres e-mail, </text:span><text:span text:style-name="T167">Hasło i Powtórz hasło</text:span> danymi testowymi</text:p>
      <text:p text:style-name="P105"><text:span text:style-name="T315">2</text:span>. Zaznacz opcję <text:span text:style-name="T158">Akceptuję Regulamin</text:span></text:p>
      <text:p text:style-name="P123">3. Kliknij przycisk<text:span text:style-name="T158"> Zarejestruj</text:span></text:p>
      <text:p text:style-name="P34"/>
      <text:p text:style-name="P221"/>
      <text:p text:style-name="P174"><text:span text:style-name="T196">O</text:span>czekiwany rezultat:</text:p>
      <text:p text:style-name="P281"><text:span text:style-name="T109">Wyświetlany jest komunikat </text:span><text:span text:style-name="T221">Has</text:span><text:span text:style-name="T299">ł</text:span><text:span text:style-name="T300">a</text:span><text:span text:style-name="T299"> </text:span><text:span text:style-name="T300">nie są takie same</text:span><text:span text:style-name="T236">. </text:span><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4"/>
      <text:p text:style-name="P254">Warunki wyjściowe:</text:p>
      <text:p text:style-name="P118"><text:span text:style-name="T250">Użytkownik pozostaje na stronie rejestracji i widzi komunikat o błędzie poniżej pola </text:span><text:span text:style-name="T251">Powtórz hasło</text:span></text:p>
      <text:p text:style-name="P265"/>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P299"/>
      <text:p text:style-name="P299"/>
      <text:p text:style-name="P286"><text:span text:style-name="T28">#TC</text:span><text:span text:style-name="T30">7</text:span><text:span text:style-name="T28">: </text:span><text:span text:style-name="T1">Użytkownik wysyła formularz z nieprawidłow</text:span><text:span text:style-name="T7">ym</text:span><text:span text:style-name="T1"> </text:span><text:span text:style-name="T7">e-mailem</text:span></text:p>
      <text:p text:style-name="P26"/>
      <text:p text:style-name="P161">Opis:<text:span text:style-name="T82"> Użytkownik próbuje zatwierdzić wysłanie formularza przy </text:span><text:span text:style-name="T84">podaniu </text:span><text:span text:style-name="T88">adresu e-mail</text:span><text:span text:style-name="T84"> o niewłaściw</text:span><text:span text:style-name="T86">ym</text:span><text:span text:style-name="T84"> </text:span><text:span text:style-name="T86">formacie</text:span><text:span text:style-name="T82"> w polu </text:span><text:span text:style-name="T192">Adres e-mail</text:span></text:p>
      <text:p text:style-name="P161">Dane testowe:</text:p>
      <text:p text:style-name="P66">Nazwa użytkownika: <text:span text:style-name="T353">RPGFan17</text:span></text:p>
      <text:p text:style-name="P334"><text:span text:style-name="T112">Adres e-mail: </text:span><text:span text:style-name="T131"><text:s/></text:span><text:span text:style-name="T320">testowygmail.com</text:span><text:span text:style-name="T119">, </text:span><text:span text:style-name="T320">@testowygmail.com</text:span><text:span text:style-name="T119">, </text:span><text:span text:style-name="T320">testowy@.com</text:span><text:span text:style-name="T119">, </text:span><text:a xlink:type="simple" xlink:href="mailto:testowy@gmail" text:style-name="Internet_20_link" text:visited-style-name="Visited_20_Internet_20_Link"><text:span text:style-name="T320">testowy@gmail</text:span></text:a><text:span text:style-name="T119">, </text:span><text:span text:style-name="T320">testowy@gmail.c</text:span></text:p>
      <text:p text:style-name="P66">Hasło: <text:span text:style-name="T369">Arkana</text:span><text:span text:style-name="T370">56$</text:span></text:p>
      <text:p text:style-name="P66">Powtórz hasło: <text:span text:style-name="T371">Arkana</text:span><text:span text:style-name="T372">56$</text:span></text:p>
      <text:p text:style-name="P161">Warunki wstępne:</text:p>
      <text:p text:style-name="P47">Użytkownik znajduje sie na stronie <text:a xlink:type="simple" xlink:href="https://localhost:3000/register" text:style-name="Internet_20_link" text:visited-style-name="Visited_20_Internet_20_Link">https://localhost:3000/register</text:a></text:p>
      <text:p text:style-name="P161">Kroki:</text:p>
      <text:p text:style-name="P47"/>
      <text:p text:style-name="P95"><text:span text:style-name="T297">1</text:span>. Uzupełnij pola <text:span text:style-name="T163">Nazwa użytkownika, </text:span><text:span text:style-name="T168">Hasło i Powtórz hasło</text:span> danymi testowymi</text:p>
      <text:p text:style-name="P86"><text:span text:style-name="T297">2</text:span>. <text:span text:style-name="T212">Uzupełnij pole </text:span><text:span text:style-name="T168">Adres e-mail</text:span><text:span text:style-name="T212"> pierwszą wartością </text:span><text:span text:style-name="T287">podaną w danych testowych (</text:span><text:span text:style-name="T318">testowygmail.com</text:span><text:span text:style-name="T287">)</text:span></text:p>
      <text:p text:style-name="P107"><text:span text:style-name="T297">4</text:span>. Zaznacz opcję <text:span text:style-name="T158">Akceptuję Regulamin</text:span></text:p>
      <text:p text:style-name="P124">5.<text:span text:style-name="T158"> </text:span>Kliknij przycisk<text:span text:style-name="T158"> Zarejestruj</text:span></text:p>
      <text:p text:style-name="P108"><text:span text:style-name="T315">6</text:span>. Powtórz test <text:span text:style-name="T310">tyle razy, ile wynosi liczba wartości podanych </text:span><text:span text:style-name="T314">w danych testowych</text:span><text:span text:style-name="T310"> dla pola </text:span><text:span text:style-name="T168">Adres e-mail</text:span><text:span text:style-name="T310">.</text:span> <text:span text:style-name="T314">Za każdym razem </text:span>zmie<text:span text:style-name="T314">ń</text:span> wartość z punktu <text:span text:style-name="T344">2</text:span> <text:span text:style-name="T297">na </text:span><text:span text:style-name="T301">kolejną</text:span><text:span text:style-name="T297"> podaną w danych testowych </text:span><text:span text:style-name="T301">dla pola </text:span><text:span text:style-name="T164"><text:s/></text:span><text:span text:style-name="T168">Adres e-mail</text:span></text:p>
      <text:p text:style-name="P222"/>
      <text:p text:style-name="P175"><text:span text:style-name="T196">O</text:span>czekiwany rezultat:</text:p>
      <text:p text:style-name="P306"><text:span text:style-name="T109">Wyświetlany jest komunikat </text:span><text:span text:style-name="T321">"</text:span><text:span text:style-name="T222">Podaj poprawny adres e-mail." </text:span><text:span text:style-name="T241">dla wszystkich wartości z danych testowych dotyczących pola Adres e-mail</text:span><text:span text:style-name="T236">. </text:span><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5"/>
      <text:p text:style-name="P255">Warunki wyjściowe:</text:p>
      <text:p text:style-name="P235"><text:span text:style-name="T165">Użytkownik pozostaje na stronie rejestracji i widzi komunikat o błędzie poniżej pola </text:span><text:span text:style-name="T168">Adres e-mail.</text:span></text:p>
      <text:p text:style-name="P265"/>
      <text:p text:style-name="P265"/>
      <text:p text:style-name="P265"/>
      <text:p text:style-name="P265"><text:soft-page-break/></text:p>
      <text:p text:style-name="P265"/>
      <text:p text:style-name="P288"><text:span text:style-name="T28">#TC</text:span><text:span text:style-name="T30">8</text:span><text:span text:style-name="T28">: </text:span><text:span text:style-name="T1">Użytkownik wysyła formularz z prawidło</text:span><text:span text:style-name="T8">wymi danymi</text:span></text:p>
      <text:p text:style-name="P27"/>
      <text:p text:style-name="P162">Opis:<text:span text:style-name="T82"> Użytkownik próbuje zatwierdzić wysłanie formularza przy </text:span><text:span text:style-name="T84">podaniu </text:span><text:span text:style-name="T89">wszystkich prawidłowych danych</text:span></text:p>
      <text:p text:style-name="P162">Dane testowe:</text:p>
      <text:p text:style-name="P59">Nazwa użytkownika: <text:span text:style-name="T162"><text:s/></text:span><text:span text:style-name="T353">RPGFan17</text:span></text:p>
      <text:p text:style-name="P335"><text:span text:style-name="T112">Adres e-mail: </text:span><text:span text:style-name="T132">kowalskimariusz715@gmail.com</text:span></text:p>
      <text:p text:style-name="P58">Hasło: <text:span text:style-name="T325">Arkana56$</text:span></text:p>
      <text:p text:style-name="P60">Powtórz hasło: <text:span text:style-name="T325">Arkana56$</text:span></text:p>
      <text:p text:style-name="P131"><text:span text:style-name="T287">L</text:span>ink do facebooka: <text:a xlink:type="simple" xlink:href="https://www.facebook.com/profile.php?id=100079329954723" text:style-name="Internet_20_link" text:visited-style-name="Visited_20_Internet_20_Link"><text:span text:style-name="T158">https://www.facebook.com/profile.php?id=100079329954723</text:span></text:a></text:p>
      <text:p text:style-name="P132">Discord: <text:s/><text:span text:style-name="T331">Ork#1234</text:span></text:p>
      <text:p text:style-name="P137"><text:span text:style-name="T333">O</text:span><text:span text:style-name="T332">pis profilu:</text:span></text:p>
      <text:p text:style-name="P274">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74"><text:span text:style-name="T332">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334">t</text:span><text:span text:style-name="T337">t</text:span></text:p>
      <text:p text:style-name="P162">Warunki wstępne:</text:p>
      <text:p text:style-name="P48">Użytkownik znajduje sie na stronie <text:a xlink:type="simple" xlink:href="https://localhost:3000/register" text:style-name="Internet_20_link" text:visited-style-name="Visited_20_Internet_20_Link">https://localhost:3000/register</text:a></text:p>
      <text:p text:style-name="P162">Kroki:</text:p>
      <text:p text:style-name="P48"/>
      <text:p text:style-name="P96"><text:span text:style-name="T297">1</text:span>. Uzupełnij pola <text:span text:style-name="T163">Nazwa użytkownika, Adres e-mail, </text:span><text:span text:style-name="T173">Hasło, Powtórz hasło, Link do facebooka, Discord </text:span><text:span text:style-name="T183">i Opis profilu</text:span> danymi testowymi</text:p>
      <text:p text:style-name="P109"><text:span text:style-name="T373">2</text:span>. Zaznacz opcję <text:span text:style-name="T158">Akceptuję Regulamin</text:span></text:p>
      <text:p text:style-name="P129"><text:span text:style-name="T396">3</text:span>. Kliknij przycisk<text:span text:style-name="T158"> Zarejestruj</text:span></text:p>
      <text:p text:style-name="P39">4. Zaloguj się na adres e-mail podany w danych testowych</text:p>
      <text:p text:style-name="P39">5. Sprawdź czy otrzymałeś link aktywacyjny do konta</text:p>
      <text:p text:style-name="P39"><text:soft-page-break/>6. Użyj wspomnianego linku do aktywowania stworzonego konta</text:p>
      <text:p text:style-name="P223"/>
      <text:p text:style-name="P176"><text:span text:style-name="T196">O</text:span>czekiwany rezultat:</text:p>
      <text:p text:style-name="P336"><text:span text:style-name="T227">U</text:span><text:span text:style-name="T226">żytkownik otrzymuje link aktywacyjny na podany w rejestracji adres e-mail, a <text:s/>jego kliknięcie powoduje potwierdzenie utworzenia konta.</text:span></text:p>
      <text:p text:style-name="P236"/>
      <text:p text:style-name="P256">Warunki wyjściowe:</text:p>
      <text:p text:style-name="P236">Użytkownik <text:span text:style-name="T397">widzi komunikat o pomyślnym uaktywowaniu konta na ekranie rejestracji w aplikacji</text:span><text:span text:style-name="T373">.</text:span></text:p>
      <text:p text:style-name="P236"/>
      <text:p text:style-name="P289"><text:span text:style-name="T28">#TC</text:span><text:span text:style-name="T31">9</text:span><text:span text:style-name="T28">: </text:span><text:span text:style-name="T1">Użytkownik wysyła formularz z </text:span><text:span text:style-name="T9">pustymi polami</text:span></text:p>
      <text:p text:style-name="P28"/>
      <text:p text:style-name="P163">Opis:<text:span text:style-name="T82"> Użytkownik próbuje zatwierdzić wysłanie formularza </text:span><text:span text:style-name="T193">dla pustego formularza</text:span></text:p>
      <text:p text:style-name="P163">Dane testowe:</text:p>
      <text:p text:style-name="P67">Nazwa użytkownika: <text:span text:style-name="T358">-</text:span></text:p>
      <text:p text:style-name="P67">Adres e-mail: <text:span text:style-name="T319">-</text:span></text:p>
      <text:p text:style-name="P67">Hasło: <text:span text:style-name="T370">-</text:span></text:p>
      <text:p text:style-name="P67">Powtórz hasło: <text:span text:style-name="T338">-</text:span></text:p>
      <text:p text:style-name="P142">Link do facebooka: -</text:p>
      <text:p text:style-name="P142">Discord: -</text:p>
      <text:p text:style-name="P142">Opis profilu: -</text:p>
      <text:p text:style-name="P163">Warunki wstępne:</text:p>
      <text:p text:style-name="P49">Użytkownik znajduje sie na stronie <text:a xlink:type="simple" xlink:href="https://localhost:3000/register" text:style-name="Internet_20_link" text:visited-style-name="Visited_20_Internet_20_Link">https://localhost:3000/register</text:a></text:p>
      <text:p text:style-name="P163">Kroki:</text:p>
      <text:p text:style-name="P49"/>
      <text:p text:style-name="P98"><text:span text:style-name="T297">1</text:span>. <text:span text:style-name="T383">Zaznacz opcję </text:span><text:span text:style-name="T177">Akceptuję Regulamin</text:span></text:p>
      <text:p text:style-name="P125"><text:span text:style-name="T382">2</text:span>.<text:span text:style-name="T158"> </text:span>Kliknij przycisk<text:span text:style-name="T158"> Zarejestruj</text:span></text:p>
      <text:p text:style-name="P38"/>
      <text:p text:style-name="P224"/>
      <text:p text:style-name="P177"><text:span text:style-name="T196">O</text:span>czekiwany rezultat:</text:p>
      <text:p text:style-name="P323"><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7"/>
      <text:p text:style-name="P257">Warunki wyjściowe:</text:p>
      <text:p text:style-name="P237"><text:span text:style-name="T165">Użytkownik pozostaje na stronie rejestracji i </text:span><text:span text:style-name="T178">nie może wysł</text:span><text:span text:style-name="T180">a</text:span><text:span text:style-name="T178">ć formularza.</text:span></text:p>
      <text:p text:style-name="P236"/>
      <text:p text:style-name="P236"/>
      <text:p text:style-name="P236"/>
      <text:p text:style-name="P236"><text:soft-page-break/></text:p>
      <text:p text:style-name="P301"/>
      <text:p text:style-name="P302"/>
      <text:p text:style-name="P302"/>
      <text:p text:style-name="P290"><text:span text:style-name="T28">#TC</text:span><text:span text:style-name="T32">10</text:span><text:span text:style-name="T28">: </text:span><text:span text:style-name="T1">Użytkownik wysyła formularz z prawidłow</text:span><text:span text:style-name="T3">ą</text:span><text:span text:style-name="T1"> d</text:span><text:span text:style-name="T3">ługością hasła</text:span></text:p>
      <text:p text:style-name="P29"/>
      <text:p text:style-name="P164">Opis:<text:span text:style-name="T82"> Użytkownik próbuje zatwierdzić wysłanie formularza przy </text:span><text:span text:style-name="T84">podaniu hasła </text:span></text:p>
      <text:p text:style-name="P164"><text:span text:style-name="T84">o właściwej długości</text:span><text:span text:style-name="T82"> w polu </text:span><text:span text:style-name="T189">Hasło</text:span></text:p>
      <text:p text:style-name="P164">Dane testowe:</text:p>
      <text:p text:style-name="P70">Nazwa użytkownika: <text:span text:style-name="T162"><text:s/></text:span><text:span text:style-name="T353">RPGFan17, <text:s/></text:span><text:span text:style-name="T354">Ryu</text:span></text:p>
      <text:p text:style-name="P337"><text:span text:style-name="T112">Adres e-mail: </text:span><text:span text:style-name="T126"><text:s/></text:span><text:span text:style-name="T388">2 tymczasowe adresy e-mail</text:span></text:p>
      <text:p text:style-name="P70">Hasło: <text:span text:style-name="T288">A</text:span><text:span text:style-name="T290">1@</text:span><text:span text:style-name="T162">,</text:span></text:p>
      <text:p text:style-name="P70"><text:span text:style-name="T291">SlavicUbermenschRPGfan17@SlavicUbermenschRPGfan17@SlavicUberm</text:span><text:span text:style-name="T289">17@</text:span></text:p>
      <text:p text:style-name="P70">Powtórz hasło: <text:span text:style-name="T174">wartości w polu Hasło</text:span></text:p>
      <text:p text:style-name="P164">Warunki wstępne:</text:p>
      <text:p text:style-name="P50">Użytkownik znajduje sie na stronie <text:a xlink:type="simple" xlink:href="https://localhost:3000/register" text:style-name="Internet_20_link" text:visited-style-name="Visited_20_Internet_20_Link">https://localhost:3000/register</text:a></text:p>
      <text:p text:style-name="P164">Kroki:</text:p>
      <text:p text:style-name="P50"/>
      <text:p text:style-name="P330"><text:span text:style-name="T113">1</text:span><text:span text:style-name="T114">. Uzupełnij pola </text:span><text:span text:style-name="T128">Nazwa użytkownika</text:span><text:span text:style-name="T113"> i </text:span><text:span text:style-name="T128">Adres e-mail</text:span><text:span text:style-name="T114"> <text:s/>pierwszą wartością </text:span><text:span text:style-name="T115">podaną w danych testowych </text:span><text:span text:style-name="T116">(</text:span><text:span text:style-name="T355">RPGFan17 </text:span><text:span text:style-name="T116">dla pola </text:span><text:span text:style-name="T129">Nazwa użytkownika</text:span><text:span text:style-name="T116"> i</text:span><text:span text:style-name="T356"> <text:s/></text:span><text:span text:style-name="T391">pierwszy adres e-mail wygenerowany na stronie</text:span><text:span text:style-name="T390"> </text:span><text:span text:style-name="T389">https://temp-mail.org/pl/</text:span><text:span text:style-name="T131"> </text:span><text:span text:style-name="T116">dla pola</text:span><text:span text:style-name="T129"> Adres e-mail</text:span><text:span text:style-name="T116">)</text:span></text:p>
      <text:p text:style-name="P87"><text:span text:style-name="T297">2</text:span>. <text:span text:style-name="T212">Uzupełnij pole </text:span><text:span text:style-name="T162">Hasło</text:span><text:span text:style-name="T212"> pierwszą wartością </text:span><text:span text:style-name="T287">podaną w danych testowych (Ag)</text:span></text:p>
      <text:p text:style-name="P91">3. Uzupełnij pole <text:span text:style-name="T158">Powtórz hasło</text:span> taką samą wartością jaką podałeś w punkcie <text:span text:style-name="T395">2</text:span></text:p>
      <text:p text:style-name="P112"><text:span text:style-name="T297">4</text:span>. Zaznacz opcję <text:span text:style-name="T158">Akceptuję Regulamin</text:span></text:p>
      <text:p text:style-name="P126">5. Kliknij przycisk<text:span text:style-name="T158"> Zarejestruj</text:span></text:p>
      <text:p text:style-name="P144"><text:span text:style-name="T185">6</text:span><text:span text:style-name="T158">. </text:span><text:span text:style-name="T185">Otwórz stronę </text:span><text:a xlink:type="simple" xlink:href="https://temp-mail.org/pl/" text:style-name="Internet_20_link" text:visited-style-name="Visited_20_Internet_20_Link">https://temp-mail.org/pl/</text:a><text:span text:style-name="T392"> </text:span><text:span text:style-name="T185">i sprawdź czy w skrzynce odbiorczej tymczasowego adresu e-mail widnieje wiadomość z linkiem aktywacyjnym do konta</text:span></text:p>
      <text:p text:style-name="P112"><text:span text:style-name="T399">7</text:span>. Powtórz test <text:span text:style-name="T310">tyle razy, ile wynosi liczba wartości podanych </text:span><text:span text:style-name="T314">w danych testowych</text:span><text:span text:style-name="T310"> dla pola Hasło.</text:span> <text:span text:style-name="T314">Za każdym razem </text:span>zmie<text:span text:style-name="T314">ń</text:span> wartość z punktu <text:span text:style-name="T384">1 i</text:span> <text:span text:style-name="T344">2</text:span> <text:span text:style-name="T297">na </text:span><text:span text:style-name="T301">kolejną</text:span><text:span text:style-name="T297"> podaną w danych testowych </text:span><text:span text:style-name="T301">dla p</text:span><text:span text:style-name="T384">ól</text:span><text:span text:style-name="T301"> </text:span><text:span text:style-name="T163">Nazwa użytkownika, Adres e-mail </text:span><text:span text:style-name="T179">i</text:span><text:span text:style-name="T163"> </text:span><text:span text:style-name="T164">Hasło </text:span><text:span text:style-name="T184">(dla pola Adres e-mail wygeneruj nowy adres e-mail)</text:span><text:span text:style-name="T164">.</text:span></text:p>
      <text:p text:style-name="P225"/>
      <text:p text:style-name="P178"><text:span text:style-name="T196">O</text:span>czekiwany rezultat:</text:p>
      <text:p text:style-name="P330"><text:span text:style-name="T227">Przycisk</text:span><text:span text:style-name="T236"> Zarejestruj </text:span><text:span text:style-name="T227">jest aktywny</text:span><text:span text:style-name="T236">, a jego k</text:span><text:span text:style-name="T227">liknięcie powoduje wysłani</text:span><text:span text:style-name="T228">e</text:span><text:span text:style-name="T227"> formularza </text:span><text:span text:style-name="T228">rejestracji</text:span><text:span text:style-name="T227">.</text:span></text:p>
      <text:p text:style-name="P238"/>
      <text:p text:style-name="P258">Warunki wyjściowe:</text:p>
      <text:p text:style-name="P238"><text:soft-page-break/><text:span text:style-name="T164">Użytkownik pozostaje na stronie rejestracji, </text:span><text:span text:style-name="T173">powinien on otrzymać wiadomość z linkiem aktywacyjnym na podany w rejestracji adres e-mail.</text:span></text:p>
      <text:p text:style-name="P267"/>
      <text:p text:style-name="P267"/>
      <text:p text:style-name="P291"><text:span text:style-name="T28">#TC</text:span><text:span text:style-name="T33">11</text:span><text:span text:style-name="T28">: </text:span><text:span text:style-name="T1">Użytkownik wysyła formularz z nieprawidłow</text:span><text:span text:style-name="T7">ym</text:span><text:span text:style-name="T1"> </text:span><text:span text:style-name="T10">linkiem do facebooka</text:span></text:p>
      <text:p text:style-name="P30"/>
      <text:p text:style-name="P165">Opis:<text:span text:style-name="T82"> Użytkownik próbuje zatwierdzić wysłanie formularza przy </text:span><text:span text:style-name="T84">podaniu </text:span><text:span text:style-name="T90">linku do facebooka</text:span><text:span text:style-name="T84"> o niewłaściw</text:span><text:span text:style-name="T86">ym</text:span><text:span text:style-name="T84"> </text:span><text:span text:style-name="T86">formacie</text:span><text:span text:style-name="T82"> w polu </text:span><text:span text:style-name="T194">Link do facebooka</text:span></text:p>
      <text:p text:style-name="P165">Dane testowe:</text:p>
      <text:p text:style-name="P71">Nazwa użytkownika: <text:span text:style-name="T353">RPGFan17</text:span><text:span text:style-name="T357">66</text:span></text:p>
      <text:p text:style-name="P71">Adres e-mail: <text:span text:style-name="T195">kowalskimariusz715@gmail.com</text:span></text:p>
      <text:p text:style-name="P71">Hasło: <text:span text:style-name="T369">Arkana</text:span><text:span text:style-name="T370">56$</text:span></text:p>
      <text:p text:style-name="P71">Powtórz hasło: <text:span text:style-name="T371">Arkana</text:span><text:span text:style-name="T372">56$</text:span></text:p>
      <text:p text:style-name="P143"><text:span text:style-name="T338">L</text:span>ink do facebooka: <text:span text:style-name="T387">AAAAAAqwewe12323</text:span><text:span text:style-name="T385">, </text:span><text:span text:style-name="T387">&lt;s&gt;Profil&lt;/s&gt;</text:span><text:span text:style-name="T385">, </text:span></text:p>
      <text:p text:style-name="P338">https://allegro.pl/dzial/moda</text:p>
      <text:p text:style-name="P165">Warunki wstępne:</text:p>
      <text:p text:style-name="P51">Użytkownik znajduje sie na stronie <text:a xlink:type="simple" xlink:href="https://localhost:3000/register" text:style-name="Internet_20_link" text:visited-style-name="Visited_20_Internet_20_Link">https://localhost:3000/register</text:a></text:p>
      <text:p text:style-name="P165">Kroki:</text:p>
      <text:p text:style-name="P51"/>
      <text:p text:style-name="P99"><text:span text:style-name="T297">1</text:span>. Uzupełnij pola <text:span text:style-name="T163">Nazwa użytkownika, </text:span><text:span text:style-name="T168">Adres e-mail, Hasło i Powtórz hasło</text:span> danymi testowymi</text:p>
      <text:p text:style-name="P88"><text:span text:style-name="T297">2</text:span>. <text:span text:style-name="T212">Uzupełnij pole </text:span><text:span text:style-name="T181">Link do facebooka</text:span><text:span text:style-name="T212"> pierwszą wartością </text:span><text:span text:style-name="T287">podaną w danych testowych (</text:span><text:span text:style-name="T387">AAAAAAqwewe12323</text:span><text:span text:style-name="T287">)</text:span></text:p>
      <text:p text:style-name="P113"><text:span text:style-name="T297">4</text:span>. Zaznacz opcję <text:span text:style-name="T158">Akceptuję Regulamin</text:span></text:p>
      <text:p text:style-name="P127">5.<text:span text:style-name="T158"> </text:span>Kliknij przycisk<text:span text:style-name="T158"> Zarejestruj</text:span></text:p>
      <text:p text:style-name="P113"><text:span text:style-name="T315">6</text:span>. Powtórz test <text:span text:style-name="T310">tyle razy, ile wynosi liczba wartości podanych </text:span><text:span text:style-name="T314">w danych testowych</text:span><text:span text:style-name="T310"> dla pola </text:span><text:span text:style-name="T181">Link do facebooka</text:span><text:span text:style-name="T310">.</text:span> <text:span text:style-name="T314">Za każdym razem </text:span>zmie<text:span text:style-name="T314">ń</text:span> wartość z punktu <text:span text:style-name="T344">2</text:span> <text:span text:style-name="T297">na </text:span><text:span text:style-name="T301">kolejną</text:span><text:span text:style-name="T297"> podaną w danych testowych </text:span><text:span text:style-name="T301">dla pola </text:span><text:span text:style-name="T181">Link do facebooka.</text:span></text:p>
      <text:p text:style-name="P226"/>
      <text:p text:style-name="P179"><text:span text:style-name="T196">O</text:span>czekiwany rezultat:</text:p>
      <text:p text:style-name="P331"><text:span text:style-name="T117">Za każdym razem w</text:span><text:span text:style-name="T109">yświetlany jest komunikat </text:span><text:span text:style-name="T242">o błędzie poniżej pola </text:span><text:span text:style-name="T238">Link do facebooka</text:span><text:span text:style-name="T236">. </text:span><text:span text:style-name="T227">Przycisk</text:span><text:span text:style-name="T236"> Zarejestruj </text:span><text:span text:style-name="T227">jest nieaktywny</text:span><text:span text:style-name="T236">, a jego k</text:span><text:span text:style-name="T227">liknięcie nie powoduje wysłania formularza.</text:span></text:p>
      <text:p text:style-name="P239"/>
      <text:p text:style-name="P259">Warunki wyjściowe:</text:p>
      <text:p text:style-name="P239"><text:span text:style-name="T165">Użytkownik pozostaje na stronie rejestracji i widzi komunikat o błędzie poniżej pola </text:span><text:span text:style-name="T181">Link do facebooka</text:span><text:span text:style-name="T168">.</text:span></text:p>
      <text:p text:style-name="P267"/>
      <text:p text:style-name="P267"/>
      <text:p text:style-name="P267"><text:soft-page-break/></text:p>
      <text:p text:style-name="P267"/>
      <text:p text:style-name="P267"/>
      <text:p text:style-name="P292"><text:span text:style-name="T28">#TC</text:span><text:span text:style-name="T32">1</text:span><text:span text:style-name="T34">2</text:span><text:span text:style-name="T28">: </text:span><text:span text:style-name="T1">Użytkownik </text:span><text:span text:style-name="T11">zakłada konto o danych konta, które już istnieje</text:span></text:p>
      <text:p text:style-name="P31"/>
      <text:p text:style-name="P166">Opis:<text:span text:style-name="T82"> Użytkownik próbuje zatwierdzić wysłanie formularza przy </text:span><text:span text:style-name="T84">podaniu </text:span><text:span text:style-name="T91">danych</text:span><text:span text:style-name="T84"> </text:span><text:span text:style-name="T91">identycznych z danymi istniejącego już konta użytkownika (użyto danych z przypadku testowego #TC8). </text:span><text:span text:style-name="T396">Wymaga wykonania przypadku testowego #TC8.</text:span></text:p>
      <text:p text:style-name="P166">Dane testowe:</text:p>
      <text:p text:style-name="P72">Nazwa użytkownika: <text:span text:style-name="T162"><text:s/></text:span><text:span text:style-name="T353">RPGFan17</text:span></text:p>
      <text:p text:style-name="P332"><text:span text:style-name="T112">Adres e-mail: </text:span><text:a xlink:type="simple" xlink:href="mailto:kowalskimariusz715@gmail.com" text:style-name="Internet_20_link" text:visited-style-name="Visited_20_Internet_20_Link"><text:span text:style-name="T132">kowalskimariusz715@gmail.com</text:span></text:a></text:p>
      <text:p text:style-name="P72">Hasło: <text:span text:style-name="T325">Arkana56$</text:span></text:p>
      <text:p text:style-name="P72">Powtórz hasło: <text:span text:style-name="T325">Arkana56$</text:span></text:p>
      <text:p text:style-name="P166">Warunki wstępne:</text:p>
      <text:p text:style-name="P52">Użytkownik znajduje sie na stronie <text:a xlink:type="simple" xlink:href="https://localhost:3000/register" text:style-name="Internet_20_link" text:visited-style-name="Visited_20_Internet_20_Link">https://localhost:3000/register</text:a></text:p>
      <text:p text:style-name="P166">Kroki:</text:p>
      <text:p text:style-name="P52"/>
      <text:p text:style-name="P332"><text:span text:style-name="T113">1</text:span><text:span text:style-name="T114">. Uzupełnij pola </text:span><text:span text:style-name="T128">Nazwa użytkownika</text:span><text:span text:style-name="T113">, </text:span><text:span text:style-name="T128">Adres e-mail</text:span><text:span text:style-name="T113">, </text:span><text:span text:style-name="T130">Hasło</text:span><text:span text:style-name="T118"> i </text:span><text:span text:style-name="T130">Powtórz hasło</text:span><text:span text:style-name="T118"> danymi testowymi.</text:span></text:p>
      <text:p text:style-name="P114"><text:span text:style-name="T422">2</text:span>. Zaznacz opcję <text:span text:style-name="T158">Akceptuję Regulamin</text:span></text:p>
      <text:p text:style-name="P128"><text:span text:style-name="T422">3</text:span>. Kliknij przycisk<text:span text:style-name="T158"> Zarejestruj</text:span></text:p>
      <text:p text:style-name="P227"/>
      <text:p text:style-name="P180"><text:span text:style-name="T196">O</text:span>czekiwany rezultat:</text:p>
      <text:p text:style-name="P332"><text:span text:style-name="T227">Przycisk</text:span><text:span text:style-name="T236"> Zarejestruj </text:span><text:span text:style-name="T227">jest aktywny</text:span><text:span text:style-name="T236">, a jego k</text:span><text:span text:style-name="T227">liknięcie powoduje </text:span><text:span text:style-name="T229">wyświetlenie komunikatu o tym, że w systemie istnieje już użytkownik o podanych danych</text:span><text:span text:style-name="T227">.</text:span></text:p>
      <text:p text:style-name="P240"/>
      <text:p text:style-name="P260">Warunki wyjściowe:</text:p>
      <text:p text:style-name="P240"><text:span text:style-name="T164">Użytkownik pozostaje na stronie rejestracji </text:span><text:span text:style-name="T182">i widzi komunikat o błędzie</text:span><text:span text:style-name="T173">.</text:span></text:p>
      <text:p text:style-name="P268"/>
      <text:p text:style-name="P268"/>
      <text:p text:style-name="P268"/>
      <text:p text:style-name="P268"/>
      <text:p text:style-name="P268"/>
      <text:p text:style-name="P268"/>
      <text:p text:style-name="P268"/>
      <text:p text:style-name="P268"/>
      <text:p text:style-name="P268"/>
      <text:p text:style-name="P268"/>
      <text:p text:style-name="P268"><text:soft-page-break/></text:p>
      <text:p text:style-name="P350"/>
      <text:p text:style-name="P294"><text:span text:style-name="T28">#TC</text:span><text:span text:style-name="T37">13</text:span><text:span text:style-name="T28">: </text:span><text:span text:style-name="T1">Użytkownik wysyła formularz </text:span><text:span text:style-name="T26">bez akceptacji Regulaminu</text:span></text:p>
      <text:p text:style-name="P33"/>
      <text:p text:style-name="P168">Opis:<text:span text:style-name="T82"> Użytkownik próbuje zatwierdzić wysłanie formularza przy </text:span><text:span text:style-name="T84">podaniu </text:span><text:span text:style-name="T89">wszystkich </text:span><text:span text:style-name="T106">wymaganych</text:span><text:span text:style-name="T89"> prawidłowych danych, </text:span><text:span text:style-name="T106">jednak bez zaakceptowania Regulaminu</text:span></text:p>
      <text:p text:style-name="P352"/>
      <text:p text:style-name="P168">Dane testowe:</text:p>
      <text:p text:style-name="P73">Nazwa użytkownika: <text:span text:style-name="T162"><text:s/></text:span><text:span text:style-name="T353">RPGFan17</text:span></text:p>
      <text:p text:style-name="P349"><text:span text:style-name="T112">Adres e-mail: </text:span><text:span text:style-name="T132">kowalskimariusz715@gmail.com</text:span></text:p>
      <text:p text:style-name="P73">Hasło: <text:span text:style-name="T325">Arkana56$</text:span></text:p>
      <text:p text:style-name="P249">Powtórz hasło: <text:span text:style-name="T325">Arkana56$</text:span></text:p>
      <text:p text:style-name="P353"/>
      <text:p text:style-name="P168">Warunki wstępne:</text:p>
      <text:p text:style-name="P54">Użytkownik znajduje sie na stronie <text:a xlink:type="simple" xlink:href="https://localhost:3000/register" text:style-name="Internet_20_link" text:visited-style-name="Visited_20_Internet_20_Link">https://localhost:3000/register</text:a></text:p>
      <text:p text:style-name="P168"/>
      <text:p text:style-name="P168">Kroki:</text:p>
      <text:p text:style-name="P54"/>
      <text:p text:style-name="P100"><text:span text:style-name="T297">1</text:span>. Uzupełnij pola <text:span text:style-name="T163">Nazwa użytkownika, Adres e-mail, </text:span><text:span text:style-name="T173">Hasło </text:span><text:span text:style-name="T187">i</text:span><text:span text:style-name="T173"> Powtórz hasło </text:span>danymi testowymi</text:p>
      <text:p text:style-name="P115"><text:span text:style-name="T373">2</text:span>. <text:span text:style-name="T421">Nie z</text:span>aznacz<text:span text:style-name="T421">aj</text:span> opcj<text:span text:style-name="T421">i</text:span> <text:span text:style-name="T158">Akceptuję Regulamin</text:span></text:p>
      <text:p text:style-name="P130"><text:span text:style-name="T396">3</text:span>. Kliknij przycisk<text:span text:style-name="T158"> Zarejestruj</text:span></text:p>
      <text:p text:style-name="P40"/>
      <text:p text:style-name="P263"><text:span text:style-name="T196">O</text:span><text:span text:style-name="T347">czekiwany rezultat:</text:span></text:p>
      <text:p text:style-name="P263"/>
      <text:p text:style-name="P248">Przycisk <text:span text:style-name="T158">Zarejestruj</text:span> jest niedostępny, a jego kliknięcie nie powoduje żadnej akcji (komunikat o utworzeniu konta użytkownika lub przekierowanie na inną stronę aplikacji).</text:p>
      <text:p text:style-name="P248"/>
      <text:p text:style-name="P262">Warunki wyjściowe:</text:p>
      <text:p text:style-name="P262"/>
      <text:p text:style-name="P248">Użytkownik pozostaje na stronie rejestracji</text:p>
      <text:p text:style-name="P354"/>
      <text:p text:style-name="P354"/>
      <text:p text:style-name="P354"/>
      <text:p text:style-name="P354"/>
      <text:p text:style-name="P354"/>
      <text:p text:style-name="P354"><text:soft-page-break/></text:p>
      <text:p text:style-name="P354"/>
      <text:p text:style-name="P194"><text:span text:style-name="T210">Funkcjonalność:</text:span><text:span text:style-name="T1"> Generowanie losowych i tworzenie własnych postaci</text:span></text:p>
      <text:p text:style-name="P303"/>
      <text:p text:style-name="P293"><text:span text:style-name="T28">#TC1</text:span><text:span text:style-name="T38">4</text:span><text:span text:style-name="T28">:</text:span><text:span text:style-name="T1"> </text:span><text:span text:style-name="T12">Zalogowany użytkownik </text:span><text:span text:style-name="T13">generuje losowe statystyki postaci</text:span><text:span text:style-name="T12"> i zapisuje postać</text:span></text:p>
      <text:p text:style-name="P32"/>
      <text:p text:style-name="P167">Opis:<text:span text:style-name="T82"> </text:span><text:span text:style-name="T92">Zalogowany użytkownik tworzy postać z wykorzystaniem </text:span><text:span text:style-name="T93">metody losowego generowania statystyk postaci</text:span><text:span text:style-name="T92">, a następnie zapisuje </text:span><text:span text:style-name="T93">postać</text:span></text:p>
      <text:p text:style-name="P167">Dane testowe: -</text:p>
      <text:p text:style-name="P340"/>
      <text:p text:style-name="P167">Warunki wstępne:</text:p>
      <text:p text:style-name="P167"/>
      <text:p text:style-name="P145">Użytkownik jest zalogowany i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197">Postać</text:span> w <text:span text:style-name="T197">Menu</text:span></text:p>
      <text:p text:style-name="P146">3. Powtórz krok nr 1</text:p>
      <text:p text:style-name="P145">3. Kliknij przycisk <text:span text:style-name="T197">Generuj losowe statystyki</text:span></text:p>
      <text:p text:style-name="P147">4. Kliknij przycisk <text:span text:style-name="T197">Zapisz</text:span> na dole strony</text:p>
      <text:p text:style-name="P35"/>
      <text:p text:style-name="P228"/>
      <text:p text:style-name="P181"><text:span text:style-name="T196">O</text:span>czekiwany rezultat:</text:p>
      <text:p text:style-name="P241"/>
      <text:p text:style-name="P341"><text:span text:style-name="T227">P</text:span><text:span text:style-name="T226">onowne kliknięcie przycisku </text:span><text:span text:style-name="T244">Menu</text:span><text:span text:style-name="T226"> na ekranie tworzenia postaci powoduje zamknięcie wysuniętego menu.</text:span></text:p>
      <text:p text:style-name="P242">Postać zostaje zapisana, użytkownik widzi ekran opisu postaci</text:p>
      <text:p text:style-name="P241"/>
      <text:p text:style-name="P261">Warunki wyjściowe:</text:p>
      <text:p text:style-name="P261"/>
      <text:p text:style-name="P242">Użytkownik znajduje się na ekranie opisu postaci</text:p>
      <text:p text:style-name="P242"/>
      <text:p text:style-name="P242"/>
      <text:p text:style-name="P242"/>
      <text:p text:style-name="P242"/>
      <text:p text:style-name="P242"><text:soft-page-break/></text:p>
      <text:p text:style-name="P242"/>
      <text:p text:style-name="P242"/>
      <text:p text:style-name="P293"><text:span text:style-name="T28">#TC</text:span><text:span text:style-name="T38">15</text:span><text:span text:style-name="T28">:</text:span><text:span text:style-name="T1"> </text:span><text:span text:style-name="T14">Sprawdzenie </text:span><text:span text:style-name="T15">czy </text:span><text:span text:style-name="T14">opcj</text:span><text:span text:style-name="T15">a</text:span><text:span text:style-name="T14"> generowania pojedynczej cechy postaci </text:span><text:span text:style-name="T15">działa prawidłowo</text:span></text:p>
      <text:p text:style-name="P32"/>
      <text:p text:style-name="P167">Opis:<text:span text:style-name="T82"> </text:span><text:span text:style-name="T94">U</text:span><text:span text:style-name="T92">żytkownik tworzy postać z wykorzystaniem </text:span><text:span text:style-name="T93">metody </text:span><text:span text:style-name="T95">pojedyncz</text:span><text:span text:style-name="T93">ego generowania </text:span><text:span text:style-name="T95">cechy</text:span><text:span text:style-name="T93"> postaci</text:span></text:p>
      <text:p text:style-name="P167">Dane testowe: -</text:p>
      <text:p text:style-name="P340"/>
      <text:p text:style-name="P167">Warunki wstępne:</text:p>
      <text:p text:style-name="P167"/>
      <text:p text:style-name="P145">Użytkownik <text:span text:style-name="T403">jest zalogowany i</text:span>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197">Postać</text:span> w <text:span text:style-name="T197">Menu</text:span></text:p>
      <text:p text:style-name="P145">3. Kliknij przycisk <text:span text:style-name="T197">Generuj losowe statystyki</text:span></text:p>
      <text:p text:style-name="P148">4. Powtórz kliknięcie przycisku <draw:frame draw:style-name="fr1" draw:name="Obraz1" text:anchor-type="char" svg:x="6.71cm" svg:y="0.048cm" svg:width="0.741cm" svg:height="0.663cm" draw:z-index="0"><draw:image xlink:href="Pictures/100000000000002600000027D806C59B88686209.png" xlink:type="simple" xlink:show="embed" xlink:actuate="onLoad" draw:mime-type="image/png"/></draw:frame><text:s text:c="13"/>dla każdego pola z nazwą cechy</text:p>
      <text:p text:style-name="P147"/>
      <text:p text:style-name="P228"/>
      <text:p text:style-name="P181"><text:span text:style-name="T196">O</text:span>czekiwany rezultat:</text:p>
      <text:p text:style-name="P241"/>
      <text:p text:style-name="P342"><text:span text:style-name="T226">Z każdym kliknięciem przycisku </text:span><draw:frame draw:style-name="fr1" draw:name="Obraz2" text:anchor-type="char" svg:x="7.047cm" svg:y="0.048cm" svg:width="0.741cm" svg:height="0.663cm" draw:z-index="1"><draw:image xlink:href="Pictures/100000000000002600000027D806C59B88686209.png" xlink:type="simple" xlink:show="embed" xlink:actuate="onLoad" draw:mime-type="image/png"/></draw:frame><text:span text:style-name="T226">zostaje wygenerowana nowa cecha postaci </text:span><text:span text:style-name="T230">inna od wylosowanej za pomocą kliknięcia przycisku </text:span><text:span text:style-name="T245">Generuj losowe statystyki.</text:span></text:p>
      <text:p text:style-name="P241"/>
      <text:p text:style-name="P261">Warunki wyjściowe:</text:p>
      <text:p text:style-name="P261"/>
      <text:p text:style-name="P242">Użytkownik znajduje się na ekranie <text:span text:style-name="T404">tworzenia postaci, wszystkie statystyki postaci zostają wygenerowane.</text:span></text:p>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93"><text:span text:style-name="T28">#TC</text:span><text:span text:style-name="T38">16</text:span><text:span text:style-name="T28">:</text:span><text:span text:style-name="T1"> </text:span><text:span text:style-name="T14">Sprawdzenie </text:span><text:span text:style-name="T15">czy </text:span><text:span text:style-name="T14">opcj</text:span><text:span text:style-name="T15">a</text:span><text:span text:style-name="T14"> </text:span><text:span text:style-name="T15">ręcznego</text:span><text:span text:style-name="T14"> </text:span><text:span text:style-name="T15">wyboru</text:span><text:span text:style-name="T14"> cechy postaci </text:span><text:span text:style-name="T15">działa prawidłowo</text:span></text:p>
      <text:p text:style-name="P32"/>
      <text:p text:style-name="P167">Opis:<text:span text:style-name="T82"> </text:span><text:span text:style-name="T96">U</text:span><text:span text:style-name="T92">żytkownik tworzy postać z wykorzystaniem </text:span><text:span text:style-name="T93">metody </text:span><text:span text:style-name="T96">ręcznego</text:span><text:span text:style-name="T93"> </text:span><text:span text:style-name="T96">wyboru</text:span><text:span text:style-name="T93"> statystyk postaci</text:span></text:p>
      <text:p text:style-name="P167">Dane testowe: -</text:p>
      <text:p text:style-name="P340"/>
      <text:p text:style-name="P167">Warunki wstępne:</text:p>
      <text:p text:style-name="P167"/>
      <text:p text:style-name="P145">Użytkownik <text:span text:style-name="T403">jest zalogowany i </text:span>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197">Postać</text:span> w <text:span text:style-name="T197">Menu</text:span></text:p>
      <text:p text:style-name="P145">3. <text:span text:style-name="T405">Kliknij pole przyporządkowane do każdej cechy postaci, a nastepnie wybierz lub wpisz wartość, która ma reprezentować daną cechę. Powtórz to działanie dla każdego pola statystyk postaci.</text:span></text:p>
      <text:p text:style-name="P147"/>
      <text:p text:style-name="P35"/>
      <text:p text:style-name="P228"/>
      <text:p text:style-name="P181"><text:span text:style-name="T196">O</text:span>czekiwany rezultat:</text:p>
      <text:p text:style-name="P241"/>
      <text:p text:style-name="P343"><text:span text:style-name="T226">Każde pole w sekcji statystyki postaci zostaje wypełnione danymi, przycisk </text:span><text:span text:style-name="T246">Z</text:span><text:span text:style-name="T244">apisz</text:span><text:span text:style-name="T226"> jest aktywny</text:span></text:p>
      <text:p text:style-name="P241"/>
      <text:p text:style-name="P261">Warunki wyjściowe:</text:p>
      <text:p text:style-name="P261"/>
      <text:p text:style-name="P242">Użytkownik znajduje się na ekranie <text:span text:style-name="T404">tworzenia postaci </text:span><text:span text:style-name="T406">i widzi</text:span><text:span text:style-name="T404"> </text:span><text:span text:style-name="T406">wygenerowane</text:span><text:span text:style-name="T404"> statystyki postaci.</text:span></text:p>
      <text:p text:style-name="P242"/>
      <text:p text:style-name="P242"/>
      <text:p text:style-name="P242"/>
      <text:p text:style-name="P242"/>
      <text:p text:style-name="P242"/>
      <text:p text:style-name="P242"/>
      <text:p text:style-name="P242"><text:soft-page-break/></text:p>
      <text:p text:style-name="P242"/>
      <text:p text:style-name="P242"/>
      <text:p text:style-name="P293"><text:span text:style-name="T28">#TC</text:span><text:span text:style-name="T38">17</text:span><text:span text:style-name="T28">:</text:span><text:span text:style-name="T1"> </text:span><text:span text:style-name="T14">Sprawdzenie </text:span><text:span text:style-name="T15">czy </text:span><text:span text:style-name="T14">opcj</text:span><text:span text:style-name="T16">e</text:span><text:span text:style-name="T14"> generowania </text:span><text:span text:style-name="T16">umiejętności bojowych</text:span><text:span text:style-name="T14"> postaci </text:span><text:span text:style-name="T15">działa</text:span><text:span text:style-name="T16">ją</text:span><text:span text:style-name="T15"> prawidłowo</text:span></text:p>
      <text:p text:style-name="P32"/>
      <text:p text:style-name="P167">Opis:<text:span text:style-name="T82"> </text:span><text:span text:style-name="T94">U</text:span><text:span text:style-name="T92">żytkownik </text:span><text:span text:style-name="T97">generuje na nowo umiejętności bojowe postaci (statystyki bazowe i obecne) </text:span></text:p>
      <text:p text:style-name="P167">Dane testowe: -</text:p>
      <text:p text:style-name="P340"/>
      <text:p text:style-name="P167">Warunki wstępne:</text:p>
      <text:p text:style-name="P167"/>
      <text:p text:style-name="P145">Użytkownik <text:span text:style-name="T403">jest zalogowany i</text:span>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197">Postać</text:span> w <text:span text:style-name="T197">Menu</text:span></text:p>
      <text:p text:style-name="P145">3. Kliknij przycisk <text:span text:style-name="T197">Generuj losowe statystyki</text:span></text:p>
      <text:p text:style-name="P148">4. <text:span text:style-name="T406">Kliknij przycisk </text:span><text:span text:style-name="T204">Wylosuj statystyki Bazowe</text:span></text:p>
      <text:p text:style-name="P149">5. Kliknij przycisk <text:span text:style-name="T197">Wylosuj statystyki Obecne</text:span></text:p>
      <text:p text:style-name="P147"/>
      <text:p text:style-name="P228"/>
      <text:p text:style-name="P181"><text:span text:style-name="T196">O</text:span>czekiwany rezultat:</text:p>
      <text:p text:style-name="P241"/>
      <text:p text:style-name="P344"><text:span text:style-name="T231">K</text:span><text:span text:style-name="T226">liknięcie przycisku</text:span><text:span text:style-name="T244"> Wylosuj statystyki Bazowe </text:span><text:span text:style-name="T226">powoduje zmianę wartości w sekcji</text:span><text:span text:style-name="T244"> Baza. </text:span><text:span text:style-name="T226">Kliknięcie</text:span><text:span text:style-name="T244"> </text:span><text:span text:style-name="T226">przycisku </text:span><text:span text:style-name="T244">Wylosuj statystyki Obecne </text:span><text:span text:style-name="T226">powoduje zmianę wartości w sekcji</text:span><text:span text:style-name="T244"> Obecnie. </text:span><text:span text:style-name="T226">Przycisk</text:span><text:span text:style-name="T244"> Zapisz </text:span><text:span text:style-name="T226">jest aktywny.</text:span></text:p>
      <text:p text:style-name="P241"/>
      <text:p text:style-name="P261">Warunki wyjściowe:</text:p>
      <text:p text:style-name="P261"/>
      <text:p text:style-name="P242">Użytkownik znajduje się na ekranie <text:span text:style-name="T404">tworzenia postaci </text:span><text:span text:style-name="T406">i widzi</text:span><text:span text:style-name="T404"> </text:span><text:span text:style-name="T406">wygenerowane</text:span><text:span text:style-name="T404"> statystyki postaci.</text:span></text:p>
      <text:p text:style-name="P242"/>
      <text:p text:style-name="P242"/>
      <text:p text:style-name="P242"/>
      <text:p text:style-name="P242"/>
      <text:p text:style-name="P242"/>
      <text:p text:style-name="P242"/>
      <text:p text:style-name="P242"><text:soft-page-break/></text:p>
      <text:p text:style-name="P242"/>
      <text:p text:style-name="P242"/>
      <text:p text:style-name="P293"><text:span text:style-name="T28">#TC</text:span><text:span text:style-name="T38">18</text:span><text:span text:style-name="T28">:</text:span><text:span text:style-name="T1"> </text:span><text:span text:style-name="T17">Niez</text:span><text:span text:style-name="T12">alogowany użytkownik </text:span><text:span text:style-name="T13">generuje losowe statystyki postaci</text:span><text:span text:style-name="T12"> i </text:span><text:span text:style-name="T17">próbuje </text:span><text:span text:style-name="T12">zapis</text:span><text:span text:style-name="T17">ać</text:span><text:span text:style-name="T12"> postać</text:span></text:p>
      <text:p text:style-name="P32"/>
      <text:p text:style-name="P167">Opis:<text:span text:style-name="T82"> </text:span><text:span text:style-name="T98">Niez</text:span><text:span text:style-name="T92">alogowany użytkownik tworzy postać z wykorzystaniem </text:span><text:span text:style-name="T93">metody losowego generowania statystyk postaci</text:span><text:span text:style-name="T92">, a następnie </text:span><text:span text:style-name="T98">próbuje</text:span><text:span text:style-name="T92"> zapis</text:span><text:span text:style-name="T98">ać</text:span><text:span text:style-name="T92"> </text:span><text:span text:style-name="T93">postać</text:span></text:p>
      <text:p text:style-name="P167">Dane testowe: -</text:p>
      <text:p text:style-name="P340"/>
      <text:p text:style-name="P167">Warunki wstępne:</text:p>
      <text:p text:style-name="P167"/>
      <text:p text:style-name="P145">Użytkownik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197">Postać</text:span> w <text:span text:style-name="T197">Menu</text:span></text:p>
      <text:p text:style-name="P145">3. Kliknij przycisk <text:span text:style-name="T197">Generuj losowe statystyki</text:span></text:p>
      <text:p text:style-name="P147">4. Kliknij przycisk <text:span text:style-name="T197">Zapisz</text:span> na dole strony</text:p>
      <text:p text:style-name="P35"/>
      <text:p text:style-name="P228"/>
      <text:p text:style-name="P181"><text:span text:style-name="T196">O</text:span>czekiwany rezultat:</text:p>
      <text:p text:style-name="P241"/>
      <text:p text:style-name="P345"><text:span text:style-name="T226">Użytkownik widzi komunikat </text:span><text:span text:style-name="T262">Aby zapisać postać w bazie danych, musisz być zalogowany </text:span><text:span text:style-name="T232">na ekranie tworzenia postaci</text:span><text:span text:style-name="T226">.</text:span><text:span text:style-name="T262"> </text:span><text:span text:style-name="T226">Poniżej komunikatu wyświetlany jest napis o treści </text:span><text:span text:style-name="T244">Zaloguj się.</text:span></text:p>
      <text:p text:style-name="P207"><text:span text:style-name="T266">Kliknięcie przycisku </text:span><text:span text:style-name="T244">Zapisz</text:span><text:span text:style-name="T266"> nie powoduje zapisania postaci, przycisk jest wyszarzony (nieaktywny).</text:span></text:p>
      <text:p text:style-name="P241"/>
      <text:p text:style-name="P261">Warunki wyjściowe:</text:p>
      <text:p text:style-name="P261"/>
      <text:p text:style-name="P242">Użytkownik znajduje się na ekranie <text:span text:style-name="T407">tworzenia postaci.</text:span></text:p>
      <text:p text:style-name="P242"/>
      <text:p text:style-name="P242"/>
      <text:p text:style-name="P242"/>
      <text:p text:style-name="P242"/>
      <text:p text:style-name="P242"/>
      <text:p text:style-name="P242"/>
      <text:p text:style-name="P242"><text:soft-page-break/></text:p>
      <text:p text:style-name="P242"/>
      <text:p text:style-name="P242"/>
      <text:p text:style-name="P293"><text:span text:style-name="T28">#TC</text:span><text:span text:style-name="T38">19</text:span><text:span text:style-name="T28">:</text:span><text:span text:style-name="T1"> </text:span><text:span text:style-name="T17">Niez</text:span><text:span text:style-name="T12">alogowany użytkownik </text:span><text:span text:style-name="T18">przechodzi do tworzenia</text:span><text:span text:style-name="T13"> postaci, </text:span><text:span text:style-name="T17">loguje się</text:span><text:span text:style-name="T12"> i </text:span><text:span text:style-name="T17">próbuje </text:span><text:span text:style-name="T12">zapis</text:span><text:span text:style-name="T17">ać</text:span><text:span text:style-name="T12"> postać</text:span></text:p>
      <text:p text:style-name="P32"/>
      <text:p text:style-name="P167">Opis:<text:span text:style-name="T82"> </text:span><text:span text:style-name="T98">Niez</text:span><text:span text:style-name="T92">alogowany użytkownik tworzy postać z wykorzystaniem </text:span><text:span text:style-name="T93">metody losowego generowania statystyk postaci</text:span><text:span text:style-name="T92">, </text:span><text:span text:style-name="T98">loguje się na swoje konto, </text:span><text:span text:style-name="T92">a następnie zapisuje </text:span><text:span text:style-name="T93">postać</text:span></text:p>
      <text:p text:style-name="P167">Dane testowe: </text:p>
      <text:p text:style-name="P167"/>
      <text:p text:style-name="P190"><text:span text:style-name="T188">Nazwa użytkownika:</text:span> <text:span text:style-name="T82">Ryuuken</text:span></text:p>
      <text:p text:style-name="P190"><text:span text:style-name="T188">Hasło:</text:span> <text:span text:style-name="T82">Testing_71@</text:span></text:p>
      <text:p text:style-name="P340"/>
      <text:p text:style-name="P167">Warunki wstępne:</text:p>
      <text:p text:style-name="P167"/>
      <text:p text:style-name="P145">Użytkownik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197">Postać</text:span> w <text:span text:style-name="T197">Menu</text:span></text:p>
      <text:p text:style-name="P150">3. Kliknij opcję<text:span text:style-name="T197"> Zaloguj się </text:span>poniżej komunikatu<text:span text:style-name="T197"> </text:span><text:span text:style-name="T264">Aby zapisać postać w bazie danych, musisz być zalogowany.</text:span></text:p>
      <text:p text:style-name="P150"><text:span text:style-name="T252">4. </text:span><text:span text:style-name="T247">Zaloguj się z użyciem danych podanych w danych testowych</text:span></text:p>
      <text:p text:style-name="P243">5. Powtórz instrukcję zawartą w punkcie 2</text:p>
      <text:p text:style-name="P145"><text:span text:style-name="T408">5</text:span>. Kliknij przycisk <text:span text:style-name="T197">Generuj losowe statystyki</text:span></text:p>
      <text:p text:style-name="P147">4. Kliknij przycisk <text:span text:style-name="T197">Zapisz</text:span> na dole strony</text:p>
      <text:p text:style-name="P35"/>
      <text:p text:style-name="P228"/>
      <text:p text:style-name="P181"><text:span text:style-name="T196">O</text:span>czekiwany rezultat:</text:p>
      <text:p text:style-name="P241"/>
      <text:p text:style-name="P208"><text:span text:style-name="T266">Po kliknięciu opcji</text:span><text:span text:style-name="T244"> Zaloguj się, </text:span><text:span text:style-name="T266">użytkownik zostaje przekierowany do strony logowania, logując się przechodzi do strony głównej z wysuniętym</text:span><text:span text:style-name="T244"> Menu</text:span><text:span text:style-name="T266">,</text:span><text:span text:style-name="T244"> </text:span><text:span text:style-name="T266">skąd może przejść do ekranu tworzenia postaci. Wygenerowanie wszystkich statystyk postaci i kliknięcie przycisku</text:span><text:span text:style-name="T244"> Zapisz </text:span><text:span text:style-name="T266">powoduje zapisanie postaci w bazie danych.</text:span></text:p>
      <text:p text:style-name="P241"/>
      <text:p text:style-name="P261">Warunki wyjściowe:</text:p>
      <text:p text:style-name="P261"><text:soft-page-break/></text:p>
      <text:p text:style-name="P242">Użytkownik znajduje się na ekranie <text:span text:style-name="T408">opisu</text:span><text:span text:style-name="T407"> postaci.</text:span></text:p>
      <text:p text:style-name="P242"/>
      <text:p text:style-name="P271"><text:span text:style-name="T210">Funkcjonalność:</text:span><text:span text:style-name="T1"> Stworzenie nowej historii</text:span></text:p>
      <text:p text:style-name="P303"/>
      <text:p text:style-name="P293"><text:span text:style-name="T28">#TC</text:span><text:span text:style-name="T38">20</text:span><text:span text:style-name="T28">:</text:span><text:span text:style-name="T1"> </text:span><text:span text:style-name="T12">Zalogowany użytkownik </text:span><text:span text:style-name="T19">tworzy nową historię, a następnie </text:span><text:span text:style-name="T12">zapisuje </text:span><text:span text:style-name="T19">ją</text:span></text:p>
      <text:p text:style-name="P32"/>
      <text:p text:style-name="P167">Opis:<text:span text:style-name="T82"> </text:span><text:span text:style-name="T92">Zalogowany użytkownik tworzy </text:span><text:span text:style-name="T99">nową historię</text:span><text:span text:style-name="T92"> </text:span><text:span text:style-name="T99">podając wszystkie wymagane dane</text:span><text:span text:style-name="T92">, a następnie zapisuje </text:span><text:span text:style-name="T99">ją</text:span></text:p>
      <text:p text:style-name="P167">Dane testowe:</text:p>
      <text:p text:style-name="P151"><text:span text:style-name="T158">Dzień:</text:span> 20</text:p>
      <text:p text:style-name="P151"><text:span text:style-name="T158">Miesiąc:</text:span> Nachexen</text:p>
      <text:p text:style-name="P151"><text:span text:style-name="T158">Rok:</text:span> 2652</text:p>
      <text:p text:style-name="P151"><text:span text:style-name="T158">Tytuł:</text:span> Przybycie</text:p>
      <text:p text:style-name="P151"><text:span text:style-name="T158">Miejsce:</text:span> Ahlenhof</text:p>
      <text:p text:style-name="P151"><text:span text:style-name="T158">Opis:</text:span> Początek</text:p>
      <text:p text:style-name="P340"/>
      <text:p text:style-name="P167">Warunki wstępne:</text:p>
      <text:p text:style-name="P167"/>
      <text:p text:style-name="P145">Użytkownik jest zalogowany i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205">Historię</text:span> w <text:span text:style-name="T197">Menu</text:span></text:p>
      <text:p text:style-name="P146">3. <text:span text:style-name="T409">Uzupełnij </text:span><text:span text:style-name="T410">pola danymi testowymi</text:span></text:p>
      <text:p text:style-name="P145"><text:span text:style-name="T411">4</text:span>. Kliknij przycisk <text:span text:style-name="T206">Zapisz</text:span></text:p>
      <text:p text:style-name="P147"><text:span text:style-name="T411">5</text:span>. Kliknij p<text:span text:style-name="T410">oza obszarem okna z podglądem historii</text:span></text:p>
      <text:p text:style-name="P35"/>
      <text:p text:style-name="P228"/>
      <text:p text:style-name="P181"><text:span text:style-name="T196">O</text:span>czekiwany rezultat:</text:p>
      <text:p text:style-name="P244"/>
      <text:p text:style-name="P346"><text:span text:style-name="T233">Historia </text:span><text:span text:style-name="T226">zostaje zapisana</text:span></text:p>
      <text:p text:style-name="P241"/>
      <text:p text:style-name="P261">Warunki wyjściowe:</text:p>
      <text:p text:style-name="P261"/>
      <text:p text:style-name="P242">Użytkownik znajduje się na ekranie, <text:span text:style-name="T410">który zawiera katolog stworzonych przez niego historii.</text:span></text:p>
      <text:p text:style-name="P242"><text:soft-page-break/></text:p>
      <text:p text:style-name="P242"/>
      <text:p text:style-name="P242"/>
      <text:p text:style-name="P293"><text:span text:style-name="T28">#TC</text:span><text:span text:style-name="T35">2</text:span><text:span text:style-name="T38">1</text:span><text:span text:style-name="T28">:</text:span><text:span text:style-name="T1"> </text:span><text:span text:style-name="T17">Niez</text:span><text:span text:style-name="T12">alogowany użytkownik </text:span><text:span text:style-name="T20">uzupełnia dane o historii</text:span><text:span text:style-name="T12"> i </text:span><text:span text:style-name="T17">próbuje </text:span><text:span text:style-name="T20">ją </text:span><text:span text:style-name="T12">zapis</text:span><text:span text:style-name="T17">ać</text:span></text:p>
      <text:p text:style-name="P32"/>
      <text:p text:style-name="P167">Opis:<text:span text:style-name="T82"> </text:span><text:span text:style-name="T98">Niez</text:span><text:span text:style-name="T92">alogowany użytkownik tworzy </text:span><text:span text:style-name="T100">tworzy nową historię</text:span><text:span text:style-name="T92">, a następnie </text:span><text:span text:style-name="T98">próbuje </text:span><text:span text:style-name="T100">ją</text:span><text:span text:style-name="T92"> zapis</text:span><text:span text:style-name="T98">ać</text:span></text:p>
      <text:p text:style-name="P167">Dane testowe:</text:p>
      <text:p text:style-name="P151"><text:span text:style-name="T158">Dzień:</text:span> 2<text:span text:style-name="T412">5</text:span></text:p>
      <text:p text:style-name="P151"><text:span text:style-name="T158">Miesiąc:</text:span> Nachexen</text:p>
      <text:p text:style-name="P151"><text:span text:style-name="T158">Rok:</text:span> 265<text:span text:style-name="T412">7</text:span></text:p>
      <text:p text:style-name="P151"><text:span text:style-name="T158">Tytuł:</text:span> Przybycie</text:p>
      <text:p text:style-name="P151"><text:span text:style-name="T158">Miejsce:</text:span> Ahlenhof</text:p>
      <text:p text:style-name="P151"><text:span text:style-name="T158">Opis:</text:span> Początek</text:p>
      <text:p text:style-name="P340"/>
      <text:p text:style-name="P167">Warunki wstępne:</text:p>
      <text:p text:style-name="P167"/>
      <text:p text:style-name="P145">Użytkownik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205">Historię</text:span> w <text:span text:style-name="T197">Menu</text:span></text:p>
      <text:p text:style-name="P146">3. <text:span text:style-name="T409">Uzupełnij </text:span><text:span text:style-name="T410">pola danymi testowymi</text:span></text:p>
      <text:p text:style-name="P145">3. Kliknij przycisk <text:span text:style-name="T206">Zapisz</text:span></text:p>
      <text:p text:style-name="P35"/>
      <text:p text:style-name="P228"/>
      <text:p text:style-name="P181"><text:span text:style-name="T196">O</text:span>czekiwany rezultat:</text:p>
      <text:p text:style-name="P241"/>
      <text:p text:style-name="P345"><text:span text:style-name="T226">Użytkownik widzi komunikat </text:span><text:span text:style-name="T262">Aby zapisać </text:span><text:span text:style-name="T263">historię</text:span><text:span text:style-name="T262">, musisz być zalogowany. </text:span><text:span text:style-name="T234">na ekranie tworzenia historii</text:span><text:span text:style-name="T226">.</text:span><text:span text:style-name="T262"> </text:span><text:span text:style-name="T226">Poniżej komunikatu wyświetlany jest napis o treści </text:span><text:span text:style-name="T244">Zaloguj się.</text:span></text:p>
      <text:p text:style-name="P207"><text:span text:style-name="T266">Kliknięcie przycisku </text:span><text:span text:style-name="T244">Zapisz</text:span><text:span text:style-name="T266"> nie powoduje zapisania </text:span><text:span text:style-name="T267">historii</text:span><text:span text:style-name="T266">, przycisk jest wyszarzony (nieaktywny).</text:span></text:p>
      <text:p text:style-name="P241"/>
      <text:p text:style-name="P261">Warunki wyjściowe:</text:p>
      <text:p text:style-name="P261"/>
      <text:p text:style-name="P242">Użytkownik znajduje się na ekranie <text:span text:style-name="T407">tworzenia </text:span><text:span text:style-name="T413">historii</text:span><text:span text:style-name="T407">.</text:span></text:p>
      <text:p text:style-name="P242"><text:soft-page-break/></text:p>
      <text:p text:style-name="P242"/>
      <text:p text:style-name="P293"><text:span text:style-name="T28">#TC</text:span><text:span text:style-name="T38">22</text:span><text:span text:style-name="T28">:</text:span><text:span text:style-name="T1"> </text:span><text:span text:style-name="T17">Niez</text:span><text:span text:style-name="T12">alogowany użytkownik </text:span><text:span text:style-name="T18">przechodzi do tworzenia</text:span><text:span text:style-name="T13"> </text:span><text:span text:style-name="T21">histor</text:span><text:span text:style-name="T13">i</text:span><text:span text:style-name="T21">i</text:span><text:span text:style-name="T13">, </text:span><text:span text:style-name="T17">loguje się</text:span><text:span text:style-name="T12"> i </text:span><text:span text:style-name="T17">próbuje </text:span><text:span text:style-name="T12">zapis</text:span><text:span text:style-name="T17">ać</text:span><text:span text:style-name="T12"> </text:span><text:span text:style-name="T21">historię</text:span></text:p>
      <text:p text:style-name="P32"/>
      <text:p text:style-name="P167">Opis:<text:span text:style-name="T82"> </text:span><text:span text:style-name="T98">Niez</text:span><text:span text:style-name="T92">alogowany użytkownik tworzy </text:span><text:span text:style-name="T101">historię</text:span><text:span text:style-name="T92">, </text:span><text:span text:style-name="T98">loguje się na swoje konto, </text:span><text:span text:style-name="T92">a następnie zapisuje </text:span><text:span text:style-name="T101">historię</text:span></text:p>
      <text:p text:style-name="P167">Dane testowe: </text:p>
      <text:p text:style-name="P151"><text:span text:style-name="T158">Dzień:</text:span> 2<text:span text:style-name="T413">8</text:span></text:p>
      <text:p text:style-name="P151"><text:span text:style-name="T158">Miesiąc:</text:span> Nachexen</text:p>
      <text:p text:style-name="P151"><text:span text:style-name="T158">Rok:</text:span> 265<text:span text:style-name="T413">8</text:span></text:p>
      <text:p text:style-name="P151"><text:span text:style-name="T158">Tytuł:</text:span> Przybycie</text:p>
      <text:p text:style-name="P151"><text:span text:style-name="T158">Miejsce:</text:span> Ahlenhof</text:p>
      <text:p text:style-name="P151"><text:span text:style-name="T158">Opis:</text:span> Początek</text:p>
      <text:p text:style-name="P151"/>
      <text:p text:style-name="P190"><text:span text:style-name="T188">Nazwa użytkownika:</text:span> <text:span text:style-name="T82">Ryuuken</text:span></text:p>
      <text:p text:style-name="P190"><text:span text:style-name="T188">Hasło:</text:span> <text:span text:style-name="T82">Testing_71@</text:span></text:p>
      <text:p text:style-name="P340"/>
      <text:p text:style-name="P167">Warunki wstępne:</text:p>
      <text:p text:style-name="P167"/>
      <text:p text:style-name="P145">Użytkownik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207">Historię</text:span> w <text:span text:style-name="T197">Menu</text:span></text:p>
      <text:p text:style-name="P150">3. Kliknij opcję<text:span text:style-name="T197"> Zaloguj się </text:span>poniżej komunikatu<text:span text:style-name="T197"> </text:span><text:span text:style-name="T264">Aby zapisać </text:span><text:span text:style-name="T265">historię</text:span><text:span text:style-name="T264">, musisz być zalogowany.</text:span></text:p>
      <text:p text:style-name="P150"><text:span text:style-name="T252">4. </text:span><text:span text:style-name="T247">Zaloguj się </text:span><text:span text:style-name="T253">wpisując na ekranie logowania nazwę użytkownika i hasło</text:span></text:p>
      <text:p text:style-name="P152"><text:span text:style-name="T253">5. </text:span><text:span text:style-name="T247">Powtórz krok 2 testu</text:span></text:p>
      <text:p text:style-name="P145"><text:span text:style-name="T414">6</text:span>. <text:span text:style-name="T415">Uzupełnij pola Dzień, Miesiąc, Rok, Miejsce, Tytuł i Opis historii danymi testowymi</text:span></text:p>
      <text:p text:style-name="P147"><text:span text:style-name="T414">7</text:span>. Kliknij przycisk <text:span text:style-name="T197">Zapisz</text:span></text:p>
      <text:p text:style-name="P147"><text:span text:style-name="T414">8</text:span>. Kliknij p<text:span text:style-name="T410">oza obszarem okna z podglądem historii</text:span></text:p>
      <text:p text:style-name="P35"/>
      <text:p text:style-name="P228"/>
      <text:p text:style-name="P181"><text:span text:style-name="T196">O</text:span>czekiwany rezultat:</text:p>
      <text:p text:style-name="P241"/>
      <text:p text:style-name="P208"><text:span text:style-name="T268">Historia </text:span><text:span text:style-name="T269">zostaje zapisana</text:span><text:span text:style-name="T266">.</text:span></text:p>
      <text:p text:style-name="P241"><text:soft-page-break/></text:p>
      <text:p text:style-name="P261">Warunki wyjściowe:</text:p>
      <text:p text:style-name="P261"/>
      <text:p text:style-name="P242">Użytkownik znajduje się na ekranie, <text:span text:style-name="T410">który zawiera katolog stworzonych przez niego historii.</text:span></text:p>
      <text:p text:style-name="P303"/>
      <text:p text:style-name="P293"><text:span text:style-name="T28">#TC</text:span><text:span text:style-name="T38">23</text:span><text:span text:style-name="T28">:</text:span><text:span text:style-name="T1"> </text:span><text:span text:style-name="T12">Zalogowany użytkownik </text:span><text:span text:style-name="T22">próbuje zapisać historię nie podając wszystkich wymaganych danych</text:span></text:p>
      <text:p text:style-name="P32"/>
      <text:p text:style-name="P167">Opis:<text:span text:style-name="T82"> </text:span><text:span text:style-name="T92">Zalogowany użytkownik tworzy </text:span><text:span text:style-name="T99">nową historię</text:span><text:span text:style-name="T92"> </text:span><text:span text:style-name="T102">bez </text:span><text:span text:style-name="T99">poda</text:span><text:span text:style-name="T102">nia</text:span><text:span text:style-name="T99"> wszystki</text:span><text:span text:style-name="T102">ch</text:span><text:span text:style-name="T99"> wymagan</text:span><text:span text:style-name="T102">ych</text:span><text:span text:style-name="T99"> dan</text:span><text:span text:style-name="T102">ych</text:span><text:span text:style-name="T92">, a następnie </text:span><text:span text:style-name="T102">próbuje ją </text:span><text:span text:style-name="T92">zapis</text:span><text:span text:style-name="T102">ać</text:span></text:p>
      <text:p text:style-name="P167">Dane testowe:</text:p>
      <text:p text:style-name="P151"><text:span text:style-name="T158">Dzień:</text:span> 20</text:p>
      <text:p text:style-name="P151"><text:span text:style-name="T158">Miesiąc:</text:span> Nachexen</text:p>
      <text:p text:style-name="P151"><text:span text:style-name="T158">Rok:</text:span> 2652</text:p>
      <text:p text:style-name="P151"><text:span text:style-name="T158">Tytuł:</text:span> Przybycie</text:p>
      <text:p text:style-name="P151"><text:span text:style-name="T158">Miejsce:</text:span> Ahlenhof</text:p>
      <text:p text:style-name="P151"><text:span text:style-name="T158">Opis:</text:span> Początek</text:p>
      <text:p text:style-name="P340"/>
      <text:p text:style-name="P167">Warunki wstępne:</text:p>
      <text:p text:style-name="P167"/>
      <text:p text:style-name="P145">Użytkownik jest zalogowany i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205">Historię</text:span> w <text:span text:style-name="T197">Menu</text:span></text:p>
      <text:p text:style-name="P146">3. <text:span text:style-name="T409">Uzupełnij </text:span><text:span text:style-name="T410">pola danymi testowymi </text:span><text:span text:style-name="T417">bez podawania danych dla pola </text:span><text:span text:style-name="T186">Dzień</text:span></text:p>
      <text:p text:style-name="P145"><text:span text:style-name="T411">4</text:span>. Kliknij przycisk <text:span text:style-name="T206">Zapisz</text:span></text:p>
      <text:p text:style-name="P147"><text:span text:style-name="T411">5</text:span>. <text:span text:style-name="T416">Powtórz test tyle razy, ile wynosi liczba danych testowych dla poszczególnych pól, zmieniając za każdym razem nazwę pola w punkcie </text:span><text:span text:style-name="T423">3</text:span></text:p>
      <text:p text:style-name="P35"/>
      <text:p text:style-name="P228"/>
      <text:p text:style-name="P181"><text:span text:style-name="T196">O</text:span>czekiwany rezultat:</text:p>
      <text:p text:style-name="P244"/>
      <text:p text:style-name="P245">Za każdym razem pojawia się komunikat informujący użytkownika o konieczności uzupełnienia brakujących danych, historia nie zostaje zapisana.</text:p>
      <text:p text:style-name="P241"/>
      <text:p text:style-name="P261">Warunki wyjściowe:</text:p>
      <text:p text:style-name="P261"><text:soft-page-break/></text:p>
      <text:p text:style-name="P242">Użytkownik znajduje się na ekranie <text:span text:style-name="T416">tworzenia historii i widzi komunikat o błędzie</text:span><text:span text:style-name="T410">.</text:span></text:p>
      <text:p text:style-name="P303"/>
      <text:p text:style-name="P293"><text:span text:style-name="T28">#TC</text:span><text:span text:style-name="T38">24</text:span><text:span text:style-name="T28">:</text:span><text:span text:style-name="T1"> </text:span><text:span text:style-name="T12">Zalogowany użytkownik </text:span><text:span text:style-name="T22">próbuje zapisać historię </text:span><text:span text:style-name="T23">bez podania żadnych danych na jej temat</text:span></text:p>
      <text:p text:style-name="P32"/>
      <text:p text:style-name="P167">Opis:<text:span text:style-name="T82"> </text:span><text:span text:style-name="T92">Zalogowany użytkownik tworzy </text:span><text:span text:style-name="T99">nową historię</text:span><text:span text:style-name="T92"> </text:span><text:span text:style-name="T102">bez </text:span><text:span text:style-name="T99">poda</text:span><text:span text:style-name="T102">nia</text:span><text:span text:style-name="T99"> </text:span><text:span text:style-name="T103">żadnych danych na jej temat</text:span><text:span text:style-name="T92">, a następnie </text:span><text:span text:style-name="T102">próbuje ją </text:span><text:span text:style-name="T92">zapis</text:span><text:span text:style-name="T102">ać</text:span></text:p>
      <text:p text:style-name="P167">Dane testowe:</text:p>
      <text:p text:style-name="P340"/>
      <text:p text:style-name="P167">Warunki wstępne:</text:p>
      <text:p text:style-name="P167"/>
      <text:p text:style-name="P145">Użytkownik jest zalogowany i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205">Historię</text:span> w <text:span text:style-name="T197">Menu</text:span></text:p>
      <text:p text:style-name="P145"><text:span text:style-name="T416">3</text:span>. Kliknij przycisk <text:span text:style-name="T206">Zapisz</text:span></text:p>
      <text:p text:style-name="P35"/>
      <text:p text:style-name="P228"/>
      <text:p text:style-name="P181"><text:span text:style-name="T196">O</text:span>czekiwany rezultat:</text:p>
      <text:p text:style-name="P244"/>
      <text:p text:style-name="P245">Pojawia się komunikat informujący użytkownika o konieczności uzupełnienia brakujących danych, historia nie zostaje zapisana.</text:p>
      <text:p text:style-name="P241"/>
      <text:p text:style-name="P261">Warunki wyjściowe:</text:p>
      <text:p text:style-name="P261"/>
      <text:p text:style-name="P242">Użytkownik znajduje się na ekranie <text:span text:style-name="T416">tworzenia historii i widzi komunikat o</text:span></text:p>
      <text:p text:style-name="P269">błędzie</text:p>
      <text:p text:style-name="P269"/>
      <text:p text:style-name="P269"/>
      <text:p text:style-name="P269"/>
      <text:p text:style-name="P269"/>
      <text:p text:style-name="P269"/>
      <text:p text:style-name="P269"/>
      <text:p text:style-name="P269"/>
      <text:p text:style-name="P269"><text:soft-page-break/></text:p>
      <text:p text:style-name="P269"/>
      <text:p text:style-name="P269"/>
      <text:p text:style-name="P269"/>
      <text:p text:style-name="P272"><text:span text:style-name="T210">Funkcjonalność:</text:span><text:span text:style-name="T1"> Stworzenie nowej sesji</text:span></text:p>
      <text:p text:style-name="P270"/>
      <text:p text:style-name="P293"><text:span text:style-name="T28">#TC</text:span><text:span text:style-name="T38">25</text:span><text:span text:style-name="T28">:</text:span><text:span text:style-name="T1"> </text:span><text:span text:style-name="T12">Zalogowany użytkownik </text:span><text:span text:style-name="T24">tworzy i zapisuje nową sesję</text:span></text:p>
      <text:p text:style-name="P32"/>
      <text:p text:style-name="P167">Opis:<text:span text:style-name="T82"> </text:span><text:span text:style-name="T92">Zalogowany użytkownik tworzy </text:span><text:span text:style-name="T104">nową sesję, a następnie zapisuje ją w bazie danych</text:span></text:p>
      <text:p text:style-name="P167">Dane testowe: </text:p>
      <text:p text:style-name="P191"><text:span text:style-name="T188">Tytuł sesji:</text:span> <text:span text:style-name="T82">Wyprawa do Nachexen</text:span></text:p>
      <text:p text:style-name="P340"/>
      <text:p text:style-name="P167">Warunki wstępne:</text:p>
      <text:p text:style-name="P167"/>
      <text:p text:style-name="P145">Użytkownik jest zalogowany i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208">Sesje</text:span> w <text:span text:style-name="T197">Menu</text:span></text:p>
      <text:p text:style-name="P145">3. Kliknij przycisk <text:span text:style-name="T209">Nowa sesja</text:span></text:p>
      <text:p text:style-name="P147">4. <text:span text:style-name="T418">Uzupełnij pole </text:span><text:span text:style-name="T209">Tytuł</text:span><text:span text:style-name="T418"> danymi testowymi</text:span></text:p>
      <text:p text:style-name="P153">5. Kliknij przycisk <text:span text:style-name="T197">Zapisz</text:span></text:p>
      <text:p text:style-name="P35"/>
      <text:p text:style-name="P228"/>
      <text:p text:style-name="P181"><text:span text:style-name="T196">O</text:span>czekiwany rezultat:</text:p>
      <text:p text:style-name="P241"/>
      <text:p text:style-name="P246">Sesja zostaje zapisana i pojawia się na ekranie katalogu sesji</text:p>
      <text:p text:style-name="P241"/>
      <text:p text:style-name="P261">Warunki wyjściowe:</text:p>
      <text:p text:style-name="P261"/>
      <text:p text:style-name="P242">Użytkownik znajduje się na ekranie <text:span text:style-name="T418">katalogu sesji.</text:span></text:p>
      <text:p text:style-name="P242"/>
      <text:p text:style-name="P242"/>
      <text:p text:style-name="P242"/>
      <text:p text:style-name="P242"/>
      <text:p text:style-name="P242"/>
      <text:p text:style-name="P242"><text:soft-page-break/></text:p>
      <text:p text:style-name="P242"/>
      <text:p text:style-name="P242"/>
      <text:p text:style-name="P242"/>
      <text:p text:style-name="P293"><text:span text:style-name="T28">#TC</text:span><text:span text:style-name="T36">2</text:span><text:span text:style-name="T38">6</text:span><text:span text:style-name="T28">:</text:span><text:span text:style-name="T1"> </text:span><text:span text:style-name="T12">Zalogowany użytkownik </text:span><text:span text:style-name="T25">próbuje zapisać sesję bez podania jej tytułu</text:span></text:p>
      <text:p text:style-name="P32"/>
      <text:p text:style-name="P167">Opis:<text:span text:style-name="T82"> </text:span><text:span text:style-name="T92">Zalogowany użytkownik tworzy </text:span><text:span text:style-name="T104">nową sesję </text:span><text:span text:style-name="T105">bez podania jej tytułu</text:span><text:span text:style-name="T104">, a następnie </text:span><text:span text:style-name="T105">próbuje </text:span><text:span text:style-name="T104">zapis</text:span><text:span text:style-name="T105">ać</text:span><text:span text:style-name="T104"> ją w bazie danych</text:span></text:p>
      <text:p text:style-name="P167">Dane testowe: -</text:p>
      <text:p text:style-name="P340"/>
      <text:p text:style-name="P167">Warunki wstępne:</text:p>
      <text:p text:style-name="P167"/>
      <text:p text:style-name="P145">Użytkownik jest zalogowany i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145">2. Kliknij opcję <text:span text:style-name="T208">Sesje</text:span> w <text:span text:style-name="T197">Menu</text:span></text:p>
      <text:p text:style-name="P145">3. Kliknij przycisk <text:span text:style-name="T209">Nowa sesja</text:span></text:p>
      <text:p text:style-name="P153"><text:span text:style-name="T419">4</text:span>. Kliknij przycisk <text:span text:style-name="T197">Zapisz</text:span></text:p>
      <text:p text:style-name="P35"/>
      <text:p text:style-name="P228"/>
      <text:p text:style-name="P181"><text:span text:style-name="T196">O</text:span>czekiwany rezultat:</text:p>
      <text:p text:style-name="P241"/>
      <text:p text:style-name="P247">Pojawia się komunikat informujący o konieczności podania tytułu sesji w celu jej zapisania.</text:p>
      <text:p text:style-name="P241"/>
      <text:p text:style-name="P261">Warunki wyjściowe:</text:p>
      <text:p text:style-name="P261"/>
      <text:p text:style-name="P242">Użytkownik znajduje się na ekranie <text:span text:style-name="T419">tworzenia</text:span><text:span text:style-name="T418"> sesji </text:span><text:span text:style-name="T419">i widzi komunikat o błędzie</text:span><text:span text:style-name="T418">.</text:span></text:p>
      <text:p text:style-name="P242"/>
      <text:p text:style-name="P242"/>
      <text:p text:style-name="P242"/>
      <text:p text:style-name="P242"/>
      <text:p text:style-name="P242"/>
      <text:p text:style-name="P242"/>
      <text:p text:style-name="P242"/>
      <text:p text:style-name="P242"/>
      <text:p text:style-name="P242"><text:soft-page-break/></text:p>
      <text:p text:style-name="P242"/>
      <text:p text:style-name="P242"/>
      <text:p text:style-name="P242"/>
      <text:p text:style-name="P293"><text:span text:style-name="T28">#TC</text:span><text:span text:style-name="T38">27</text:span><text:span text:style-name="T28">:</text:span><text:span text:style-name="T1"> </text:span><text:span text:style-name="T25">Niez</text:span><text:span text:style-name="T12">alogowany użytkown</text:span><text:span text:style-name="T25">ik próbuje stworzyć </text:span><text:span text:style-name="T24">nową sesję</text:span></text:p>
      <text:p text:style-name="P32"/>
      <text:p text:style-name="P167">Opis:<text:span text:style-name="T82"> </text:span><text:span text:style-name="T105">Niez</text:span><text:span text:style-name="T92">alogowany użytkownik </text:span><text:span text:style-name="T105">próbuje stworzyć nową </text:span><text:span text:style-name="T104">sesję </text:span><text:span text:style-name="T105">poprzez kliknięcie odpowiedniej opcji</text:span></text:p>
      <text:p text:style-name="P167">Dane testowe: </text:p>
      <text:p text:style-name="P340"/>
      <text:p text:style-name="P167">Warunki wstępne:</text:p>
      <text:p text:style-name="P167"/>
      <text:p text:style-name="P145">Użytkownik znajduje się na stronie <text:span text:style-name="T197">https://localhost:3000/</text:span></text:p>
      <text:p text:style-name="P53"/>
      <text:p text:style-name="P167">Kroki:</text:p>
      <text:p text:style-name="P53"/>
      <text:p text:style-name="P145">1. Kliknij przycisk <text:span text:style-name="T197">Menu</text:span> w prawym górnym rogu przeglądarki</text:p>
      <text:p text:style-name="P229"/>
      <text:p text:style-name="P228"/>
      <text:p text:style-name="P181"><text:span text:style-name="T196">O</text:span>czekiwany rezultat:</text:p>
      <text:p text:style-name="P241"/>
      <text:p text:style-name="P347"><text:span text:style-name="T226">Opcja </text:span><text:span text:style-name="T244">Sesje</text:span><text:span text:style-name="T226"> nie jest dostępna w </text:span><text:span text:style-name="T244">Menu</text:span><text:span text:style-name="T226"> dla niezalogowanego użytkownika. Bez tej opcji nie można utworzyć nowej sesji.</text:span></text:p>
      <text:p text:style-name="P241"/>
      <text:p text:style-name="P261">Warunki wyjściowe:</text:p>
      <text:p text:style-name="P261"/>
      <text:p text:style-name="P242">Użytkownik <text:span text:style-name="T420">pozostaje na stronie głównej aplikacji</text:span><text:span text:style-name="T418">.</text:span></text:p>
      <text:p text:style-name="P2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H58M59S</meta:editing-duration>
    <meta:editing-cycles>29</meta:editing-cycles>
    <meta:generator>LibreOffice/7.3.0.3$Windows_X86_64 LibreOffice_project/0f246aa12d0eee4a0f7adcefbf7c878fc2238db3</meta:generator>
    <dc:date>2022-04-12T19:22:56.430000000</dc:date>
    <meta:document-statistic meta:table-count="0" meta:image-count="2" meta:object-count="0" meta:page-count="32" meta:paragraph-count="607" meta:word-count="4929" meta:character-count="36489" meta:non-whitespace-character-count="32102"/>
    <meta:user-defined meta:name="Info 1"/>
    <meta:user-defined meta:name="Info 2"/>
    <meta:user-defined meta:name="Info 3"/>
    <meta:user-defined meta:name="Info 4"/>
  </office:meta>
</office:document-meta>
</file>